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Verdana" svg:font-family="Verdan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68.6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43.69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88.78mm"/>
    </style:style>
    <style:style style:name="co10" style:family="table-column">
      <style:table-column-properties fo:break-before="auto" style:column-width="39.19mm"/>
    </style:style>
    <style:style style:name="co11" style:family="table-column">
      <style:table-column-properties fo:break-before="auto" style:column-width="37.24mm"/>
    </style:style>
    <style:style style:name="co12" style:family="table-column">
      <style:table-column-properties fo:break-before="auto" style:column-width="47.04mm"/>
    </style:style>
    <style:style style:name="co13" style:family="table-column">
      <style:table-column-properties fo:break-before="auto" style:column-width="34.17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8.01mm"/>
    </style:style>
    <style:style style:name="co16" style:family="table-column">
      <style:table-column-properties fo:break-before="auto" style:column-width="77.28mm"/>
    </style:style>
    <style:style style:name="co17" style:family="table-column">
      <style:table-column-properties fo:break-before="auto" style:column-width="31.63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48.44mm"/>
    </style:style>
    <style:style style:name="co20" style:family="table-column">
      <style:table-column-properties fo:break-before="auto" style:column-width="82.32mm"/>
    </style:style>
    <style:style style:name="co21" style:family="table-column">
      <style:table-column-properties fo:break-before="auto" style:column-width="65.79mm"/>
    </style:style>
    <style:style style:name="co22" style:family="table-column">
      <style:table-column-properties fo:break-before="auto" style:column-width="42.84mm"/>
    </style:style>
    <style:style style:name="co23" style:family="table-column">
      <style:table-column-properties fo:break-before="auto" style:column-width="18.49mm"/>
    </style:style>
    <style:style style:name="co24" style:family="table-column">
      <style:table-column-properties fo:break-before="auto" style:column-width="6.72mm"/>
    </style:style>
    <style:style style:name="co25" style:family="table-column">
      <style:table-column-properties fo:break-before="auto" style:column-width="63.55mm"/>
    </style:style>
    <style:style style:name="co26" style:family="table-column">
      <style:table-column-properties fo:break-before="auto" style:column-width="31.36mm"/>
    </style:style>
    <style:style style:name="co27" style:family="table-column">
      <style:table-column-properties fo:break-before="auto" style:column-width="42mm"/>
    </style:style>
    <style:style style:name="co28" style:family="table-column">
      <style:table-column-properties fo:break-before="auto" style:column-width="5.87mm"/>
    </style:style>
    <style:style style:name="co29" style:family="table-column">
      <style:table-column-properties fo:break-before="auto" style:column-width="66.9mm"/>
    </style:style>
    <style:style style:name="co30" style:family="table-column">
      <style:table-column-properties fo:break-before="auto" style:column-width="47.31mm"/>
    </style:style>
    <style:style style:name="co31" style:family="table-column">
      <style:table-column-properties fo:break-before="auto" style:column-width="62.44mm"/>
    </style:style>
    <style:style style:name="co32" style:family="table-column">
      <style:table-column-properties fo:break-before="auto" style:column-width="52.35mm"/>
    </style:style>
    <style:style style:name="co33" style:family="table-column">
      <style:table-column-properties fo:break-before="auto" style:column-width="91.55mm"/>
    </style:style>
    <style:style style:name="co34" style:family="table-column">
      <style:table-column-properties fo:break-before="auto" style:column-width="28.82mm"/>
    </style:style>
    <style:style style:name="co35" style:family="table-column">
      <style:table-column-properties fo:break-before="auto" style:column-width="67.77mm"/>
    </style:style>
    <style:style style:name="co36" style:family="table-column">
      <style:table-column-properties fo:break-before="auto" style:column-width="51.81mm"/>
    </style:style>
    <style:style style:name="co37" style:family="table-column">
      <style:table-column-properties fo:break-before="auto" style:column-width="33.32mm"/>
    </style:style>
    <style:style style:name="co38" style:family="table-column">
      <style:table-column-properties fo:break-before="auto" style:column-width="34.71mm"/>
    </style:style>
    <style:style style:name="co39" style:family="table-column">
      <style:table-column-properties fo:break-before="auto" style:column-width="30.52mm"/>
    </style:style>
    <style:style style:name="co40" style:family="table-column">
      <style:table-column-properties fo:break-before="auto" style:column-width="76.45mm"/>
    </style:style>
    <style:style style:name="co41" style:family="table-column">
      <style:table-column-properties fo:break-before="auto" style:column-width="38.36mm"/>
    </style:style>
    <style:style style:name="co42" style:family="table-column">
      <style:table-column-properties fo:break-before="auto" style:column-width="19.6mm"/>
    </style:style>
    <style:style style:name="co43" style:family="table-column">
      <style:table-column-properties fo:break-before="auto" style:column-width="7.83mm"/>
    </style:style>
    <style:style style:name="co44" style:family="table-column">
      <style:table-column-properties fo:break-before="auto" style:column-width="78.97mm"/>
    </style:style>
    <style:style style:name="co45" style:family="table-column">
      <style:table-column-properties fo:break-before="auto" style:column-width="26.86mm"/>
    </style:style>
    <style:style style:name="co46" style:family="table-column">
      <style:table-column-properties fo:break-before="auto" style:column-width="72.25mm"/>
    </style:style>
    <style:style style:name="co47" style:family="table-column">
      <style:table-column-properties fo:break-before="auto" style:column-width="46.2mm"/>
    </style:style>
    <style:style style:name="co48" style:family="table-column">
      <style:table-column-properties fo:break-before="auto" style:column-width="27.45mm"/>
    </style:style>
    <style:style style:name="co49" style:family="table-column">
      <style:table-column-properties fo:break-before="auto" style:column-width="23.79mm"/>
    </style:style>
    <style:style style:name="co50" style:family="table-column">
      <style:table-column-properties fo:break-before="auto" style:column-width="8.41mm"/>
    </style:style>
    <style:style style:name="co51" style:family="table-column">
      <style:table-column-properties fo:break-before="auto" style:column-width="57.96mm"/>
    </style:style>
    <style:style style:name="co52" style:family="table-column">
      <style:table-column-properties fo:break-before="auto" style:column-width="44.5mm"/>
    </style:style>
    <style:style style:name="co53" style:family="table-column">
      <style:table-column-properties fo:break-before="auto" style:column-width="8.68mm"/>
    </style:style>
    <style:style style:name="co54" style:family="table-column">
      <style:table-column-properties fo:break-before="auto" style:column-width="62.72mm"/>
    </style:style>
    <style:style style:name="co55" style:family="table-column">
      <style:table-column-properties fo:break-before="auto" style:column-width="46.48mm"/>
    </style:style>
    <style:style style:name="co56" style:family="table-column">
      <style:table-column-properties fo:break-before="auto" style:column-width="32.47mm"/>
    </style:style>
    <style:style style:name="co57" style:family="table-column">
      <style:table-column-properties fo:break-before="auto" style:column-width="44.8mm"/>
    </style:style>
    <style:style style:name="co58" style:family="table-column">
      <style:table-column-properties fo:break-before="auto" style:column-width="6.16mm"/>
    </style:style>
    <style:style style:name="co59" style:family="table-column">
      <style:table-column-properties fo:break-before="auto" style:column-width="56.83mm"/>
    </style:style>
    <style:style style:name="co60" style:family="table-column">
      <style:table-column-properties fo:break-before="auto" style:column-width="28.56mm"/>
    </style:style>
    <style:style style:name="co61" style:family="table-column">
      <style:table-column-properties fo:break-before="auto" style:column-width="34.45mm"/>
    </style:style>
    <style:style style:name="co62" style:family="table-column">
      <style:table-column-properties fo:break-before="auto" style:column-width="71.68mm"/>
    </style:style>
    <style:style style:name="co63" style:family="table-column">
      <style:table-column-properties fo:break-before="auto" style:column-width="7.57mm"/>
    </style:style>
    <style:style style:name="co64" style:family="table-column">
      <style:table-column-properties fo:break-before="auto" style:column-width="61.88mm"/>
    </style:style>
    <style:style style:name="co65" style:family="table-column">
      <style:table-column-properties fo:break-before="auto" style:column-width="31.93mm"/>
    </style:style>
    <style:style style:name="co66" style:family="table-column">
      <style:table-column-properties fo:break-before="auto" style:column-width="44.24mm"/>
    </style:style>
    <style:style style:name="co67" style:family="table-column">
      <style:table-column-properties fo:break-before="auto" style:column-width="50.69mm"/>
    </style:style>
    <style:style style:name="co68" style:family="table-column">
      <style:table-column-properties fo:break-before="auto" style:column-width="7.27mm"/>
    </style:style>
    <style:style style:name="co69" style:family="table-column">
      <style:table-column-properties fo:break-before="auto" style:column-width="69.44mm"/>
    </style:style>
    <style:style style:name="co70" style:family="table-column">
      <style:table-column-properties fo:break-before="auto" style:column-width="29.4mm"/>
    </style:style>
    <style:style style:name="co71" style:family="table-column">
      <style:table-column-properties fo:break-before="auto" style:column-width="33.06mm"/>
    </style:style>
    <style:style style:name="co72" style:family="table-column">
      <style:table-column-properties fo:break-before="auto" style:column-width="51.52mm"/>
    </style:style>
    <style:style style:name="co73" style:family="table-column">
      <style:table-column-properties fo:break-before="auto" style:column-width="59.92mm"/>
    </style:style>
    <style:style style:name="co74" style:family="table-column">
      <style:table-column-properties fo:break-before="auto" style:column-width="30.23mm"/>
    </style:style>
    <style:style style:name="co75" style:family="table-column">
      <style:table-column-properties fo:break-before="auto" style:column-width="6.46mm"/>
    </style:style>
    <style:style style:name="co76" style:family="table-column">
      <style:table-column-properties fo:break-before="auto" style:column-width="61.6mm"/>
    </style:style>
    <style:style style:name="co77" style:family="table-column">
      <style:table-column-properties fo:break-before="auto" style:column-width="48.7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4.23mm" fo:break-before="page" style:use-optimal-row-height="false"/>
    </style:style>
    <style:style style:name="ro8" style:family="table-row">
      <style:table-row-properties style:row-height="3.7mm" fo:break-before="auto" style:use-optimal-row-height="false"/>
    </style:style>
    <style:style style:name="ta1" style:family="table" style:master-page-name="PageStyle_5f_Agro_20_-_20_Maringá">
      <style:table-properties table:display="false" style:writing-mode="lr-tb" tableooo:tab-color="#000000"/>
    </style:style>
    <style:style style:name="ta2" style:family="table" style:master-page-name="PageStyle_5f_MEC_20_INT_20_2020">
      <style:table-properties table:display="true" style:writing-mode="lr-tb"/>
    </style:style>
    <style:style style:name="ta3" style:family="table" style:master-page-name="PageStyle_5f_Agro_20_2010">
      <style:table-properties table:display="false" style:writing-mode="lr-tb" tableooo:tab-color="#000000"/>
    </style:style>
    <style:style style:name="ta4" style:family="table" style:master-page-name="PageStyle_5f_Agro_20_2011">
      <style:table-properties table:display="false" style:writing-mode="lr-tb" tableooo:tab-color="#000000"/>
    </style:style>
    <style:style style:name="ta5" style:family="table" style:master-page-name="PageStyle_5f_Agro_20_2012">
      <style:table-properties table:display="false" style:writing-mode="lr-tb" tableooo:tab-color="#000000"/>
    </style:style>
    <style:style style:name="ta6" style:family="table" style:master-page-name="PageStyle_5f_Adm2019">
      <style:table-properties table:display="true" style:writing-mode="lr-tb"/>
    </style:style>
    <style:style style:name="ta7" style:family="table" style:master-page-name="PageStyle_5f_Cer_20_2013">
      <style:table-properties table:display="false" style:writing-mode="lr-tb" tableooo:tab-color="#000000"/>
    </style:style>
    <style:style style:name="ta8" style:family="table" style:master-page-name="PageStyle_5f_Cer_20_2014">
      <style:table-properties table:display="false" style:writing-mode="lr-tb" tableooo:tab-color="#000000"/>
    </style:style>
    <style:style style:name="ta9" style:family="table" style:master-page-name="PageStyle_5f_Cer_20_2015">
      <style:table-properties table:display="false" style:writing-mode="lr-tb" tableooo:tab-color="#000000"/>
    </style:style>
    <style:style style:name="ta10" style:family="table" style:master-page-name="PageStyle_5f_Cer_20_2016">
      <style:table-properties table:display="false" style:writing-mode="lr-tb" tableooo:tab-color="#000000"/>
    </style:style>
    <style:style style:name="ta11" style:family="table" style:master-page-name="PageStyle_5f_Elet_20_2010">
      <style:table-properties table:display="false" style:writing-mode="lr-tb" tableooo:tab-color="#000000"/>
    </style:style>
    <style:style style:name="ta12" style:family="table" style:master-page-name="PageStyle_5f_Elet_20_2011">
      <style:table-properties table:display="false" style:writing-mode="lr-tb" tableooo:tab-color="#000000"/>
    </style:style>
    <style:style style:name="ta13" style:family="table" style:master-page-name="PageStyle_5f_Elet_20_2012">
      <style:table-properties table:display="false" style:writing-mode="lr-tb" tableooo:tab-color="#000000"/>
    </style:style>
    <style:style style:name="ta14" style:family="table" style:master-page-name="PageStyle_5f_Elet_20_2013M">
      <style:table-properties table:display="false" style:writing-mode="lr-tb" tableooo:tab-color="#000000"/>
    </style:style>
    <style:style style:name="ta15" style:family="table" style:master-page-name="PageStyle_5f_Elet_20_2014M">
      <style:table-properties table:display="false" style:writing-mode="lr-tb" tableooo:tab-color="#000000"/>
    </style:style>
    <style:style style:name="ta16" style:family="table" style:master-page-name="PageStyle_5f_Elet_20_2014N">
      <style:table-properties table:display="false" style:writing-mode="lr-tb" tableooo:tab-color="#000000"/>
    </style:style>
    <style:style style:name="ta17" style:family="table" style:master-page-name="PageStyle_5f_Mec_20_2010">
      <style:table-properties table:display="false" style:writing-mode="lr-tb" tableooo:tab-color="#000000"/>
    </style:style>
    <style:style style:name="ta18" style:family="table" style:master-page-name="PageStyle_5f_Mec_20_2011">
      <style:table-properties table:display="false" style:writing-mode="lr-tb" tableooo:tab-color="#000000"/>
    </style:style>
    <style:style style:name="ta19" style:family="table" style:master-page-name="PageStyle_5f_Mec_20_2012">
      <style:table-properties table:display="false" style:writing-mode="lr-tb" tableooo:tab-color="#000000"/>
    </style:style>
    <style:style style:name="ta20" style:family="table" style:master-page-name="PageStyle_5f_Mec_20_2013_20_M">
      <style:table-properties table:display="false" style:writing-mode="lr-tb" tableooo:tab-color="#000000"/>
    </style:style>
    <style:style style:name="ta21" style:family="table" style:master-page-name="PageStyle_5f_Mec_20_2013_20_N">
      <style:table-properties table:display="false" style:writing-mode="lr-tb" tableooo:tab-color="#000000"/>
    </style:style>
    <style:style style:name="ta22" style:family="table" style:master-page-name="PageStyle_5f_Administração_20_EAD">
      <style:table-properties table:display="false" style:writing-mode="lr-tb" tableooo:tab-color="#ffff00"/>
    </style:style>
    <style:style style:name="ta23" style:family="table" style:master-page-name="PageStyle_5f_Secretariado_20_EAD">
      <style:table-properties table:display="false" style:writing-mode="lr-tb" tableooo:tab-color="#ffff00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76" style:family="table-cell" style:parent-style-name="Default">
      <style:table-cell-properties fo:background-color="#aec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4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6aa84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1" style:family="table-cell" style:parent-style-name="Default">
      <style:table-cell-properties fo:border-bottom="0.06pt solid #000000" fo:background-color="#6d9eeb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2" style:family="table-cell" style:parent-style-name="Default">
      <style:table-cell-properties fo:border-bottom="0.06pt solid #000000" fo:background-color="#6fa8dc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3" style:family="table-cell" style:parent-style-name="Default">
      <style:table-cell-properties fo:border-bottom="0.06pt solid #000000" fo:background-color="#3d85c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4" style:family="table-cell" style:parent-style-name="Default">
      <style:table-cell-properties fo:border-bottom="0.06pt solid #000000" fo:background-color="#3d85c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6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8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3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5" style:family="table-cell" style:parent-style-name="Default">
      <style:table-cell-properties fo:border-bottom="0.06pt solid #000000" fo:background-color="#6d9eeb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6" style:family="table-cell" style:parent-style-name="Default">
      <style:table-cell-properties fo:border-bottom="0.06pt solid #000000" fo:background-color="#6fa8d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7" style:family="table-cell" style:parent-style-name="Default">
      <style:table-cell-properties fo:border-bottom="0.06pt solid #000000" fo:background-color="#3d85c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8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9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0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4" style:family="table-cell" style:parent-style-name="Default">
      <style:table-cell-properties fo:border-bottom="0.06pt solid #000000" fo:background-color="#6d9eeb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6" style:family="table-cell" style:parent-style-name="Default">
      <style:table-cell-properties fo:border-bottom="0.06pt solid #000000" fo:background-color="#6fa8d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7" style:family="table-cell" style:parent-style-name="Default">
      <style:table-cell-properties fo:border-bottom="0.06pt solid #000000" fo:background-color="#3d85c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9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8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6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1" style:family="table-cell" style:parent-style-name="Default" style:data-style-name="N36">
      <style:table-cell-properties fo:background-color="#6d9ee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4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5" style:family="table-cell" style:parent-style-name="Default" style:data-style-name="N112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6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8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9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0" style:family="table-cell" style:parent-style-name="Default" style:data-style-name="N36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2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Default" style:data-style-name="N100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5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6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7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8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4" style:family="table-cell" style:parent-style-name="Default">
      <style:table-cell-properties fo:background-color="#aec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5" style:family="table-cell" style:parent-style-name="Default">
      <style:table-cell-properties fo:border-bottom="0.06pt solid #000000" fo:background-color="#94bd5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6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7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2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9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5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6aa84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5" style:family="table-cell" style:parent-style-name="Default">
      <style:table-cell-properties fo:background-color="#b7b7b7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4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3" style:family="table-cell" style:parent-style-name="Default">
      <style:table-cell-properties fo:background-color="#b7b7b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5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0" style:family="table-cell" style:parent-style-name="Default">
      <style:table-cell-properties fo:background-color="#b7b7b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9" style:family="table-cell" style:parent-style-name="Default">
      <style:table-cell-properties fo:border-bottom="1.76pt solid #000000" fo:background-color="#6aa84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7" style:family="table-cell" style:parent-style-name="Default" style:data-style-name="N111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 style:data-style-name="N36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36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9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0" style:family="table-cell" style:parent-style-name="Default">
      <style:table-cell-properties fo:border-bottom="1.76pt solid #000000" fo:background-color="#6aa84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0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1.76pt solid #000000" fo:background-color="#9fc5e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9" style:family="table-cell" style:parent-style-name="Default">
      <style:table-cell-properties fo:border-bottom="0.06pt solid #000000" fo:background-color="#b7b7b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0" style:family="table-cell" style:parent-style-name="Default">
      <style:table-cell-properties fo:border-bottom="0.06pt solid #000000" fo:background-color="#b7b7b7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9fc5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4" style:family="table-cell" style:parent-style-name="Default">
      <style:table-cell-properties fo:border-bottom="0.06pt solid #000000" fo:background-color="#b7b7b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1.76pt solid #000000" fo:background-color="#9fc5e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9" style:family="table-cell" style:parent-style-name="Default">
      <style:table-cell-properties fo:border-bottom="0.06pt solid #000000" fo:background-color="#b7b7b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0" style:family="table-cell" style:parent-style-name="Default">
      <style:table-cell-properties fo:border-bottom="0.06pt solid #000000" fo:background-color="#b7b7b7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1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1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5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6" style:family="table-cell" style:parent-style-name="Default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7" style:family="table-cell" style:parent-style-name="Default">
      <style:table-cell-properties fo:background-color="#b3b3b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8" style:family="table-cell" style:parent-style-name="Default">
      <style:table-cell-properties fo:background-color="#aec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3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8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0" style:family="table-cell" style:parent-style-name="Default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2" style:family="table-cell" style:parent-style-name="Default">
      <style:table-cell-properties fo:background-color="#c0c0c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3" style:family="table-cell" style:parent-style-name="Default">
      <style:table-cell-properties fo:background-color="#aec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5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7" style:family="table-cell" style:parent-style-name="Default">
      <style:table-cell-properties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8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9" style:family="table-cell" style:parent-style-name="Default">
      <style:table-cell-properties fo:background-color="#7da64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1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4" style:family="table-cell" style:parent-style-name="Default">
      <style:table-cell-properties fo:border-bottom="0.06pt solid #000000" fo:background-color="#b3b3b3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5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9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09" style:family="table-cell" style:parent-style-name="Default">
      <style:table-cell-properties fo:background-color="#7da64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1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3" style:family="table-cell" style:parent-style-name="Default">
      <style:table-cell-properties fo:background-color="#7da64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7" style:family="table-cell" style:parent-style-name="Default">
      <style:table-cell-properties fo:border-bottom="0.06pt solid #000000" fo:background-color="#94bd5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8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0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2" style:family="table-cell" style:parent-style-name="Default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4" style:family="table-cell" style:parent-style-name="Default">
      <style:table-cell-properties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55" style:family="table-cell" style:parent-style-name="Default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35" style:family="table-cell" style:parent-style-name="Default">
      <style:table-cell-properties fo:border-bottom="0.06pt solid #000000" fo:background-color="#b3b3b3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6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37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gro - Maringá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76" office:value-type="string" calcext:value-type="string" table:number-columns-spanned="5" table:number-rows-spanned="1">
            <text:p>AGROECOLOGIA 2014 – INTEGRADO – MARINGÁ</text:p>
          </table:table-cell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3" office:value-type="string" calcext:value-type="string">
            <text:p>ALEX SANDRO DE SOUZ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540" calcext:value-type="float">
            <text:p>20143106540</text:p>
          </table:table-cell>
          <table:table-cell table:style-name="ce86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" calcext:value-type="float">
            <text:p>2</text:p>
          </table:table-cell>
          <table:table-cell table:style-name="ce83" office:value-type="string" calcext:value-type="string">
            <text:p>AMANDA ROSA DE SOUZ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559" calcext:value-type="float">
            <text:p>20143106559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" calcext:value-type="float">
            <text:p>3</text:p>
          </table:table-cell>
          <table:table-cell table:style-name="ce84" office:value-type="string" calcext:value-type="string">
            <text:p>ANDRÉ LUIZ MENEZES LUZ DA SILV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568" calcext:value-type="float">
            <text:p>20143106568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3" office:value-type="string" calcext:value-type="string">
            <text:p>ANDREI FELIX DE SOUZ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3440" calcext:value-type="float">
            <text:p>20143103440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4" office:value-type="string" calcext:value-type="string">
            <text:p>CELSO RIBEIRO BARBOSA JUNIOR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577" calcext:value-type="float">
            <text:p>2014310657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CLARINICE MENDES DE OLIVEIR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586" calcext:value-type="float">
            <text:p>20143106586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7" calcext:value-type="float">
            <text:p>7</text:p>
          </table:table-cell>
          <table:table-cell table:style-name="ce83" office:value-type="string" calcext:value-type="string">
            <text:p>CLEITON DE GOIS DE QUADROS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595" calcext:value-type="float">
            <text:p>20143106595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8" calcext:value-type="float">
            <text:p>8</text:p>
          </table:table-cell>
          <table:table-cell table:style-name="ce83" office:value-type="string" calcext:value-type="string">
            <text:p>CRISLAINE DOS SANTOS MOR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3539" calcext:value-type="float">
            <text:p>20143103539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9" calcext:value-type="float">
            <text:p>9</text:p>
          </table:table-cell>
          <table:table-cell table:style-name="ce84" office:value-type="string" calcext:value-type="string">
            <text:p>DANIEL RODRIGUES DA SILV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610" calcext:value-type="float">
            <text:p>2014310661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3" office:value-type="string" calcext:value-type="string">
            <text:p>DANIEL RUFINO DE OLIV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601" calcext:value-type="float">
            <text:p>20143106601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ELICAR ANTONIO COST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620" calcext:value-type="float">
            <text:p>20143106620</text:p>
          </table:table-cell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ELVIS VORPAGEL BIFF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639" calcext:value-type="float">
            <text:p>20143106639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EMANUEL MONTEIRO COST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3619" calcext:value-type="float">
            <text:p>20143103619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4" calcext:value-type="float">
            <text:p>14</text:p>
          </table:table-cell>
          <table:table-cell table:style-name="ce83" office:value-type="string" calcext:value-type="string">
            <text:p>EMERSON GEOVANE DE SOUZ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648" calcext:value-type="float">
            <text:p>20143106648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5" calcext:value-type="float">
            <text:p>15</text:p>
          </table:table-cell>
          <table:table-cell table:style-name="ce83" office:value-type="string" calcext:value-type="string">
            <text:p>ERICK SILVA DO NASCIMENTO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657" calcext:value-type="float">
            <text:p>20143106657</text:p>
          </table:table-cell>
          <table:table-cell table:style-name="ce86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6" calcext:value-type="float">
            <text:p>16</text:p>
          </table:table-cell>
          <table:table-cell table:style-name="ce83" office:value-type="string" calcext:value-type="string">
            <text:p>GABRIEL FERNANDO ROSA DA SILV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666" calcext:value-type="float">
            <text:p>20143106666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7" calcext:value-type="float">
            <text:p>17</text:p>
          </table:table-cell>
          <table:table-cell table:style-name="ce83" office:value-type="string" calcext:value-type="string">
            <text:p>GILMAR FEL DOS SANTOS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3646" calcext:value-type="float">
            <text:p>20143103646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83" office:value-type="string" calcext:value-type="string">
            <text:p>GILSON RAMOS FIGUEIREDO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3726" calcext:value-type="float">
            <text:p>20143103726</text:p>
          </table:table-cell>
          <table:table-cell table:style-name="ce86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83" office:value-type="string" calcext:value-type="string">
            <text:p>IEDA MAGALY DE ARAUJO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693" calcext:value-type="float">
            <text:p>20143106693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0" calcext:value-type="float">
            <text:p>20</text:p>
          </table:table-cell>
          <table:table-cell table:style-name="ce83" office:value-type="string" calcext:value-type="string">
            <text:p>INGRID DA SILVA MENEZES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700" calcext:value-type="float">
            <text:p>20143106700</text:p>
          </table:table-cell>
          <table:table-cell table:style-name="ce86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83" office:value-type="string" calcext:value-type="string">
            <text:p>JEFERSON DA SILVA COST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719" calcext:value-type="float">
            <text:p>20143106719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83" office:value-type="string" calcext:value-type="string">
            <text:p>JOÃO LUIZ BORTH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3824" calcext:value-type="float">
            <text:p>20143103824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84" office:value-type="string" calcext:value-type="string">
            <text:p>JOÃO LUIZ FRANCELINO DOS SANTOS SILV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728" calcext:value-type="float">
            <text:p>20143106728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3" office:value-type="string" calcext:value-type="string">
            <text:p>JORGE AUGUSTO CANDIDO DA SILV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3913" calcext:value-type="float">
            <text:p>20143103913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84" office:value-type="string" calcext:value-type="string">
            <text:p>JOSÉ ALEXANDRE DOS SANTOS RAINH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737" calcext:value-type="float">
            <text:p>2014310673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JOSÉ ROQUE ROJAS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746" calcext:value-type="float">
            <text:p>20143106746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84" office:value-type="string" calcext:value-type="string">
            <text:p>LEANDRO BORSCHEIT VAZ DE OLIVEIR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755" calcext:value-type="float">
            <text:p>20143106755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3" office:value-type="string" calcext:value-type="string">
            <text:p>LINCON VIEIRA DA CRUZ</text:p>
          </table:table-cell>
          <table:table-cell table:style-name="ce86" office:value-type="string" calcext:value-type="string">
            <text:p>CANCELAMENTO</text:p>
          </table:table-cell>
          <table:table-cell table:style-name="ce88" office:value-type="float" office:value="20143106684" calcext:value-type="float">
            <text:p>20143106684</text:p>
          </table:table-cell>
          <table:table-cell table:style-name="ce86" office:value-type="string" calcext:value-type="string">
            <text:p>Prot. 502/16 16/11/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9" calcext:value-type="float">
            <text:p>29</text:p>
          </table:table-cell>
          <table:table-cell table:style-name="ce83" office:value-type="string" calcext:value-type="string">
            <text:p>LUIZ FELIPE SILV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053" calcext:value-type="float">
            <text:p>20143104053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3" office:value-type="string" calcext:value-type="string">
            <text:p>MAYARA GABRIELLE DE ARAUJO LIMA</text:p>
          </table:table-cell>
          <table:table-cell table:style-name="ce86" office:value-type="string" calcext:value-type="string">
            <text:p>CANCELAMENTO</text:p>
          </table:table-cell>
          <table:table-cell table:style-name="ce88" office:value-type="float" office:value="20143106764" calcext:value-type="float">
            <text:p>20143106764</text:p>
          </table:table-cell>
          <table:table-cell table:style-name="ce86" office:value-type="string" calcext:value-type="string">
            <text:p>Decl. 04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1" calcext:value-type="float">
            <text:p>31</text:p>
          </table:table-cell>
          <table:table-cell table:style-name="ce83" office:value-type="string" calcext:value-type="string">
            <text:p>NATANAEL DIAS DE GODOY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773" calcext:value-type="float">
            <text:p>20143106773</text:p>
          </table:table-cell>
          <table:table-cell table:style-name="ce86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83" office:value-type="string" calcext:value-type="string">
            <text:p>PAMELA GABRIELA SOTO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250" calcext:value-type="float">
            <text:p>20143104250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3" calcext:value-type="float">
            <text:p>33</text:p>
          </table:table-cell>
          <table:table-cell table:style-name="ce83" office:value-type="string" calcext:value-type="string">
            <text:p>PEDRO FELIPE HILARIO DA SILVA VI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782" calcext:value-type="float">
            <text:p>20143106782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83" office:value-type="string" calcext:value-type="string">
            <text:p>REGIANE DE SOUZ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367" calcext:value-type="float">
            <text:p>20143104367</text:p>
          </table:table-cell>
          <table:table-cell table:style-name="ce86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84" office:value-type="string" calcext:value-type="string">
            <text:p>RITA FERNANDA PORTES BUENO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4607" calcext:value-type="float">
            <text:p>2014310460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83" office:value-type="string" calcext:value-type="string">
            <text:p>RODRIGO AUGUSTO KRUG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675" calcext:value-type="float">
            <text:p>20143106675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7" calcext:value-type="float">
            <text:p>37</text:p>
          </table:table-cell>
          <table:table-cell table:style-name="ce83" office:value-type="string" calcext:value-type="string">
            <text:p>ROGER FERREIRA DE LIM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791" calcext:value-type="float">
            <text:p>20143106791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83" office:value-type="string" calcext:value-type="string">
            <text:p>ROMARIO HENRIQUE DE OLIV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808" calcext:value-type="float">
            <text:p>20143106808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9" calcext:value-type="float">
            <text:p>39</text:p>
          </table:table-cell>
          <table:table-cell table:style-name="ce84" office:value-type="string" calcext:value-type="string">
            <text:p>RONALDO PEDRO ARAUJO JOSEFI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817" calcext:value-type="float">
            <text:p>2014310681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83" office:value-type="string" calcext:value-type="string">
            <text:p>ROSANA DE SOUZA DA COST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826" calcext:value-type="float">
            <text:p>20143106826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1" calcext:value-type="float">
            <text:p>41</text:p>
          </table:table-cell>
          <table:table-cell table:style-name="ce83" office:value-type="string" calcext:value-type="string">
            <text:p>ROSICLEIA FERR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616" calcext:value-type="float">
            <text:p>20143104616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2" calcext:value-type="float">
            <text:p>42</text:p>
          </table:table-cell>
          <table:table-cell table:style-name="ce83" office:value-type="string" calcext:value-type="string">
            <text:p>SIDNEI DE SOUZA CEZAR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625" calcext:value-type="float">
            <text:p>20143104625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3" calcext:value-type="float">
            <text:p>43</text:p>
          </table:table-cell>
          <table:table-cell table:style-name="ce83" office:value-type="string" calcext:value-type="string">
            <text:p>VALDINEI FERNANDEZ KOWALESKI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634" calcext:value-type="float">
            <text:p>20143104634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4" calcext:value-type="float">
            <text:p>44</text:p>
          </table:table-cell>
          <table:table-cell table:style-name="ce83" office:value-type="string" calcext:value-type="string">
            <text:p>VALÉRIA DE SOUZ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4643" calcext:value-type="float">
            <text:p>20143104643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5" calcext:value-type="float">
            <text:p>45</text:p>
          </table:table-cell>
          <table:table-cell table:style-name="ce84" office:value-type="string" calcext:value-type="string">
            <text:p>WELLINGTON CARLOS VIANA</text:p>
          </table:table-cell>
          <table:table-cell table:style-name="ce87" office:value-type="string" calcext:value-type="string">
            <text:p>CONCLUSÃO EM 2018</text:p>
          </table:table-cell>
          <table:table-cell table:style-name="ce89" office:value-type="float" office:value="20143106835" calcext:value-type="float">
            <text:p>20143106835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6" calcext:value-type="float">
            <text:p>46</text:p>
          </table:table-cell>
          <table:table-cell table:style-name="ce83" office:value-type="string" calcext:value-type="string">
            <text:p>WESLEY JADER PEGO DA SILV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43106844" calcext:value-type="float">
            <text:p>20143106844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223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80" table:formula="of:=COUNTIF([.C3:.C48];&quot;ABANDONO&quot;)" office:value-type="float" office:value="30" calcext:value-type="float">
            <text:p>30</text:p>
          </table:table-cell>
          <table:table-cell table:style-name="ce223" office:value-type="string" calcext:value-type="string" table:number-columns-spanned="1" table:number-rows-spanned="3">
            <text:p>TOTAL</text:p>
          </table:table-cell>
          <table:table-cell table:style-name="ce223" office:value-type="string" calcext:value-type="string" table:number-columns-spanned="1" table:number-rows-spanned="3">
            <text:p>TURMA FINALIZADA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223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80" table:formula="of:=COUNTIF([.C3:.C49];&quot;CANCELAMENTO&quot;)" office:value-type="float" office:value="2" calcext:value-type="float">
            <text:p>2</text:p>
          </table:table-cell>
          <table:covered-table-cell table:number-columns-repeated="2" table:style-name="ce90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223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80" table:formula="of:=COUNTIF([.C4:.C50];&quot;CONCLUSÃO EM 2018&quot;)" office:value-type="float" office:value="14" calcext:value-type="float">
            <text:p>14</text:p>
          </table:table-cell>
          <table:covered-table-cell table:number-columns-repeated="2" table:style-name="ce91"/>
          <table:table-cell table:style-name="ce81" table:number-columns-repeated="21"/>
          <table:table-cell table:number-columns-repeated="998"/>
        </table:table-row>
        <table:table-row table:style-name="ro2" table:number-rows-repeated="948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 INT 2020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1008" table:default-cell-style-name="Default"/>
        <table:table-row table:style-name="ro3">
          <table:table-cell table:style-name="ce724"/>
          <table:table-cell table:style-name="ce736"/>
          <table:table-cell table:style-name="ce736" office:value-type="string" calcext:value-type="string" table:number-columns-spanned="3" table:number-rows-spanned="1">
            <text:p>MECÂNICA 2020 - 1º ANO - MANHÃ</text:p>
          </table:table-cell>
          <table:covered-table-cell table:style-name="ce872"/>
          <table:covered-table-cell table:style-name="ce890"/>
          <table:table-cell table:style-name="ce948" office:value-type="string" calcext:value-type="string" table:number-columns-spanned="3" table:number-rows-spanned="1">
            <text:p>DADOS PESSOAIS</text:p>
          </table:table-cell>
          <table:covered-table-cell table:style-name="ce872"/>
          <table:covered-table-cell table:style-name="ce890"/>
          <table:table-cell table:style-name="ce948" office:value-type="string" calcext:value-type="string" table:number-columns-spanned="4" table:number-rows-spanned="1">
            <text:p>DADOS DE CONTATO</text:p>
          </table:table-cell>
          <table:covered-table-cell table:number-columns-repeated="2" table:style-name="ce872"/>
          <table:covered-table-cell table:style-name="ce890"/>
          <table:table-cell table:style-name="ce948" office:value-type="string" calcext:value-type="string" table:number-columns-spanned="2" table:number-rows-spanned="1">
            <text:p>RESPONSÁVEIS</text:p>
          </table:table-cell>
          <table:covered-table-cell table:style-name="ce890"/>
          <table:table-cell table:style-name="ce948" office:value-type="string" calcext:value-type="string" table:number-columns-spanned="2" table:number-rows-spanned="1">
            <text:p>FORMA DE INGRESSO</text:p>
          </table:table-cell>
          <table:covered-table-cell table:style-name="ce890"/>
          <table:table-cell table:number-columns-repeated="1008"/>
        </table:table-row>
        <table:table-row table:style-name="ro3">
          <table:table-cell table:style-name="ce95" office:value-type="string" calcext:value-type="string">
            <text:p>Nº </text:p>
          </table:table-cell>
          <table:table-cell table:style-name="ce198" office:value-type="string" calcext:value-type="string">
            <text:p>ALUNO(A)</text:p>
          </table:table-cell>
          <table:table-cell table:style-name="ce483" office:value-type="string" calcext:value-type="string">
            <text:p>STATUS</text:p>
          </table:table-cell>
          <table:table-cell table:style-name="ce193" office:value-type="string" calcext:value-type="string">
            <text:p>MATRÍCULA</text:p>
          </table:table-cell>
          <table:table-cell table:style-name="ce198" office:value-type="string" calcext:value-type="string">
            <text:p>OBSERVAÇÃO</text:p>
          </table:table-cell>
          <table:table-cell table:style-name="ce186" office:value-type="string" calcext:value-type="string">
            <text:p>NASCIMENTO</text:p>
          </table:table-cell>
          <table:table-cell table:style-name="ce193" office:value-type="string" calcext:value-type="string">
            <text:p>CPF</text:p>
          </table:table-cell>
          <table:table-cell table:style-name="ce198" office:value-type="string" calcext:value-type="string">
            <text:p>RG</text:p>
          </table:table-cell>
          <table:table-cell table:style-name="ce186" office:value-type="string" calcext:value-type="string">
            <text:p>E-MAIL</text:p>
          </table:table-cell>
          <table:table-cell table:style-name="ce193" office:value-type="string" calcext:value-type="string">
            <text:p>TELEFONE 1</text:p>
          </table:table-cell>
          <table:table-cell table:style-name="ce193" office:value-type="string" calcext:value-type="string">
            <text:p>TELEFONE 2</text:p>
          </table:table-cell>
          <table:table-cell table:style-name="ce198" office:value-type="string" calcext:value-type="string">
            <text:p>CEL. RESPONSÁVEL</text:p>
          </table:table-cell>
          <table:table-cell table:style-name="ce186" office:value-type="string" calcext:value-type="string">
            <text:p>MÃE</text:p>
          </table:table-cell>
          <table:table-cell table:style-name="ce198" office:value-type="string" calcext:value-type="string">
            <text:p>PAI</text:p>
          </table:table-cell>
          <table:table-cell table:style-name="ce186" office:value-type="string" calcext:value-type="string">
            <text:p>CHAMADA</text:p>
          </table:table-cell>
          <table:table-cell table:style-name="ce198" office:value-type="string" calcext:value-type="string">
            <text:p>COTA</text:p>
          </table:table-cell>
          <table:table-cell table:number-columns-repeated="1008"/>
        </table:table-row>
        <table:table-row table:style-name="ro3">
          <table:table-cell table:style-name="ce470" office:value-type="float" office:value="1" calcext:value-type="float">
            <text:p>1</text:p>
          </table:table-cell>
          <table:table-cell table:style-name="ce741" office:value-type="string" calcext:value-type="string">
            <text:p>Student Negative of Four</text:p>
          </table:table-cell>
          <table:table-cell table:style-name="ce484" office:value-type="string" calcext:value-type="string">
            <text:p>ATIVO</text:p>
          </table:table-cell>
          <table:table-cell table:style-name="ce172" office:value-type="float" office:value="20201234564" calcext:value-type="float">
            <text:p>20201234564</text:p>
          </table:table-cell>
          <table:table-cell table:style-name="ce493"/>
          <table:table-cell table:style-name="ce500" office:value-type="string" calcext:value-type="string">
            <text:p>24/10/2005</text:p>
          </table:table-cell>
          <table:table-cell table:style-name="ce500"/>
          <table:table-cell table:style-name="ce466" office:value-type="string" calcext:value-type="string">
            <text:p>RG 1</text:p>
          </table:table-cell>
          <table:table-cell table:style-name="ce500" table:number-columns-repeated="2"/>
          <table:table-cell table:style-name="ce466" table:number-columns-repeated="4"/>
          <table:table-cell table:style-name="ce466" office:value-type="string" calcext:value-type="string">
            <text:p>GERAL</text:p>
          </table:table-cell>
          <table:table-cell table:style-name="ce500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table:style-name="ce471" office:value-type="float" office:value="2" calcext:value-type="float">
            <text:p>2</text:p>
          </table:table-cell>
          <table:table-cell table:style-name="ce787" office:value-type="string" calcext:value-type="string">
            <text:p>Student Zero of Four</text:p>
          </table:table-cell>
          <table:table-cell table:style-name="ce485" office:value-type="string" calcext:value-type="string">
            <text:p>ATIVO</text:p>
          </table:table-cell>
          <table:table-cell table:style-name="ce489" office:value-type="float" office:value="20201234569" calcext:value-type="float">
            <text:p>20201234569</text:p>
          </table:table-cell>
          <table:table-cell table:style-name="ce494" office:value-type="string" calcext:value-type="string">
            <text:p>TRANSFERIDO ELM</text:p>
          </table:table-cell>
          <table:table-cell table:style-name="ce501" office:value-type="date" office:date-value="1995-10-10" calcext:value-type="date">
            <text:p>10/10/1995</text:p>
          </table:table-cell>
          <table:table-cell table:style-name="ce512"/>
          <table:table-cell table:style-name="ce515" office:value-type="string" calcext:value-type="string">
            <text:p>RG 12</text:p>
          </table:table-cell>
          <table:table-cell table:style-name="ce512" table:number-columns-repeated="2"/>
          <table:table-cell table:style-name="ce515" table:number-columns-repeated="5"/>
          <table:table-cell table:style-name="ce512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table:style-name="ce418" office:value-type="float" office:value="3" calcext:value-type="float">
            <text:p>3</text:p>
          </table:table-cell>
          <table:table-cell table:style-name="ce741" office:value-type="string" calcext:value-type="string">
            <text:p>Student Two of Four</text:p>
          </table:table-cell>
          <table:table-cell table:style-name="ce484" office:value-type="string" calcext:value-type="string">
            <text:p>ATIVO</text:p>
          </table:table-cell>
          <table:table-cell table:style-name="ce172" office:value-type="float" office:value="20201234563" calcext:value-type="float">
            <text:p>20201234563</text:p>
          </table:table-cell>
          <table:table-cell table:style-name="ce495"/>
          <table:table-cell table:style-name="ce502" office:value-type="date" office:date-value="2005-01-11" calcext:value-type="date">
            <text:p>11/01/2005</text:p>
          </table:table-cell>
          <table:table-cell table:style-name="ce500"/>
          <table:table-cell table:style-name="ce466" office:value-type="string" calcext:value-type="string">
            <text:p>RG 124</text:p>
          </table:table-cell>
          <table:table-cell table:style-name="ce500" table:number-columns-repeated="2"/>
          <table:table-cell table:style-name="ce466" table:number-columns-repeated="4"/>
          <table:table-cell table:style-name="ce466" office:value-type="string" calcext:value-type="string">
            <text:p>GERAL</text:p>
          </table:table-cell>
          <table:table-cell table:style-name="ce500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table:style-name="ce470" office:value-type="float" office:value="4" calcext:value-type="float">
            <text:p>4</text:p>
          </table:table-cell>
          <table:table-cell table:style-name="ce741" office:value-type="string" calcext:value-type="string">
            <text:p>Student Three of Four</text:p>
          </table:table-cell>
          <table:table-cell table:style-name="ce484" office:value-type="string" calcext:value-type="string">
            <text:p>ATIVO</text:p>
          </table:table-cell>
          <table:table-cell table:style-name="ce172" office:value-type="float" office:value="20201234565" calcext:value-type="float">
            <text:p>20201234565</text:p>
          </table:table-cell>
          <table:table-cell table:style-name="ce495"/>
          <table:table-cell table:style-name="ce502" office:value-type="date" office:date-value="2005-07-07" calcext:value-type="date">
            <text:p>07/07/2005</text:p>
          </table:table-cell>
          <table:table-cell table:style-name="ce500"/>
          <table:table-cell table:style-name="ce466" office:value-type="string" calcext:value-type="string">
            <text:p>RG 413</text:p>
          </table:table-cell>
          <table:table-cell table:style-name="ce500" table:number-columns-repeated="2"/>
          <table:table-cell table:style-name="ce466" table:number-columns-repeated="4"/>
          <table:table-cell table:style-name="ce466" office:value-type="string" calcext:value-type="string">
            <text:p>GERAL</text:p>
          </table:table-cell>
          <table:table-cell table:style-name="ce500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table:style-name="ce470" office:value-type="float" office:value="5" calcext:value-type="float">
            <text:p>5</text:p>
          </table:table-cell>
          <table:table-cell table:style-name="ce741" office:value-type="string" calcext:value-type="string">
            <text:p>Student Four of Four</text:p>
          </table:table-cell>
          <table:table-cell table:style-name="ce484" office:value-type="string" calcext:value-type="string">
            <text:p>ATIVO</text:p>
          </table:table-cell>
          <table:table-cell table:style-name="ce172" office:value-type="float" office:value="20201234561" calcext:value-type="float">
            <text:p>20201234561</text:p>
          </table:table-cell>
          <table:table-cell table:style-name="ce495"/>
          <table:table-cell table:style-name="ce503" office:value-type="string" calcext:value-type="string">
            <text:p>25/01/2005</text:p>
          </table:table-cell>
          <table:table-cell table:style-name="ce503"/>
          <table:table-cell table:style-name="ce466" office:value-type="string" calcext:value-type="string">
            <text:p>RG 654</text:p>
          </table:table-cell>
          <table:table-cell table:style-name="ce500" table:number-columns-repeated="2"/>
          <table:table-cell table:style-name="ce466" table:number-columns-repeated="4"/>
          <table:table-cell table:style-name="ce466" office:value-type="string" calcext:value-type="string">
            <text:p>GERAL</text:p>
          </table:table-cell>
          <table:table-cell table:style-name="ce500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table:style-name="ce418" office:value-type="float" office:value="6" calcext:value-type="float">
            <text:p>6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2" office:value-type="float" office:value="7" calcext:value-type="float">
            <text:p>7</text:p>
          </table:table-cell>
          <table:table-cell table:style-name="ce478"/>
          <table:table-cell table:style-name="ce486"/>
          <table:table-cell table:style-name="ce490"/>
          <table:table-cell table:style-name="ce496"/>
          <table:table-cell table:style-name="ce504" table:number-columns-repeated="2"/>
          <table:table-cell table:style-name="ce516"/>
          <table:table-cell table:style-name="ce504" table:number-columns-repeated="2"/>
          <table:table-cell table:style-name="ce516" table:number-columns-repeated="4"/>
          <table:table-cell table:style-name="ce518"/>
          <table:table-cell table:style-name="ce504"/>
          <table:table-cell table:number-columns-repeated="1008"/>
        </table:table-row>
        <table:table-row table:style-name="ro3">
          <table:table-cell table:style-name="ce470" office:value-type="float" office:value="8" calcext:value-type="float">
            <text:p>8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275"/>
          <table:table-cell table:style-name="ce500" table:number-columns-repeated="2"/>
          <table:table-cell table:style-name="ce275" table:number-columns-repeated="4"/>
          <table:table-cell table:style-name="ce466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9" calcext:value-type="float">
            <text:p>9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10" calcext:value-type="float">
            <text:p>10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3" office:value-type="float" office:value="11" calcext:value-type="float">
            <text:p>11</text:p>
          </table:table-cell>
          <table:table-cell table:style-name="ce479"/>
          <table:table-cell table:style-name="ce487"/>
          <table:table-cell table:style-name="ce491"/>
          <table:table-cell table:style-name="ce497"/>
          <table:table-cell table:style-name="ce505"/>
          <table:table-cell table:style-name="ce513"/>
          <table:table-cell table:style-name="ce517"/>
          <table:table-cell table:style-name="ce508" table:number-columns-repeated="2"/>
          <table:table-cell table:style-name="ce517" table:number-columns-repeated="5"/>
          <table:table-cell table:style-name="ce508"/>
          <table:table-cell table:number-columns-repeated="1008"/>
        </table:table-row>
        <table:table-row table:style-name="ro3">
          <table:table-cell table:style-name="ce418" office:value-type="float" office:value="12" calcext:value-type="float">
            <text:p>12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6"/>
          <table:table-cell table:style-name="ce514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13" calcext:value-type="float">
            <text:p>13</text:p>
          </table:table-cell>
          <table:table-cell table:style-name="ce480"/>
          <table:table-cell table:style-name="ce484"/>
          <table:table-cell table:style-name="ce172"/>
          <table:table-cell table:style-name="ce498"/>
          <table:table-cell table:style-name="ce507" table:number-columns-repeated="2"/>
          <table:table-cell table:style-name="ce466"/>
          <table:table-cell table:style-name="ce507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14" calcext:value-type="float">
            <text:p>14</text:p>
          </table:table-cell>
          <table:table-cell table:style-name="ce475"/>
          <table:table-cell table:style-name="ce484"/>
          <table:table-cell table:style-name="ce172"/>
          <table:table-cell table:style-name="ce493"/>
          <table:table-cell table:style-name="ce506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15" calcext:value-type="float">
            <text:p>15</text:p>
          </table:table-cell>
          <table:table-cell table:style-name="ce475"/>
          <table:table-cell table:style-name="ce484"/>
          <table:table-cell table:style-name="ce172"/>
          <table:table-cell table:style-name="ce493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3" office:value-type="float" office:value="16" calcext:value-type="float">
            <text:p>16</text:p>
          </table:table-cell>
          <table:table-cell table:style-name="ce479"/>
          <table:table-cell table:style-name="ce487"/>
          <table:table-cell table:style-name="ce491"/>
          <table:table-cell table:style-name="ce497"/>
          <table:table-cell table:style-name="ce508"/>
          <table:table-cell table:style-name="ce513"/>
          <table:table-cell table:style-name="ce517"/>
          <table:table-cell table:style-name="ce508" table:number-columns-repeated="2"/>
          <table:table-cell table:style-name="ce517" table:number-columns-repeated="5"/>
          <table:table-cell table:style-name="ce508"/>
          <table:table-cell table:number-columns-repeated="1008"/>
        </table:table-row>
        <table:table-row table:style-name="ro3">
          <table:table-cell table:style-name="ce470" office:value-type="float" office:value="17" calcext:value-type="float">
            <text:p>17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/>
          <table:table-cell table:style-name="ce514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18" calcext:value-type="float">
            <text:p>18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19" calcext:value-type="float">
            <text:p>19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6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3" office:value-type="float" office:value="20" calcext:value-type="float">
            <text:p>20</text:p>
          </table:table-cell>
          <table:table-cell table:style-name="ce479"/>
          <table:table-cell table:style-name="ce487"/>
          <table:table-cell table:style-name="ce491"/>
          <table:table-cell table:style-name="ce497"/>
          <table:table-cell table:style-name="ce508" table:number-columns-repeated="2"/>
          <table:table-cell table:style-name="ce517"/>
          <table:table-cell table:style-name="ce508" table:number-columns-repeated="2"/>
          <table:table-cell table:style-name="ce517" table:number-columns-repeated="5"/>
          <table:table-cell table:style-name="ce508"/>
          <table:table-cell table:number-columns-repeated="1008"/>
        </table:table-row>
        <table:table-row table:style-name="ro3">
          <table:table-cell table:style-name="ce418" office:value-type="float" office:value="21" calcext:value-type="float">
            <text:p>21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22" calcext:value-type="float">
            <text:p>22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23" calcext:value-type="float">
            <text:p>23</text:p>
          </table:table-cell>
          <table:table-cell table:style-name="ce480"/>
          <table:table-cell table:style-name="ce484"/>
          <table:table-cell table:style-name="ce172"/>
          <table:table-cell table:style-name="ce495"/>
          <table:table-cell table:style-name="ce507" table:number-columns-repeated="2"/>
          <table:table-cell table:style-name="ce466"/>
          <table:table-cell table:style-name="ce507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24" calcext:value-type="float">
            <text:p>24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25" calcext:value-type="float">
            <text:p>25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26" calcext:value-type="float">
            <text:p>26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27" calcext:value-type="float">
            <text:p>27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3" office:value-type="float" office:value="28" calcext:value-type="float">
            <text:p>28</text:p>
          </table:table-cell>
          <table:table-cell table:style-name="ce481"/>
          <table:table-cell table:style-name="ce487"/>
          <table:table-cell table:style-name="ce491"/>
          <table:table-cell table:style-name="ce497"/>
          <table:table-cell table:style-name="ce509" table:number-columns-repeated="2"/>
          <table:table-cell table:style-name="ce517"/>
          <table:table-cell table:style-name="ce509" table:number-columns-repeated="2"/>
          <table:table-cell table:style-name="ce517" table:number-columns-repeated="5"/>
          <table:table-cell table:style-name="ce508"/>
          <table:table-cell table:number-columns-repeated="1008"/>
        </table:table-row>
        <table:table-row table:style-name="ro3">
          <table:table-cell table:style-name="ce470" office:value-type="float" office:value="29" calcext:value-type="float">
            <text:p>29</text:p>
          </table:table-cell>
          <table:table-cell table:style-name="ce480"/>
          <table:table-cell table:style-name="ce484"/>
          <table:table-cell table:style-name="ce172"/>
          <table:table-cell table:style-name="ce495"/>
          <table:table-cell table:style-name="ce507" table:number-columns-repeated="2"/>
          <table:table-cell table:style-name="ce466"/>
          <table:table-cell table:style-name="ce507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4" office:value-type="float" office:value="30" calcext:value-type="float">
            <text:p>30</text:p>
          </table:table-cell>
          <table:table-cell table:style-name="ce479"/>
          <table:table-cell table:style-name="ce487"/>
          <table:table-cell table:style-name="ce491"/>
          <table:table-cell table:style-name="ce497"/>
          <table:table-cell table:style-name="ce510"/>
          <table:table-cell table:style-name="ce508"/>
          <table:table-cell table:style-name="ce517"/>
          <table:table-cell table:style-name="ce508" table:number-columns-repeated="2"/>
          <table:table-cell table:style-name="ce517" table:number-columns-repeated="5"/>
          <table:table-cell table:style-name="ce508"/>
          <table:table-cell table:number-columns-repeated="1008"/>
        </table:table-row>
        <table:table-row table:style-name="ro3">
          <table:table-cell table:style-name="ce470" office:value-type="float" office:value="31" calcext:value-type="float">
            <text:p>31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32" calcext:value-type="float">
            <text:p>32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33" calcext:value-type="float">
            <text:p>33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34" calcext:value-type="float">
            <text:p>34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35" calcext:value-type="float">
            <text:p>35</text:p>
          </table:table-cell>
          <table:table-cell table:style-name="ce482"/>
          <table:table-cell table:style-name="ce488"/>
          <table:table-cell table:style-name="ce492"/>
          <table:table-cell table:style-name="ce499"/>
          <table:table-cell table:style-name="ce511" table:number-columns-repeated="2"/>
          <table:table-cell table:style-name="ce136"/>
          <table:table-cell table:style-name="ce511" table:number-columns-repeated="2"/>
          <table:table-cell table:style-name="ce136" table:number-columns-repeated="5"/>
          <table:table-cell table:style-name="ce511"/>
          <table:table-cell table:number-columns-repeated="1008"/>
        </table:table-row>
        <table:table-row table:style-name="ro3">
          <table:table-cell table:style-name="ce418" office:value-type="float" office:value="36" calcext:value-type="float">
            <text:p>36</text:p>
          </table:table-cell>
          <table:table-cell table:style-name="ce480"/>
          <table:table-cell table:style-name="ce484"/>
          <table:table-cell table:style-name="ce172"/>
          <table:table-cell table:style-name="ce493"/>
          <table:table-cell table:style-name="ce507" table:number-columns-repeated="2"/>
          <table:table-cell table:style-name="ce275"/>
          <table:table-cell table:style-name="ce507" table:number-columns-repeated="2"/>
          <table:table-cell table:style-name="ce275" table:number-columns-repeated="4"/>
          <table:table-cell table:style-name="ce466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37" calcext:value-type="float">
            <text:p>37</text:p>
          </table:table-cell>
          <table:table-cell table:style-name="ce475"/>
          <table:table-cell table:style-name="ce484"/>
          <table:table-cell table:style-name="ce172"/>
          <table:table-cell table:style-name="ce493"/>
          <table:table-cell table:style-name="ce500" table:number-columns-repeated="2"/>
          <table:table-cell table:style-name="ce275"/>
          <table:table-cell table:style-name="ce500" table:number-columns-repeated="2"/>
          <table:table-cell table:style-name="ce275" table:number-columns-repeated="4"/>
          <table:table-cell table:style-name="ce466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38" calcext:value-type="float">
            <text:p>38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39" calcext:value-type="float">
            <text:p>39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40" calcext:value-type="float">
            <text:p>40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41" calcext:value-type="float">
            <text:p>41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42" calcext:value-type="float">
            <text:p>42</text:p>
          </table:table-cell>
          <table:table-cell table:style-name="ce480"/>
          <table:table-cell table:style-name="ce484"/>
          <table:table-cell table:style-name="ce172"/>
          <table:table-cell table:style-name="ce498"/>
          <table:table-cell table:style-name="ce507" table:number-columns-repeated="2"/>
          <table:table-cell table:style-name="ce466"/>
          <table:table-cell table:style-name="ce507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43" calcext:value-type="float">
            <text:p>43</text:p>
          </table:table-cell>
          <table:table-cell table:style-name="ce475"/>
          <table:table-cell table:style-name="ce484"/>
          <table:table-cell table:style-name="ce172"/>
          <table:table-cell table:style-name="ce498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44" calcext:value-type="float">
            <text:p>44</text:p>
          </table:table-cell>
          <table:table-cell table:style-name="ce475"/>
          <table:table-cell table:style-name="ce484"/>
          <table:table-cell table:style-name="ce172"/>
          <table:table-cell table:style-name="ce493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18" office:value-type="float" office:value="45" calcext:value-type="float">
            <text:p>45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0" table:number-columns-repeated="2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0" office:value-type="float" office:value="46" calcext:value-type="float">
            <text:p>46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473" office:value-type="float" office:value="47" calcext:value-type="float">
            <text:p>47</text:p>
          </table:table-cell>
          <table:table-cell table:style-name="ce479"/>
          <table:table-cell table:style-name="ce487"/>
          <table:table-cell table:style-name="ce491"/>
          <table:table-cell table:style-name="ce497"/>
          <table:table-cell table:style-name="ce510"/>
          <table:table-cell table:style-name="ce508"/>
          <table:table-cell table:style-name="ce517"/>
          <table:table-cell table:style-name="ce508" table:number-columns-repeated="2"/>
          <table:table-cell table:style-name="ce517" table:number-columns-repeated="5"/>
          <table:table-cell table:style-name="ce508"/>
          <table:table-cell table:number-columns-repeated="1008"/>
        </table:table-row>
        <table:table-row table:style-name="ro3">
          <table:table-cell table:style-name="ce418" office:value-type="float" office:value="48" calcext:value-type="float">
            <text:p>48</text:p>
          </table:table-cell>
          <table:table-cell table:style-name="ce475"/>
          <table:table-cell table:style-name="ce484"/>
          <table:table-cell table:style-name="ce172"/>
          <table:table-cell table:style-name="ce495"/>
          <table:table-cell table:style-name="ce502"/>
          <table:table-cell table:style-name="ce500"/>
          <table:table-cell table:style-name="ce466"/>
          <table:table-cell table:style-name="ce500" table:number-columns-repeated="2"/>
          <table:table-cell table:style-name="ce466" table:number-columns-repeated="5"/>
          <table:table-cell table:style-name="ce500"/>
          <table:table-cell table:number-columns-repeated="1008"/>
        </table:table-row>
        <table:table-row table:style-name="ro3">
          <table:table-cell table:style-name="ce152"/>
          <table:table-cell table:style-name="ce263" office:value-type="string" calcext:value-type="string">
            <text:p>Transferências</text:p>
          </table:table-cell>
          <table:table-cell table:style-name="ce263" table:formula="of:=COUNTIF([.C3:.C50];&quot;TRANSFERÊNCIA&quot;)" office:value-type="float" office:value="0" calcext:value-type="float">
            <text:p>0</text:p>
          </table:table-cell>
          <table:table-cell table:style-name="ce257" office:value-type="string" calcext:value-type="string">
            <text:p>TOTAL EM SALA</text:p>
          </table:table-cell>
          <table:table-cell table:style-name="ce263" table:formula="of:=[.A50]-[.C51]" office:value-type="float" office:value="48" calcext:value-type="float">
            <text:p>48</text:p>
          </table:table-cell>
          <table:table-cell table:style-name="ce98" table:number-columns-repeated="11"/>
          <table:table-cell table:number-columns-repeated="1008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6D0995E4_BDC1_4D89_BE45_5568596835F7_.wvu.FilterData" table:base-cell-address="" table:cell-range-address="$'MEC INT 2020'.$A$1:.$P$51"/>
          <table:named-range table:name="_xlnm._FilterDatabase" table:base-cell-address="" table:cell-range-address="$'MEC INT 2020'.$A$1:.$P$51"/>
        </table:named-expressions>
      </table:table>
      <table:table table:name="Agro 2010" table:style-name="ta3"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AGROECOLOGIA 2010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5" office:value-type="string" calcext:value-type="string">
            <text:p>Nº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" calcext:value-type="float">
            <text:p>1</text:p>
          </table:table-cell>
          <table:table-cell table:style-name="ce84" office:value-type="string" calcext:value-type="string">
            <text:p>ADRIANO BATIST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79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" calcext:value-type="float">
            <text:p>2</text:p>
          </table:table-cell>
          <table:table-cell table:style-name="ce84" office:value-type="string" calcext:value-type="string">
            <text:p>ALINE GOGOLA FEDALT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13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" calcext:value-type="float">
            <text:p>3</text:p>
          </table:table-cell>
          <table:table-cell table:style-name="ce640" office:value-type="string" calcext:value-type="string">
            <text:p>ANA CLAUDIA BONE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01CLSAG01852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" calcext:value-type="float">
            <text:p>4</text:p>
          </table:table-cell>
          <table:table-cell table:style-name="ce640" office:value-type="string" calcext:value-type="string">
            <text:p>ANNE CAROLINE BERNARD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01CLSAG01855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5" calcext:value-type="float">
            <text:p>5</text:p>
          </table:table-cell>
          <table:table-cell table:style-name="ce84" office:value-type="string" calcext:value-type="string">
            <text:p>CIRO JOSÉ BATISTA SILV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30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DEOMAR RIBAS BOGAD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10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EDIMARE APARECIDA C. CHERVINSKE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795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8" calcext:value-type="float">
            <text:p>8</text:p>
          </table:table-cell>
          <table:table-cell table:style-name="ce640" office:value-type="string" calcext:value-type="string">
            <text:p>EDINEA CORDEIRO CHERVINSKE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791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9" calcext:value-type="float">
            <text:p>9</text:p>
          </table:table-cell>
          <table:table-cell table:style-name="ce640" office:value-type="string" calcext:value-type="string">
            <text:p>ELAINE DE SOUZA SANTO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29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ELIZANGELA PATRICIA ROS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17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FERNANDA GOMES LIMA SOARE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06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FRANCISCO BRUNETTA SAVI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02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13" calcext:value-type="float">
            <text:p>13</text:p>
          </table:table-cell>
          <table:table-cell table:style-name="ce640" office:value-type="string" calcext:value-type="string">
            <text:p>GABRIELA STASSUN SIMÃ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AGO178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4" calcext:value-type="float">
            <text:p>14</text:p>
          </table:table-cell>
          <table:table-cell table:style-name="ce84" office:value-type="string" calcext:value-type="string">
            <text:p>GILBERTO DOS SANTO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44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5" calcext:value-type="float">
            <text:p>15</text:p>
          </table:table-cell>
          <table:table-cell table:style-name="ce84" office:value-type="string" calcext:value-type="string">
            <text:p>HENRIQUE OSORI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25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16" calcext:value-type="float">
            <text:p>16</text:p>
          </table:table-cell>
          <table:table-cell table:style-name="ce640" office:value-type="string" calcext:value-type="string">
            <text:p>IVANI APARECIDA PIEDADE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23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17" calcext:value-type="float">
            <text:p>17</text:p>
          </table:table-cell>
          <table:table-cell table:style-name="ce640" office:value-type="string" calcext:value-type="string">
            <text:p>JAIR FERNANDO COLTR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01CLSAG01851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8" calcext:value-type="float">
            <text:p>18</text:p>
          </table:table-cell>
          <table:table-cell table:style-name="ce84" office:value-type="string" calcext:value-type="string">
            <text:p>JESSICA HELENA RAMOS FERREIR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11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9" calcext:value-type="float">
            <text:p>19</text:p>
          </table:table-cell>
          <table:table-cell table:style-name="ce84" office:value-type="string" calcext:value-type="string">
            <text:p>JESSICA KARINA LANG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09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20" calcext:value-type="float">
            <text:p>20</text:p>
          </table:table-cell>
          <table:table-cell table:style-name="ce640" office:value-type="string" calcext:value-type="string">
            <text:p>JULIO CESAR SIQUEIR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01CLSAG01860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KELI CRISTIANE SABIM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03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2" calcext:value-type="float">
            <text:p>22</text:p>
          </table:table-cell>
          <table:table-cell table:style-name="ce84" office:value-type="string" calcext:value-type="string">
            <text:p>LARISSA DE FÁTIMA FEDALT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12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23" calcext:value-type="float">
            <text:p>23</text:p>
          </table:table-cell>
          <table:table-cell table:style-name="ce640" office:value-type="string" calcext:value-type="string">
            <text:p>LUCIANE CRISTINA MARCONAT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07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84" office:value-type="string" calcext:value-type="string">
            <text:p>LUCIANO JOSE LIN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00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25" calcext:value-type="float">
            <text:p>25</text:p>
          </table:table-cell>
          <table:table-cell table:style-name="ce640" office:value-type="string" calcext:value-type="string">
            <text:p>MARIA VERA BONE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42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MARILENE BORGES DOS SANTO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04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27" calcext:value-type="float">
            <text:p>27</text:p>
          </table:table-cell>
          <table:table-cell table:style-name="ce640" office:value-type="string" calcext:value-type="string">
            <text:p>MARINA SIQUEIRA PERSEGON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784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28" calcext:value-type="float">
            <text:p>28</text:p>
          </table:table-cell>
          <table:table-cell table:style-name="ce640" office:value-type="string" calcext:value-type="string">
            <text:p>MARJORYH MARCELLI ROSADO ALARCON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15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29" calcext:value-type="float">
            <text:p>29</text:p>
          </table:table-cell>
          <table:table-cell table:style-name="ce640" office:value-type="string" calcext:value-type="string">
            <text:p>RENATA MARTINS RIBEIR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26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30" calcext:value-type="float">
            <text:p>30</text:p>
          </table:table-cell>
          <table:table-cell table:style-name="ce640" office:value-type="string" calcext:value-type="string">
            <text:p>RICARDO HEUER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794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1" calcext:value-type="float">
            <text:p>31</text:p>
          </table:table-cell>
          <table:table-cell table:style-name="ce84" office:value-type="string" calcext:value-type="string">
            <text:p>ROMEU CRUZET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49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7" office:value-type="float" office:value="32" calcext:value-type="float">
            <text:p>32</text:p>
          </table:table-cell>
          <table:table-cell table:style-name="ce640" office:value-type="string" calcext:value-type="string">
            <text:p>SOLANGE DE SOUZ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CLSAG01836</text:p>
          </table:table-cell>
          <table:table-cell table:style-name="ce642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3" calcext:value-type="float">
            <text:p>33</text:p>
          </table:table-cell>
          <table:table-cell table:style-name="ce84" office:value-type="string" calcext:value-type="string">
            <text:p>VANESSA GRIGORIO DA SILV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AG01820</text:p>
          </table:table-cell>
          <table:table-cell table:style-name="ce8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4" calcext:value-type="float">
            <text:p>34</text:p>
          </table:table-cell>
          <table:table-cell table:style-name="ce84" table:number-columns-repeated="3"/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5" calcext:value-type="float">
            <text:p>35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6" calcext:value-type="float">
            <text:p>36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8" calcext:value-type="float">
            <text:p>38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9" calcext:value-type="float">
            <text:p>39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0" calcext:value-type="float">
            <text:p>40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5" calcext:value-type="float">
            <text:p>15</text:p>
          </table:table-cell>
          <table:table-cell table:style-name="ce644" office:value-type="string" calcext:value-type="string" table:number-columns-spanned="2" table:number-rows-spanned="2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18" calcext:value-type="float">
            <text:p>18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5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ro 2011" table:style-name="ta4"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AGROECOLOGIA 2011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5" office:value-type="string" calcext:value-type="string">
            <text:p>Nº 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" calcext:value-type="float">
            <text:p>1</text:p>
          </table:table-cell>
          <table:table-cell table:style-name="ce84" office:value-type="string" calcext:value-type="string">
            <text:p>ANDRESSA APARECIDA DOS SANTOS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46</text:p>
          </table:table-cell>
          <table:table-cell table:style-name="ce65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" calcext:value-type="float">
            <text:p>2</text:p>
          </table:table-cell>
          <table:table-cell table:style-name="ce84" office:value-type="string" calcext:value-type="string">
            <text:p>ANDRESSA MACHADO SZALOW MUNIS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47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" calcext:value-type="float">
            <text:p>3</text:p>
          </table:table-cell>
          <table:table-cell table:style-name="ce84" office:value-type="string" calcext:value-type="string">
            <text:p>ANELIZE MARCIA DA SILVA VERMELEN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897</text:p>
          </table:table-cell>
          <table:table-cell table:style-name="ce65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4" calcext:value-type="float">
            <text:p>4</text:p>
          </table:table-cell>
          <table:table-cell table:style-name="ce649" office:value-type="string" calcext:value-type="string">
            <text:p>ARON LETCHACOVSKI ZAVELINSK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1924</text:p>
          </table:table-cell>
          <table:table-cell table:style-name="ce651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5" calcext:value-type="float">
            <text:p>5</text:p>
          </table:table-cell>
          <table:table-cell table:style-name="ce84" office:value-type="string" calcext:value-type="string">
            <text:p>CARLA RAFAELA DE CASTRO HANSAK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50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CONRADO REICHMANN MULLER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51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DANIEL BRUNETTA SAVIO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894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8" calcext:value-type="float">
            <text:p>8</text:p>
          </table:table-cell>
          <table:table-cell table:style-name="ce649" office:value-type="string" calcext:value-type="string">
            <text:p>DANIEL MARQUES DA CRUZ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2011CLSAGO1785</text:p>
          </table:table-cell>
          <table:table-cell table:style-name="ce651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9" calcext:value-type="float">
            <text:p>9</text:p>
          </table:table-cell>
          <table:table-cell table:style-name="ce84" office:value-type="string" calcext:value-type="string">
            <text:p>ERIKA FABIOLA BUSTOS ESPINOZA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895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0" calcext:value-type="float">
            <text:p>10</text:p>
          </table:table-cell>
          <table:table-cell table:style-name="ce649" office:value-type="string" calcext:value-type="string">
            <text:p>FABIANO GAIDESKI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1921</text:p>
          </table:table-cell>
          <table:table-cell table:style-name="ce651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FABIO ANDRÉ SILVA SANTOS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940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IRACI TOFOLI CULAU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53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JAQUELINE LAMOUR VAZ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54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4" calcext:value-type="float">
            <text:p>14</text:p>
          </table:table-cell>
          <table:table-cell table:style-name="ce84" office:value-type="string" calcext:value-type="string">
            <text:p>JEFERSON BRITO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896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5" calcext:value-type="float">
            <text:p>15</text:p>
          </table:table-cell>
          <table:table-cell table:style-name="ce84" office:value-type="string" calcext:value-type="string">
            <text:p>JOSIANE APARECIDA NOGUEIRA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930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6" calcext:value-type="float">
            <text:p>16</text:p>
          </table:table-cell>
          <table:table-cell table:style-name="ce649" office:value-type="string" calcext:value-type="string">
            <text:p>KARINA PRISCILA DE ANDRADE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08655</text:p>
          </table:table-cell>
          <table:table-cell table:style-name="ce651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7" calcext:value-type="float">
            <text:p>17</text:p>
          </table:table-cell>
          <table:table-cell table:style-name="ce649" office:value-type="string" calcext:value-type="string">
            <text:p>LEANDRO HOMANN</text:p>
          </table:table-cell>
          <table:table-cell table:style-name="ce651" office:value-type="string" calcext:value-type="string">
            <text:p>CANCELAMENTO</text:p>
          </table:table-cell>
          <table:table-cell table:style-name="ce651" office:value-type="string" calcext:value-type="string">
            <text:p>201111CLSAG08656</text:p>
          </table:table-cell>
          <table:table-cell table:style-name="ce65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8" calcext:value-type="float">
            <text:p>18</text:p>
          </table:table-cell>
          <table:table-cell table:style-name="ce84" office:value-type="string" calcext:value-type="string">
            <text:p>LINDAMIR DE FATIMA TEIXEIRA P CAMILLO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57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9" calcext:value-type="float">
            <text:p>19</text:p>
          </table:table-cell>
          <table:table-cell table:style-name="ce84" office:value-type="string" calcext:value-type="string">
            <text:p>LUIZ GUSTAVO TORRES</text:p>
          </table:table-cell>
          <table:table-cell table:style-name="ce650" office:value-type="string" calcext:value-type="string">
            <text:p>CONCLUÍDO 2015</text:p>
          </table:table-cell>
          <table:table-cell table:style-name="ce650" office:value-type="string" calcext:value-type="string">
            <text:p>201111CLSAG11933</text:p>
          </table:table-cell>
          <table:table-cell table:style-name="ce65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0" calcext:value-type="float">
            <text:p>20</text:p>
          </table:table-cell>
          <table:table-cell table:style-name="ce649" office:value-type="string" calcext:value-type="string">
            <text:p>MARCOS JOSE LEDIO MARTINS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08659</text:p>
          </table:table-cell>
          <table:table-cell table:style-name="ce651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1" calcext:value-type="float">
            <text:p>21</text:p>
          </table:table-cell>
          <table:table-cell table:style-name="ce649" office:value-type="string" calcext:value-type="string">
            <text:p>MARCOS VITOR BRUNETTA SOUZA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0347 </text:p>
          </table:table-cell>
          <table:table-cell table:style-name="ce651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2" calcext:value-type="float">
            <text:p>22</text:p>
          </table:table-cell>
          <table:table-cell table:style-name="ce84" office:value-type="string" calcext:value-type="string">
            <text:p>MARINA FERREIRA RODRIGUES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60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3" calcext:value-type="float">
            <text:p>23</text:p>
          </table:table-cell>
          <table:table-cell table:style-name="ce84" office:value-type="string" calcext:value-type="string">
            <text:p>MARLOM BEBER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61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84" office:value-type="string" calcext:value-type="string">
            <text:p>MAURICIO DOMINGUES MIKOS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917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5" calcext:value-type="float">
            <text:p>25</text:p>
          </table:table-cell>
          <table:table-cell table:style-name="ce84" office:value-type="string" calcext:value-type="string">
            <text:p>MIGUEL ANGEL PASCUAL PIEDROLA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939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MURILO FRANCISCO TRAVENÇOLI ROSSETIM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63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7" calcext:value-type="float">
            <text:p>27</text:p>
          </table:table-cell>
          <table:table-cell table:style-name="ce649" office:value-type="string" calcext:value-type="string">
            <text:p>PATRICK KLEIN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1931</text:p>
          </table:table-cell>
          <table:table-cell table:style-name="ce651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8" calcext:value-type="float">
            <text:p>28</text:p>
          </table:table-cell>
          <table:table-cell table:style-name="ce649" office:value-type="string" calcext:value-type="string">
            <text:p>RAFAEL RODRIGO MORAES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1898</text:p>
          </table:table-cell>
          <table:table-cell table:style-name="ce651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9" calcext:value-type="float">
            <text:p>29</text:p>
          </table:table-cell>
          <table:table-cell table:style-name="ce649" office:value-type="string" calcext:value-type="string">
            <text:p>RENAN BERNARDO NETO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1898</text:p>
          </table:table-cell>
          <table:table-cell table:style-name="ce651" office:value-type="string" calcext:value-type="string">
            <text:p>EXPIROU TRANCAMENTO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0" calcext:value-type="float">
            <text:p>30</text:p>
          </table:table-cell>
          <table:table-cell table:style-name="ce84" office:value-type="string" calcext:value-type="string">
            <text:p>SAMIR SOBOTA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11923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1" calcext:value-type="float">
            <text:p>31</text:p>
          </table:table-cell>
          <table:table-cell table:style-name="ce649" office:value-type="string" calcext:value-type="string">
            <text:p>SILVIA MILDENBERGER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08666</text:p>
          </table:table-cell>
          <table:table-cell table:style-name="ce651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2" calcext:value-type="float">
            <text:p>32</text:p>
          </table:table-cell>
          <table:table-cell table:style-name="ce649" office:value-type="string" calcext:value-type="string">
            <text:p>TANIA MARCIA SCHIPIURA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0349</text:p>
          </table:table-cell>
          <table:table-cell table:style-name="ce655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3" calcext:value-type="float">
            <text:p>33</text:p>
          </table:table-cell>
          <table:table-cell table:style-name="ce84" office:value-type="string" calcext:value-type="string">
            <text:p>THIAGO WECKER CAPRIGLIONE</text:p>
          </table:table-cell>
          <table:table-cell table:style-name="ce650" office:value-type="string" calcext:value-type="string">
            <text:p>CONCLUÍDO 2012</text:p>
          </table:table-cell>
          <table:table-cell table:style-name="ce650" office:value-type="string" calcext:value-type="string">
            <text:p>201111CLSAG08672</text:p>
          </table:table-cell>
          <table:table-cell table:style-name="ce65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4" calcext:value-type="float">
            <text:p>34</text:p>
          </table:table-cell>
          <table:table-cell table:style-name="ce649" office:value-type="string" calcext:value-type="string">
            <text:p>VERA REGINA RAUEN ABAGE</text:p>
          </table:table-cell>
          <table:table-cell table:style-name="ce651" office:value-type="string" calcext:value-type="string">
            <text:p>ABANDONO</text:p>
          </table:table-cell>
          <table:table-cell table:style-name="ce651" office:value-type="string" calcext:value-type="string">
            <text:p>201111CLSAG11915</text:p>
          </table:table-cell>
          <table:table-cell table:style-name="ce651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5" calcext:value-type="float">
            <text:p>35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6" calcext:value-type="float">
            <text:p>36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8" calcext:value-type="float">
            <text:p>38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9" calcext:value-type="float">
            <text:p>39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0" calcext:value-type="float">
            <text:p>40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table-cell table:style-name="ce39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1" calcext:value-type="float">
            <text:p>2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2" calcext:value-type="float">
            <text:p>12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gro 2012" table:style-name="ta5">
        <table:table-column table:style-name="co1" table:default-cell-style-name="Default"/>
        <table:table-column table:style-name="co31" table:default-cell-style-name="Default"/>
        <table:table-column table:style-name="co26" table:number-columns-repeated="2" table:default-cell-style-name="Default"/>
        <table:table-column table:style-name="co32" table:default-cell-style-name="Default"/>
        <table:table-column table:style-name="co6" table:number-columns-repeated="4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AGROECOLOGIA 2012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5" office:value-type="string" calcext:value-type="string">
            <text:p>Nº 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" calcext:value-type="float">
            <text:p>1</text:p>
          </table:table-cell>
          <table:table-cell table:style-name="ce649" office:value-type="string" calcext:value-type="string">
            <text:p>ALISSON TESSAROLO DE ALMEID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07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" calcext:value-type="float">
            <text:p>2</text:p>
          </table:table-cell>
          <table:table-cell table:style-name="ce649" office:value-type="string" calcext:value-type="string">
            <text:p>ANA THAIZ DE OLIV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0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" calcext:value-type="float">
            <text:p>3</text:p>
          </table:table-cell>
          <table:table-cell table:style-name="ce649" office:value-type="string" calcext:value-type="string">
            <text:p>ARILSON ANTONIO DE ANDRADE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09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4" calcext:value-type="float">
            <text:p>4</text:p>
          </table:table-cell>
          <table:table-cell table:style-name="ce649" office:value-type="string" calcext:value-type="string">
            <text:p>BRENO FONSECA RODRIGU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10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5" calcext:value-type="float">
            <text:p>5</text:p>
          </table:table-cell>
          <table:table-cell table:style-name="ce649" office:value-type="string" calcext:value-type="string">
            <text:p>CLEVERSON LUIZ LEÃO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211CLSAG18014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DANIEL BENAT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9007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7" calcext:value-type="float">
            <text:p>7</text:p>
          </table:table-cell>
          <table:table-cell table:style-name="ce649" office:value-type="string" calcext:value-type="string">
            <text:p>DANIEL GOULART DOS SAN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1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8" calcext:value-type="float">
            <text:p>8</text:p>
          </table:table-cell>
          <table:table-cell table:style-name="ce649" office:value-type="string" calcext:value-type="string">
            <text:p>DANIELI BATISTA DINIZ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21</text:p>
          </table:table-cell>
          <table:table-cell table:style-name="ce643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9" calcext:value-type="float">
            <text:p>9</text:p>
          </table:table-cell>
          <table:table-cell table:style-name="ce649" office:value-type="string" calcext:value-type="string">
            <text:p>DANIELLI DE CASTRO RODRIGU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25</text:p>
          </table:table-cell>
          <table:table-cell table:style-name="ce658" office:value-type="string" calcext:value-type="string">
            <text:p>TRANCAMENTO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ELAINE RODRIGUES DOS SANTOS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211CLSAG18028</text:p>
          </table:table-cell>
          <table:table-cell table:style-name="ce65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1" calcext:value-type="float">
            <text:p>11</text:p>
          </table:table-cell>
          <table:table-cell table:style-name="ce649" office:value-type="string" calcext:value-type="string">
            <text:p>ELISANGELA RAZERA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211CLSAG18030</text:p>
          </table:table-cell>
          <table:table-cell table:style-name="ce643" office:value-type="string" calcext:value-type="string">
            <text:p>Prot. 61/12 27/04/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FRANCIELI LEDERER KRZYZANOVSKI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036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FRANCIELI SEGUR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9004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4" calcext:value-type="float">
            <text:p>14</text:p>
          </table:table-cell>
          <table:table-cell table:style-name="ce84" office:value-type="string" calcext:value-type="string">
            <text:p>GISELE GASPARETO RAMO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041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5" calcext:value-type="float">
            <text:p>15</text:p>
          </table:table-cell>
          <table:table-cell table:style-name="ce84" office:value-type="string" calcext:value-type="string">
            <text:p>IVONI COELHO DE SOUZ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045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6" calcext:value-type="float">
            <text:p>16</text:p>
          </table:table-cell>
          <table:table-cell table:style-name="ce84" office:value-type="string" calcext:value-type="string">
            <text:p>JAMILE DAOU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046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7" calcext:value-type="float">
            <text:p>17</text:p>
          </table:table-cell>
          <table:table-cell table:style-name="ce84" office:value-type="string" calcext:value-type="string">
            <text:p>JANSSE JASKIEVICZ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047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8" calcext:value-type="float">
            <text:p>18</text:p>
          </table:table-cell>
          <table:table-cell table:style-name="ce649" office:value-type="string" calcext:value-type="string">
            <text:p>JAQUELINE CRISTINE DE SOUZA DUARTE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211CLSAG18082</text:p>
          </table:table-cell>
          <table:table-cell table:style-name="ce643" office:value-type="string" calcext:value-type="string">
            <text:p>Prot. 56/12 13/04/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9" calcext:value-type="float">
            <text:p>19</text:p>
          </table:table-cell>
          <table:table-cell table:style-name="ce649" office:value-type="string" calcext:value-type="string">
            <text:p>KEILA APARECIDA SEGUR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83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0" calcext:value-type="float">
            <text:p>20</text:p>
          </table:table-cell>
          <table:table-cell table:style-name="ce649" office:value-type="string" calcext:value-type="string">
            <text:p>KELLY CRISTINA PADILH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84</text:p>
          </table:table-cell>
          <table:table-cell table:style-name="ce643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LEANDRO HOMANN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097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2" calcext:value-type="float">
            <text:p>22</text:p>
          </table:table-cell>
          <table:table-cell table:style-name="ce649" office:value-type="string" calcext:value-type="string">
            <text:p>LUCIANO MURILO KUPK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9003</text:p>
          </table:table-cell>
          <table:table-cell table:style-name="ce643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3" calcext:value-type="float">
            <text:p>23</text:p>
          </table:table-cell>
          <table:table-cell table:style-name="ce649" office:value-type="string" calcext:value-type="string">
            <text:p>LUCINEA ELVIRA PIANAR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9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4" calcext:value-type="float">
            <text:p>24</text:p>
          </table:table-cell>
          <table:table-cell table:style-name="ce649" office:value-type="string" calcext:value-type="string">
            <text:p>MARCELO CUNIC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099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5" calcext:value-type="float">
            <text:p>25</text:p>
          </table:table-cell>
          <table:table-cell table:style-name="ce649" office:value-type="string" calcext:value-type="string">
            <text:p>MARCELO LEDERER KRZYZANOV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100</text:p>
          </table:table-cell>
          <table:table-cell table:style-name="ce643" office:value-type="string" calcext:value-type="string">
            <text:p>TRANCAMENTO EXPIRADO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6" calcext:value-type="float">
            <text:p>26</text:p>
          </table:table-cell>
          <table:table-cell table:style-name="ce649" office:value-type="string" calcext:value-type="string">
            <text:p>MARIA DO SOCORRO NASCIMENTO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211CLSAG18101</text:p>
          </table:table-cell>
          <table:table-cell table:style-name="ce643" office:value-type="string" calcext:value-type="string">
            <text:p>Prot. 33/2012 05/03/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7" calcext:value-type="float">
            <text:p>27</text:p>
          </table:table-cell>
          <table:table-cell table:style-name="ce649" office:value-type="string" calcext:value-type="string">
            <text:p>ROBERTO FREITAS LOBÃ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102</text:p>
          </table:table-cell>
          <table:table-cell table:style-name="ce643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8" calcext:value-type="float">
            <text:p>28</text:p>
          </table:table-cell>
          <table:table-cell table:style-name="ce649" office:value-type="string" calcext:value-type="string">
            <text:p>SABRINA EMILY DOS SAN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103</text:p>
          </table:table-cell>
          <table:table-cell table:style-name="ce658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9" calcext:value-type="float">
            <text:p>29</text:p>
          </table:table-cell>
          <table:table-cell table:style-name="ce649" office:value-type="string" calcext:value-type="string">
            <text:p>SAMUEL BRAMBILLA DE A. SAN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104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0" calcext:value-type="float">
            <text:p>30</text:p>
          </table:table-cell>
          <table:table-cell table:style-name="ce84" office:value-type="string" calcext:value-type="string">
            <text:p>SIMONE APARECIDA BIANCO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211CLSAG18105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1" calcext:value-type="float">
            <text:p>31</text:p>
          </table:table-cell>
          <table:table-cell table:style-name="ce84" office:value-type="string" calcext:value-type="string">
            <text:p>SOLANGE MOREIRA DA SILV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106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2" calcext:value-type="float">
            <text:p>32</text:p>
          </table:table-cell>
          <table:table-cell table:style-name="ce649" office:value-type="string" calcext:value-type="string">
            <text:p>TAILISE ZANIN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8107</text:p>
          </table:table-cell>
          <table:table-cell table:style-name="ce643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3" calcext:value-type="float">
            <text:p>33</text:p>
          </table:table-cell>
          <table:table-cell table:style-name="ce84" office:value-type="string" calcext:value-type="string">
            <text:p>THALES BEVILACQUA MENDONÇ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AG18108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4" calcext:value-type="float">
            <text:p>34</text:p>
          </table:table-cell>
          <table:table-cell table:style-name="ce649" office:value-type="string" calcext:value-type="string">
            <text:p>VANESSA SEGUR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AG19005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5" calcext:value-type="float">
            <text:p>35</text:p>
          </table:table-cell>
          <table:table-cell table:style-name="ce84" office:value-type="string" calcext:value-type="string">
            <text:p>WILLIAN EDUARDO KOCHINSKI</text:p>
          </table:table-cell>
          <table:table-cell table:style-name="ce641" office:value-type="string" calcext:value-type="string">
            <text:p>CONCLUÍDO 2015</text:p>
          </table:table-cell>
          <table:table-cell table:style-name="ce641" office:value-type="string" calcext:value-type="string">
            <text:p>201211CLSAG18109</text:p>
          </table:table-cell>
          <table:table-cell table:style-name="ce66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6" calcext:value-type="float">
            <text:p>36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8" calcext:value-type="float">
            <text:p>38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9" calcext:value-type="float">
            <text:p>39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0" calcext:value-type="float">
            <text:p>40</text:p>
          </table:table-cell>
          <table:table-cell table:style-name="ce84"/>
          <table:table-cell table:style-name="ce641" table:number-columns-repeated="3"/>
          <table:table-cell table:style-name="ce81" table:number-columns-repeated="21"/>
          <table:table-cell table:number-columns-repeated="998"/>
        </table:table-row>
        <table:table-row table:style-name="ro4" table:visibility="collapse">
          <table:table-cell table:style-name="ce656" table:number-columns-repeated="2"/>
          <table:table-cell table:style-name="ce65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4" calcext:value-type="float">
            <text:p>4</text:p>
          </table:table-cell>
          <table:table-cell table:style-name="ce644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13" calcext:value-type="float">
            <text:p>13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8" calcext:value-type="float">
            <text:p>18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3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tMec2020" table:style-name="ta6">
        <office:forms form:automatic-focus="false" form:apply-design-mode="false"/>
        <table:table-column table:style-name="co1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9" table:default-cell-style-name="Default"/>
        <table:table-column table:style-name="co8" table:number-columns-repeated="981" table:default-cell-style-name="Default"/>
        <table:table-row table:style-name="ro3">
          <table:table-cell table:style-name="ce94"/>
          <table:table-cell table:style-name="ce99"/>
          <table:table-cell table:style-name="ce948" office:value-type="string" calcext:value-type="string" table:number-columns-spanned="3" table:number-rows-spanned="1">
            <text:p>ELETROMECANICA - 2019 – MANHÃ</text:p>
          </table:table-cell>
          <table:covered-table-cell table:style-name="ce112"/>
          <table:covered-table-cell table:style-name="ce120"/>
          <table:table-cell table:style-name="ce948"/>
          <table:table-cell table:style-name="ce948" office:value-type="string" calcext:value-type="string" table:number-columns-spanned="3" table:number-rows-spanned="1">
            <text:p>DADOS PESSOAIS</text:p>
          </table:table-cell>
          <table:covered-table-cell table:style-name="ce112"/>
          <table:covered-table-cell table:style-name="ce120"/>
          <table:table-cell table:style-name="ce948" office:value-type="string" calcext:value-type="string" table:number-columns-spanned="3" table:number-rows-spanned="1">
            <text:p>DADOS DE CONTATO</text:p>
          </table:table-cell>
          <table:covered-table-cell table:style-name="ce112"/>
          <table:covered-table-cell table:style-name="ce120"/>
          <table:table-cell table:style-name="ce948" office:value-type="string" calcext:value-type="string" table:number-columns-spanned="2" table:number-rows-spanned="1">
            <text:p>FORMA DE INGRESSO</text:p>
          </table:table-cell>
          <table:covered-table-cell table:style-name="ce120"/>
          <table:table-cell table:style-name="ce1510" office:value-type="string" calcext:value-type="string" table:number-columns-spanned="6" table:number-rows-spanned="1">
            <text:p>1º SEMESTRE</text:p>
          </table:table-cell>
          <table:covered-table-cell table:number-columns-repeated="4" table:style-name="ce34"/>
          <table:covered-table-cell table:style-name="ce149"/>
          <table:table-cell table:style-name="ce141" office:value-type="string" calcext:value-type="string" table:number-columns-spanned="8" table:number-rows-spanned="1">
            <text:p>2º SEMESTRE</text:p>
          </table:table-cell>
          <table:covered-table-cell table:number-columns-repeated="6" table:style-name="ce34"/>
          <table:covered-table-cell table:style-name="ce149"/>
          <table:table-cell table:style-name="ce1510" office:value-type="string" calcext:value-type="string" table:number-columns-spanned="7" table:number-rows-spanned="1">
            <text:p>3º SEMESTRE</text:p>
          </table:table-cell>
          <table:covered-table-cell table:number-columns-repeated="5" table:style-name="ce34"/>
          <table:covered-table-cell table:style-name="ce149"/>
          <table:table-cell table:style-name="ce141" office:value-type="string" calcext:value-type="string" table:number-columns-spanned="8" table:number-rows-spanned="1">
            <text:p>4º SEMESTRE</text:p>
          </table:table-cell>
          <table:covered-table-cell table:number-columns-repeated="6" table:style-name="ce34"/>
          <table:covered-table-cell table:style-name="ce149"/>
          <table:table-cell table:number-columns-repeated="981"/>
        </table:table-row>
        <table:table-row table:style-name="ro3">
          <table:table-cell table:style-name="ce95" office:value-type="string" calcext:value-type="string">
            <text:p>Nº </text:p>
          </table:table-cell>
          <table:table-cell table:style-name="ce100" office:value-type="string" calcext:value-type="string">
            <text:p>ALUNO(A)</text:p>
          </table:table-cell>
          <table:table-cell table:style-name="ce95" office:value-type="string" calcext:value-type="string">
            <text:p>STATUS</text:p>
          </table:table-cell>
          <table:table-cell table:style-name="ce113" office:value-type="string" calcext:value-type="string">
            <text:p>MATRÍCULA</text:p>
          </table:table-cell>
          <table:table-cell table:style-name="ce100" office:value-type="string" calcext:value-type="string">
            <text:p>OBSERVAÇÃO</text:p>
          </table:table-cell>
          <table:table-cell table:style-name="ce399" office:value-type="string" calcext:value-type="string">
            <text:p>ANÁLISE 12/19</text:p>
          </table:table-cell>
          <table:table-cell table:style-name="ce95" office:value-type="string" calcext:value-type="string">
            <text:p>NASCIMENTO</text:p>
          </table:table-cell>
          <table:table-cell table:style-name="ce113" office:value-type="string" calcext:value-type="string">
            <text:p>CPF</text:p>
          </table:table-cell>
          <table:table-cell table:style-name="ce100" office:value-type="string" calcext:value-type="string">
            <text:p>RG</text:p>
          </table:table-cell>
          <table:table-cell table:style-name="ce95" office:value-type="string" calcext:value-type="string">
            <text:p>E-MAIL</text:p>
          </table:table-cell>
          <table:table-cell table:style-name="ce113" office:value-type="string" calcext:value-type="string">
            <text:p>CELULAR</text:p>
          </table:table-cell>
          <table:table-cell table:style-name="ce100" office:value-type="string" calcext:value-type="string">
            <text:p>TEL. FIXO</text:p>
          </table:table-cell>
          <table:table-cell table:style-name="ce95" office:value-type="string" calcext:value-type="string">
            <text:p>CHAMADA</text:p>
          </table:table-cell>
          <table:table-cell table:style-name="ce610" office:value-type="string" calcext:value-type="string">
            <text:p>COTA</text:p>
          </table:table-cell>
          <table:table-cell table:style-name="ce142" office:value-type="string" calcext:value-type="string">
            <text:p>CE</text:p>
          </table:table-cell>
          <table:table-cell table:style-name="ce148" office:value-type="string" calcext:value-type="string">
            <text:p>MB</text:p>
          </table:table-cell>
          <table:table-cell table:style-name="ce148" office:value-type="string" calcext:value-type="string">
            <text:p>TA</text:p>
          </table:table-cell>
          <table:table-cell table:style-name="ce148" office:value-type="string" calcext:value-type="string">
            <text:p>RPI</text:p>
          </table:table-cell>
          <table:table-cell table:style-name="ce148" office:value-type="string" calcext:value-type="string">
            <text:p>IB</text:p>
          </table:table-cell>
          <table:table-cell table:style-name="ce150" office:value-type="string" calcext:value-type="string">
            <text:p>LE</text:p>
          </table:table-cell>
          <table:table-cell table:style-name="ce142" office:value-type="string" calcext:value-type="string">
            <text:p>SO</text:p>
          </table:table-cell>
          <table:table-cell table:style-name="ce148" office:value-type="string" calcext:value-type="string">
            <text:p>LE II</text:p>
          </table:table-cell>
          <table:table-cell table:style-name="ce148" office:value-type="string" calcext:value-type="string">
            <text:p>MC</text:p>
          </table:table-cell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DT</text:p>
          </table:table-cell>
          <table:table-cell table:style-name="ce150" office:value-type="string" calcext:value-type="string">
            <text:p>GP</text:p>
          </table:table-cell>
          <table:table-cell table:style-name="ce148" office:value-type="string" calcext:value-type="string">
            <text:p>EM</text:p>
          </table:table-cell>
          <table:table-cell table:style-name="ce150" office:value-type="string" calcext:value-type="string">
            <text:p>TA II</text:p>
          </table:table-cell>
          <table:table-cell table:style-name="ce142" office:value-type="string" calcext:value-type="string">
            <text:p>EE</text:p>
          </table:table-cell>
          <table:table-cell table:style-name="ce148" office:value-type="string" calcext:value-type="string">
            <text:p>RA</text:p>
          </table:table-cell>
          <table:table-cell table:style-name="ce148" office:value-type="string" calcext:value-type="string">
            <text:p>MF</text:p>
          </table:table-cell>
          <table:table-cell table:style-name="ce148" office:value-type="string" calcext:value-type="string">
            <text:p>GQ</text:p>
          </table:table-cell>
          <table:table-cell table:style-name="ce148" office:value-type="string" calcext:value-type="string">
            <text:p>DE</text:p>
          </table:table-cell>
          <table:table-cell table:style-name="ce150" office:value-type="string" calcext:value-type="string">
            <text:p>GM</text:p>
          </table:table-cell>
          <table:table-cell table:style-name="ce150" office:value-type="string" calcext:value-type="string">
            <text:p>EB</text:p>
          </table:table-cell>
          <table:table-cell table:style-name="ce142" office:value-type="string" calcext:value-type="string">
            <text:p>OC</text:p>
          </table:table-cell>
          <table:table-cell table:style-name="ce148" office:value-type="string" calcext:value-type="string">
            <text:p>EI</text:p>
          </table:table-cell>
          <table:table-cell table:style-name="ce148" office:value-type="string" calcext:value-type="string">
            <text:p>PE</text:p>
          </table:table-cell>
          <table:table-cell table:style-name="ce148" office:value-type="string" calcext:value-type="string">
            <text:p>D TR</text:p>
          </table:table-cell>
          <table:table-cell table:style-name="ce148" office:value-type="string" calcext:value-type="string">
            <text:p>FC</text:p>
          </table:table-cell>
          <table:table-cell table:style-name="ce150" office:value-type="string" calcext:value-type="string">
            <text:p>LO</text:p>
          </table:table-cell>
          <table:table-cell table:style-name="ce148" office:value-type="string" calcext:value-type="string">
            <text:p>GP</text:p>
          </table:table-cell>
          <table:table-cell table:style-name="ce150" office:value-type="string" calcext:value-type="string">
            <text:p>AP</text:p>
          </table:table-cell>
          <table:table-cell table:number-columns-repeated="981"/>
        </table:table-row>
        <table:table-row table:style-name="ro3">
          <table:table-cell table:style-name="ce267" office:value-type="float" office:value="1" calcext:value-type="float">
            <text:p>1</text:p>
          </table:table-cell>
          <table:table-cell table:style-name="ce303" office:value-type="string" calcext:value-type="string">
            <text:p>Student One of Four</text:p>
          </table:table-cell>
          <table:table-cell table:style-name="ce279" office:value-type="string" calcext:value-type="string">
            <text:p>ATIVO</text:p>
          </table:table-cell>
          <table:table-cell table:style-name="ce279" office:value-type="float" office:value="20191234597" calcext:value-type="float">
            <text:p>20191234597</text:p>
          </table:table-cell>
          <table:table-cell table:style-name="ce286"/>
          <table:table-cell table:style-name="ce450"/>
          <table:table-cell table:style-name="ce130" office:value-type="date" office:date-value="2000-08-16" calcext:value-type="date">
            <text:p>16/08/2000</text:p>
          </table:table-cell>
          <table:table-cell table:style-name="ce108"/>
          <table:table-cell table:style-name="ce108" office:value-type="string" calcext:value-type="string">
            <text:p>RG RG 1</text:p>
          </table:table-cell>
          <table:table-cell table:style-name="ce108" table:number-columns-repeated="5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" calcext:value-type="float">
            <text:p>2</text:p>
          </table:table-cell>
          <table:table-cell table:style-name="ce303" office:value-type="string" calcext:value-type="string">
            <text:p>Student Mistery of Four</text:p>
          </table:table-cell>
          <table:table-cell table:style-name="ce279" office:value-type="string" calcext:value-type="string">
            <text:p>ATIVO</text:p>
          </table:table-cell>
          <table:table-cell table:style-name="ce279" office:value-type="float" office:value="20191234577" calcext:value-type="float">
            <text:p>20191234577</text:p>
          </table:table-cell>
          <table:table-cell table:style-name="ce267" table:number-columns-repeated="2"/>
          <table:table-cell table:style-name="ce131" office:value-type="date" office:date-value="1992-08-10" calcext:value-type="date">
            <text:p>10/08/1992</text:p>
          </table:table-cell>
          <table:table-cell table:style-name="ce109"/>
          <table:table-cell table:style-name="ce109" office:value-type="string" calcext:value-type="string">
            <text:p>RG ST 2</text:p>
          </table:table-cell>
          <table:table-cell table:style-name="ce109" table:number-columns-repeated="5"/>
          <table:table-cell table:style-name="ce668" table:number-columns-repeated="15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6">
          <table:table-cell table:style-name="ce267" office:value-type="float" office:value="3" calcext:value-type="float">
            <text:p>3</text:p>
          </table:table-cell>
          <table:table-cell table:style-name="ce303"/>
          <table:table-cell table:style-name="ce279" table:number-columns-repeated="2"/>
          <table:table-cell table:style-name="ce267"/>
          <table:table-cell table:style-name="ce665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83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4" calcext:value-type="float">
            <text:p>4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5" calcext:value-type="float">
            <text:p>5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6" calcext:value-type="float">
            <text:p>6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7" calcext:value-type="float">
            <text:p>7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8" calcext:value-type="float">
            <text:p>8</text:p>
          </table:table-cell>
          <table:table-cell table:style-name="ce303"/>
          <table:table-cell table:style-name="ce279" table:number-columns-repeated="2"/>
          <table:table-cell table:style-name="ce663" table:number-columns-repeated="2"/>
          <table:table-cell table:style-name="ce131"/>
          <table:table-cell table:style-name="ce109" table:number-columns-repeated="5"/>
          <table:table-cell table:style-name="ce108"/>
          <table:table-cell table:style-name="ce109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9" calcext:value-type="float">
            <text:p>9</text:p>
          </table:table-cell>
          <table:table-cell table:style-name="ce303"/>
          <table:table-cell table:style-name="ce279" table:number-columns-repeated="2"/>
          <table:table-cell table:style-name="ce664"/>
          <table:table-cell table:style-name="ce666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0" calcext:value-type="float">
            <text:p>10</text:p>
          </table:table-cell>
          <table:table-cell table:style-name="ce303"/>
          <table:table-cell table:style-name="ce279" table:number-columns-repeated="2"/>
          <table:table-cell table:style-name="ce664"/>
          <table:table-cell table:style-name="ce666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1" calcext:value-type="float">
            <text:p>11</text:p>
          </table:table-cell>
          <table:table-cell table:style-name="ce303"/>
          <table:table-cell table:style-name="ce279" table:number-columns-repeated="2"/>
          <table:table-cell table:style-name="ce286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8" office:value-type="float" office:value="12" calcext:value-type="float">
            <text:p>12</text:p>
          </table:table-cell>
          <table:table-cell table:style-name="ce305"/>
          <table:table-cell table:style-name="ce603"/>
          <table:table-cell table:style-name="ce280"/>
          <table:table-cell table:style-name="ce603" table:number-columns-repeated="2"/>
          <table:table-cell table:style-name="ce667"/>
          <table:table-cell table:style-name="ce318" table:number-columns-repeated="7"/>
          <table:table-cell table:style-name="ce669"/>
          <table:table-cell table:style-name="ce674" table:number-columns-repeated="4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style-name="ce669"/>
          <table:table-cell table:style-name="ce674" table:number-columns-repeated="5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number-columns-repeated="981"/>
        </table:table-row>
        <table:table-row table:style-name="ro3">
          <table:table-cell table:style-name="ce267" office:value-type="float" office:value="13" calcext:value-type="float">
            <text:p>13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4" calcext:value-type="float">
            <text:p>14</text:p>
          </table:table-cell>
          <table:table-cell table:style-name="ce303"/>
          <table:table-cell table:style-name="ce279" table:number-columns-repeated="2"/>
          <table:table-cell table:style-name="ce664"/>
          <table:table-cell table:style-name="ce666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7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5" calcext:value-type="float">
            <text:p>15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7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6" calcext:value-type="float">
            <text:p>16</text:p>
          </table:table-cell>
          <table:table-cell table:style-name="ce303"/>
          <table:table-cell table:style-name="ce279" table:number-columns-repeated="2"/>
          <table:table-cell table:style-name="ce285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7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7" calcext:value-type="float">
            <text:p>17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7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8" calcext:value-type="float">
            <text:p>18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7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19" calcext:value-type="float">
            <text:p>19</text:p>
          </table:table-cell>
          <table:table-cell table:style-name="ce303"/>
          <table:table-cell table:style-name="ce279" table:number-columns-repeated="2"/>
          <table:table-cell table:style-name="ce267"/>
          <table:table-cell table:style-name="ce665"/>
          <table:table-cell table:style-name="ce133"/>
          <table:table-cell table:style-name="ce109"/>
          <table:table-cell table:style-name="ce439"/>
          <table:table-cell table:style-name="ce109" table:number-columns-repeated="5"/>
          <table:table-cell table:style-name="ce668"/>
          <table:table-cell table:style-name="ce673" table:number-columns-repeated="4"/>
          <table:table-cell table:style-name="ce678"/>
          <table:table-cell table:style-name="ce683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301" office:value-type="float" office:value="20" calcext:value-type="float">
            <text:p>20</text:p>
          </table:table-cell>
          <table:table-cell table:style-name="ce304"/>
          <table:table-cell table:style-name="ce445"/>
          <table:table-cell table:style-name="ce309"/>
          <table:table-cell table:style-name="ce301" table:number-columns-repeated="2"/>
          <table:table-cell table:style-name="ce136" table:number-columns-repeated="8"/>
          <table:table-cell table:style-name="ce670"/>
          <table:table-cell table:style-name="ce675" table:number-columns-repeated="4"/>
          <table:table-cell table:style-name="ce680"/>
          <table:table-cell table:style-name="ce670"/>
          <table:table-cell table:style-name="ce675" table:number-columns-repeated="6"/>
          <table:table-cell table:style-name="ce680"/>
          <table:table-cell table:style-name="ce670"/>
          <table:table-cell table:style-name="ce675" table:number-columns-repeated="5"/>
          <table:table-cell table:style-name="ce680"/>
          <table:table-cell table:style-name="ce670"/>
          <table:table-cell table:style-name="ce675" table:number-columns-repeated="6"/>
          <table:table-cell table:style-name="ce680"/>
          <table:table-cell table:number-columns-repeated="981"/>
        </table:table-row>
        <table:table-row table:style-name="ro3">
          <table:table-cell table:style-name="ce267" office:value-type="float" office:value="21" calcext:value-type="float">
            <text:p>21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 table:number-columns-repeated="9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2" calcext:value-type="float">
            <text:p>22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83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3" calcext:value-type="float">
            <text:p>23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4" calcext:value-type="float">
            <text:p>24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/>
          <table:table-cell table:style-name="ce439"/>
          <table:table-cell table:style-name="ce109" table:number-columns-repeated="5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5" calcext:value-type="float">
            <text:p>25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6" calcext:value-type="float">
            <text:p>26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7" calcext:value-type="float">
            <text:p>27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3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8" calcext:value-type="float">
            <text:p>28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29" calcext:value-type="float">
            <text:p>29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3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30" calcext:value-type="float">
            <text:p>30</text:p>
          </table:table-cell>
          <table:table-cell table:style-name="ce303"/>
          <table:table-cell table:style-name="ce279" table:number-columns-repeated="2"/>
          <table:table-cell table:style-name="ce285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8" office:value-type="float" office:value="31" calcext:value-type="float">
            <text:p>31</text:p>
          </table:table-cell>
          <table:table-cell table:style-name="ce305"/>
          <table:table-cell table:style-name="ce603"/>
          <table:table-cell table:style-name="ce280"/>
          <table:table-cell table:style-name="ce268" table:number-columns-repeated="2"/>
          <table:table-cell table:style-name="ce294"/>
          <table:table-cell table:style-name="ce318" table:number-columns-repeated="7"/>
          <table:table-cell table:style-name="ce669"/>
          <table:table-cell table:style-name="ce674" table:number-columns-repeated="4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style-name="ce669"/>
          <table:table-cell table:style-name="ce674" table:number-columns-repeated="5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number-columns-repeated="981"/>
        </table:table-row>
        <table:table-row table:style-name="ro3">
          <table:table-cell table:style-name="ce301" office:value-type="float" office:value="32" calcext:value-type="float">
            <text:p>32</text:p>
          </table:table-cell>
          <table:table-cell table:style-name="ce304"/>
          <table:table-cell table:style-name="ce445"/>
          <table:table-cell table:style-name="ce309"/>
          <table:table-cell table:style-name="ce603" table:number-columns-repeated="2"/>
          <table:table-cell table:style-name="ce134"/>
          <table:table-cell table:style-name="ce136" table:number-columns-repeated="7"/>
          <table:table-cell table:style-name="ce671"/>
          <table:table-cell table:style-name="ce676" table:number-columns-repeated="4"/>
          <table:table-cell table:style-name="ce681"/>
          <table:table-cell table:style-name="ce671"/>
          <table:table-cell table:style-name="ce676" table:number-columns-repeated="6"/>
          <table:table-cell table:style-name="ce681"/>
          <table:table-cell table:style-name="ce671"/>
          <table:table-cell table:style-name="ce676" table:number-columns-repeated="5"/>
          <table:table-cell table:style-name="ce681"/>
          <table:table-cell table:style-name="ce671"/>
          <table:table-cell table:style-name="ce676" table:number-columns-repeated="6"/>
          <table:table-cell table:style-name="ce681"/>
          <table:table-cell table:number-columns-repeated="981"/>
        </table:table-row>
        <table:table-row table:style-name="ro3">
          <table:table-cell table:style-name="ce267" office:value-type="float" office:value="33" calcext:value-type="float">
            <text:p>33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8" office:value-type="float" office:value="34" calcext:value-type="float">
            <text:p>34</text:p>
          </table:table-cell>
          <table:table-cell table:style-name="ce305"/>
          <table:table-cell table:style-name="ce603"/>
          <table:table-cell table:style-name="ce280"/>
          <table:table-cell table:style-name="ce603" table:number-columns-repeated="2"/>
          <table:table-cell table:style-name="ce294"/>
          <table:table-cell table:style-name="ce318" table:number-columns-repeated="7"/>
          <table:table-cell table:style-name="ce669"/>
          <table:table-cell table:style-name="ce674" table:number-columns-repeated="4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style-name="ce669"/>
          <table:table-cell table:style-name="ce674" table:number-columns-repeated="5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number-columns-repeated="981"/>
        </table:table-row>
        <table:table-row table:style-name="ro3">
          <table:table-cell table:style-name="ce267" office:value-type="float" office:value="35" calcext:value-type="float">
            <text:p>35</text:p>
          </table:table-cell>
          <table:table-cell table:style-name="ce303"/>
          <table:table-cell table:style-name="ce279" table:number-columns-repeated="2"/>
          <table:table-cell table:style-name="ce605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36" calcext:value-type="float">
            <text:p>36</text:p>
          </table:table-cell>
          <table:table-cell table:style-name="ce303"/>
          <table:table-cell table:style-name="ce279" table:number-columns-repeated="2"/>
          <table:table-cell table:style-name="ce267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267" office:value-type="float" office:value="37" calcext:value-type="float">
            <text:p>37</text:p>
          </table:table-cell>
          <table:table-cell table:style-name="ce303"/>
          <table:table-cell table:style-name="ce279" table:number-columns-repeated="2"/>
          <table:table-cell table:style-name="ce285" table:number-columns-repeated="2"/>
          <table:table-cell table:style-name="ce131"/>
          <table:table-cell table:style-name="ce109" table:number-columns-repeated="7"/>
          <table:table-cell table:style-name="ce668"/>
          <table:table-cell table:style-name="ce673" table:number-columns-repeated="4"/>
          <table:table-cell table:style-name="ce678"/>
          <table:table-cell table:style-name="ce683"/>
          <table:table-cell table:style-name="ce673" table:number-columns-repeated="6"/>
          <table:table-cell table:style-name="ce678"/>
          <table:table-cell table:style-name="ce668"/>
          <table:table-cell table:style-name="ce673" table:number-columns-repeated="5"/>
          <table:table-cell table:style-name="ce678"/>
          <table:table-cell table:style-name="ce668"/>
          <table:table-cell table:style-name="ce673" table:number-columns-repeated="6"/>
          <table:table-cell table:style-name="ce678"/>
          <table:table-cell table:number-columns-repeated="981"/>
        </table:table-row>
        <table:table-row table:style-name="ro3">
          <table:table-cell table:style-name="ce301" office:value-type="float" office:value="38" calcext:value-type="float">
            <text:p>38</text:p>
          </table:table-cell>
          <table:table-cell table:style-name="ce304"/>
          <table:table-cell table:style-name="ce445"/>
          <table:table-cell table:style-name="ce309"/>
          <table:table-cell table:style-name="ce301" table:number-columns-repeated="2"/>
          <table:table-cell table:style-name="ce136" table:number-columns-repeated="8"/>
          <table:table-cell table:style-name="ce669"/>
          <table:table-cell table:style-name="ce674" table:number-columns-repeated="4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style-name="ce669"/>
          <table:table-cell table:style-name="ce674" table:number-columns-repeated="5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number-columns-repeated="981"/>
        </table:table-row>
        <table:table-row table:style-name="ro3">
          <table:table-cell table:style-name="ce301" office:value-type="float" office:value="39" calcext:value-type="float">
            <text:p>39</text:p>
          </table:table-cell>
          <table:table-cell table:style-name="ce304"/>
          <table:table-cell table:style-name="ce445"/>
          <table:table-cell table:style-name="ce309"/>
          <table:table-cell table:style-name="ce301" table:number-columns-repeated="2"/>
          <table:table-cell table:style-name="ce134"/>
          <table:table-cell table:style-name="ce136" table:number-columns-repeated="7"/>
          <table:table-cell table:style-name="ce669"/>
          <table:table-cell table:style-name="ce674" table:number-columns-repeated="4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style-name="ce669"/>
          <table:table-cell table:style-name="ce674" table:number-columns-repeated="5"/>
          <table:table-cell table:style-name="ce679"/>
          <table:table-cell table:style-name="ce669"/>
          <table:table-cell table:style-name="ce674" table:number-columns-repeated="6"/>
          <table:table-cell table:style-name="ce679"/>
          <table:table-cell table:number-columns-repeated="981"/>
        </table:table-row>
        <table:table-row table:style-name="ro3">
          <table:table-cell table:style-name="ce267" office:value-type="float" office:value="40" calcext:value-type="float">
            <text:p>40</text:p>
          </table:table-cell>
          <table:table-cell table:style-name="ce306"/>
          <table:table-cell table:style-name="ce282" table:number-columns-repeated="2"/>
          <table:table-cell table:style-name="ce270"/>
          <table:table-cell table:style-name="ce665"/>
          <table:table-cell table:style-name="ce131"/>
          <table:table-cell table:style-name="ce109" table:number-columns-repeated="5"/>
          <table:table-cell table:style-name="ce110" table:number-columns-repeated="2"/>
          <table:table-cell table:style-name="ce672"/>
          <table:table-cell table:style-name="ce677" table:number-columns-repeated="4"/>
          <table:table-cell table:style-name="ce682"/>
          <table:table-cell table:style-name="ce684"/>
          <table:table-cell table:style-name="ce677" table:number-columns-repeated="6"/>
          <table:table-cell table:style-name="ce682"/>
          <table:table-cell table:style-name="ce672"/>
          <table:table-cell table:style-name="ce677" table:number-columns-repeated="5"/>
          <table:table-cell table:style-name="ce682"/>
          <table:table-cell table:style-name="ce672"/>
          <table:table-cell table:style-name="ce677" table:number-columns-repeated="6"/>
          <table:table-cell table:style-name="ce682"/>
          <table:table-cell table:number-columns-repeated="981"/>
        </table:table-row>
        <table:table-row table:style-name="ro3">
          <table:table-cell/>
          <table:table-cell table:style-name="ce106" office:value-type="string" calcext:value-type="string">
            <text:p>Abandonos</text:p>
          </table:table-cell>
          <table:table-cell table:style-name="ce111" table:formula="of:=COUNTIF([.C3:.C42];&quot;ABANDONO&quot;)" office:value-type="float" office:value="0" calcext:value-type="float">
            <text:p>0</text:p>
          </table:table-cell>
          <table:table-cell table:style-name="ce310" office:value-type="string" calcext:value-type="string" table:number-columns-spanned="1" table:number-rows-spanned="3">
            <text:p>TOTAL EM SALA</text:p>
          </table:table-cell>
          <table:table-cell table:style-name="ce106" table:formula="of:=[.A42]-[.C43]-[.C44]-[.C45]" office:value-type="float" office:value="40" calcext:value-type="float" table:number-columns-spanned="1" table:number-rows-spanned="3">
            <text:p>40</text:p>
          </table:table-cell>
          <table:table-cell table:style-name="ce152"/>
          <table:table-cell table:style-name="ce98" table:number-columns-repeated="6"/>
          <table:table-cell table:style-name="ce48"/>
          <table:table-cell table:style-name="ce98"/>
          <table:table-cell table:style-name="ce215" table:number-columns-repeated="29"/>
          <table:table-cell table:number-columns-repeated="981"/>
        </table:table-row>
        <table:table-row table:style-name="ro3">
          <table:table-cell/>
          <table:table-cell table:style-name="ce106" office:value-type="string" calcext:value-type="string">
            <text:p>Cancelamentos</text:p>
          </table:table-cell>
          <table:table-cell table:style-name="ce111" table:formula="of:=COUNTIF([.C3:.C42];&quot;CANCELAMENTO&quot;)" office:value-type="float" office:value="0" calcext:value-type="float">
            <text:p>0</text:p>
          </table:table-cell>
          <table:covered-table-cell table:number-columns-repeated="2" table:style-name="ce662"/>
          <table:table-cell table:style-name="ce152"/>
          <table:table-cell table:style-name="ce98" table:number-columns-repeated="6"/>
          <table:table-cell table:style-name="ce609" office:value-type="string" calcext:value-type="string">
            <text:p>SOMA DEPENDÊNCIAS</text:p>
          </table:table-cell>
          <table:table-cell table:style-name="ce616"/>
          <table:table-cell table:style-name="ce111" table:formula="of:=COUNTIF([.O3:.O42];&quot;DP&quot;)" office:value-type="float" office:value="0" calcext:value-type="float">
            <text:p>0</text:p>
          </table:table-cell>
          <table:table-cell table:style-name="ce111" table:formula="of:=COUNTIF([.P3:.P42];&quot;DP&quot;)" office:value-type="float" office:value="0" calcext:value-type="float">
            <text:p>0</text:p>
          </table:table-cell>
          <table:table-cell table:style-name="ce111" table:formula="of:=COUNTIF([.Q3:.Q42];&quot;DP&quot;)" office:value-type="float" office:value="0" calcext:value-type="float">
            <text:p>0</text:p>
          </table:table-cell>
          <table:table-cell table:style-name="ce111" table:formula="of:=COUNTIF([.R3:.R42];&quot;DP&quot;)" office:value-type="float" office:value="0" calcext:value-type="float">
            <text:p>0</text:p>
          </table:table-cell>
          <table:table-cell table:style-name="ce111" table:formula="of:=COUNTIF([.S3:.S42];&quot;DP&quot;)" office:value-type="float" office:value="0" calcext:value-type="float">
            <text:p>0</text:p>
          </table:table-cell>
          <table:table-cell table:style-name="ce111" table:formula="of:=COUNTIF([.T3:.T42];&quot;DP&quot;)" office:value-type="float" office:value="0" calcext:value-type="float">
            <text:p>0</text:p>
          </table:table-cell>
          <table:table-cell table:style-name="ce111" table:formula="of:=COUNTIF([.U3:.U42];&quot;DP&quot;)" office:value-type="float" office:value="0" calcext:value-type="float">
            <text:p>0</text:p>
          </table:table-cell>
          <table:table-cell table:style-name="ce111" table:formula="of:=COUNTIF([.V3:.V42];&quot;DP&quot;)" office:value-type="float" office:value="0" calcext:value-type="float">
            <text:p>0</text:p>
          </table:table-cell>
          <table:table-cell table:style-name="ce111" table:formula="of:=COUNTIF([.W3:.W42];&quot;DP&quot;)" office:value-type="float" office:value="0" calcext:value-type="float">
            <text:p>0</text:p>
          </table:table-cell>
          <table:table-cell table:style-name="ce111" table:formula="of:=COUNTIF([.X3:.X42];&quot;DP&quot;)" office:value-type="float" office:value="0" calcext:value-type="float">
            <text:p>0</text:p>
          </table:table-cell>
          <table:table-cell table:style-name="ce111" table:formula="of:=COUNTIF([.Y3:.Y42];&quot;DP&quot;)" office:value-type="float" office:value="0" calcext:value-type="float">
            <text:p>0</text:p>
          </table:table-cell>
          <table:table-cell table:style-name="ce111" table:formula="of:=COUNTIF([.Z3:.Z42];&quot;DP&quot;)" office:value-type="float" office:value="0" calcext:value-type="float">
            <text:p>0</text:p>
          </table:table-cell>
          <table:table-cell table:style-name="ce111" table:formula="of:=COUNTIF([.AA3:.AA42];&quot;DP&quot;)" office:value-type="float" office:value="0" calcext:value-type="float">
            <text:p>0</text:p>
          </table:table-cell>
          <table:table-cell table:style-name="ce111" table:formula="of:=COUNTIF([.AB3:.AB42];&quot;DP&quot;)" office:value-type="float" office:value="0" calcext:value-type="float">
            <text:p>0</text:p>
          </table:table-cell>
          <table:table-cell table:style-name="ce111" table:formula="of:=COUNTIF([.AC3:.AC42];&quot;DP&quot;)" office:value-type="float" office:value="0" calcext:value-type="float">
            <text:p>0</text:p>
          </table:table-cell>
          <table:table-cell table:style-name="ce111" table:formula="of:=COUNTIF([.AD3:.AD42];&quot;DP&quot;)" office:value-type="float" office:value="0" calcext:value-type="float">
            <text:p>0</text:p>
          </table:table-cell>
          <table:table-cell table:style-name="ce111" table:formula="of:=COUNTIF([.AE3:.AE42];&quot;DP&quot;)" office:value-type="float" office:value="0" calcext:value-type="float">
            <text:p>0</text:p>
          </table:table-cell>
          <table:table-cell table:style-name="ce111" table:formula="of:=COUNTIF([.AF3:.AF42];&quot;DP&quot;)" office:value-type="float" office:value="0" calcext:value-type="float">
            <text:p>0</text:p>
          </table:table-cell>
          <table:table-cell table:style-name="ce111" table:formula="of:=COUNTIF([.AG3:.AG42];&quot;DP&quot;)" office:value-type="float" office:value="0" calcext:value-type="float">
            <text:p>0</text:p>
          </table:table-cell>
          <table:table-cell table:style-name="ce111" table:formula="of:=COUNTIF([.AH3:.AH42];&quot;DP&quot;)" office:value-type="float" office:value="0" calcext:value-type="float">
            <text:p>0</text:p>
          </table:table-cell>
          <table:table-cell table:style-name="ce111" table:formula="of:=COUNTIF([.AI3:.AI42];&quot;DP&quot;)" office:value-type="float" office:value="0" calcext:value-type="float">
            <text:p>0</text:p>
          </table:table-cell>
          <table:table-cell table:style-name="ce111" table:formula="of:=COUNTIF([.AJ3:.AJ42];&quot;DP&quot;)" office:value-type="float" office:value="0" calcext:value-type="float">
            <text:p>0</text:p>
          </table:table-cell>
          <table:table-cell table:style-name="ce111" table:formula="of:=COUNTIF([.AK3:.AK42];&quot;DP&quot;)" office:value-type="float" office:value="0" calcext:value-type="float">
            <text:p>0</text:p>
          </table:table-cell>
          <table:table-cell table:style-name="ce111" table:formula="of:=COUNTIF([.AL3:.AL42];&quot;DP&quot;)" office:value-type="float" office:value="0" calcext:value-type="float">
            <text:p>0</text:p>
          </table:table-cell>
          <table:table-cell table:style-name="ce111" table:formula="of:=COUNTIF([.AM3:.AM42];&quot;DP&quot;)" office:value-type="float" office:value="0" calcext:value-type="float">
            <text:p>0</text:p>
          </table:table-cell>
          <table:table-cell table:style-name="ce111" table:formula="of:=COUNTIF([.AN3:.AN42];&quot;DP&quot;)" office:value-type="float" office:value="0" calcext:value-type="float">
            <text:p>0</text:p>
          </table:table-cell>
          <table:table-cell table:style-name="ce111" table:formula="of:=COUNTIF([.AO3:.AO42];&quot;DP&quot;)" office:value-type="float" office:value="0" calcext:value-type="float">
            <text:p>0</text:p>
          </table:table-cell>
          <table:table-cell table:style-name="ce111" table:formula="of:=COUNTIF([.AP3:.AP42];&quot;DP&quot;)" office:value-type="float" office:value="0" calcext:value-type="float">
            <text:p>0</text:p>
          </table:table-cell>
          <table:table-cell table:style-name="ce111" table:formula="of:=COUNTIF([.AQ3:.AQ42];&quot;DP&quot;)" office:value-type="float" office:value="0" calcext:value-type="float">
            <text:p>0</text:p>
          </table:table-cell>
          <table:table-cell table:number-columns-repeated="981"/>
        </table:table-row>
        <table:table-row table:style-name="ro3">
          <table:table-cell/>
          <table:table-cell table:style-name="ce106" office:value-type="string" calcext:value-type="string">
            <text:p>Trancamentos</text:p>
          </table:table-cell>
          <table:table-cell table:style-name="ce111" table:formula="of:=COUNTIF([.C3:.C42];&quot;TRANCAMENTO&quot;)" office:value-type="float" office:value="0" calcext:value-type="float">
            <text:p>0</text:p>
          </table:table-cell>
          <table:covered-table-cell table:number-columns-repeated="2" table:style-name="ce311"/>
          <table:table-cell table:style-name="ce152"/>
          <table:table-cell table:style-name="ce98" table:number-columns-repeated="37"/>
          <table:table-cell table:number-columns-repeated="98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ltMec2020.O3:EltMec2020.AQ42">
            <calcext:condition calcext:apply-style-name="ConditionalStyle_3" calcext:value="contains-text(&quot;DP&quot;)" calcext:base-cell-address="EltMec2020.O3"/>
          </calcext:conditional-format>
          <calcext:conditional-format calcext:target-range-address="EltMec2020.O3:EltMec2020.AQ42">
            <calcext:condition calcext:apply-style-name="ConditionalStyle_4" calcext:value="contains-text(&quot;F&quot;)" calcext:base-cell-address="EltMec2020.O3"/>
          </calcext:conditional-format>
        </calcext:conditional-formats>
      </table:table>
      <table:table table:name="Cer 2013" table:style-name="ta7">
        <table:table-column table:style-name="co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CERÂMICA 2013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5" office:value-type="string" calcext:value-type="string">
            <text:p>Nº 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8" office:value-type="float" office:value="1" calcext:value-type="float">
            <text:p>1</text:p>
          </table:table-cell>
          <table:table-cell table:style-name="ce83" office:value-type="string" calcext:value-type="string">
            <text:p>AMANDA GALLEGO DONDA STEUERNAGEL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493" calcext:value-type="float">
            <text:p>2013354493</text:p>
          </table:table-cell>
          <table:table-cell table:style-name="ce753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8" office:value-type="float" office:value="2" calcext:value-type="float">
            <text:p>2</text:p>
          </table:table-cell>
          <table:table-cell table:style-name="ce83" office:value-type="string" calcext:value-type="string">
            <text:p>ANNE CAROLINE CAMARGO DA CRUZ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02236" calcext:value-type="float">
            <text:p>2013302236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8" office:value-type="float" office:value="3" calcext:value-type="float">
            <text:p>3</text:p>
          </table:table-cell>
          <table:table-cell table:style-name="ce83" office:value-type="string" calcext:value-type="string">
            <text:p>CARLOS ADRIANO CASTILHO CARNEIRO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608" calcext:value-type="float">
            <text:p>2013354608</text:p>
          </table:table-cell>
          <table:table-cell table:style-name="ce86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8" office:value-type="float" office:value="4" calcext:value-type="float">
            <text:p>4</text:p>
          </table:table-cell>
          <table:table-cell table:style-name="ce83" office:value-type="string" calcext:value-type="string">
            <text:p>CLAUDIA CARBONE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457" calcext:value-type="float">
            <text:p>2013354457</text:p>
          </table:table-cell>
          <table:table-cell table:style-name="ce86" office:value-type="string" calcext:value-type="string">
            <text:p>SEM REMATRÍCULA EM 2014</text:p>
          </table:table-cell>
          <table:table-cell table:style-name="ce81"/>
          <table:table-cell/>
          <table:table-cell table:style-name="ce81" table:number-columns-repeated="19"/>
          <table:table-cell table:number-columns-repeated="998"/>
        </table:table-row>
        <table:table-row table:style-name="ro4">
          <table:table-cell table:style-name="ce748" office:value-type="float" office:value="5" calcext:value-type="float">
            <text:p>5</text:p>
          </table:table-cell>
          <table:table-cell table:style-name="ce83" office:value-type="string" calcext:value-type="string">
            <text:p>CLEBER MARCHIORI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466" calcext:value-type="float">
            <text:p>2013354466</text:p>
          </table:table-cell>
          <table:table-cell table:style-name="ce86" office:value-type="string" calcext:value-type="string">
            <text:p>SEM REMATRÍCULA EM 2014</text:p>
          </table:table-cell>
          <table:table-cell table:style-name="ce81"/>
          <table:table-cell/>
          <table:table-cell table:style-name="ce81" table:number-columns-repeated="19"/>
          <table:table-cell table:number-columns-repeated="998"/>
        </table:table-row>
        <table:table-row table:style-name="ro4">
          <table:table-cell table:style-name="ce748" office:value-type="float" office:value="6" calcext:value-type="float">
            <text:p>6</text:p>
          </table:table-cell>
          <table:table-cell table:style-name="ce83" office:value-type="string" calcext:value-type="string">
            <text:p>ELISANDRA RAMOS NAZARIO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475" calcext:value-type="float">
            <text:p>2013354475</text:p>
          </table:table-cell>
          <table:table-cell table:style-name="ce86" office:value-type="string" calcext:value-type="string">
            <text:p>SEM REMATRÍCULA EM 2014</text:p>
          </table:table-cell>
          <table:table-cell table:style-name="ce81"/>
          <table:table-cell/>
          <table:table-cell table:style-name="ce81" table:number-columns-repeated="19"/>
          <table:table-cell table:number-columns-repeated="998"/>
        </table:table-row>
        <table:table-row table:style-name="ro4">
          <table:table-cell table:style-name="ce748" office:value-type="float" office:value="7" calcext:value-type="float">
            <text:p>7</text:p>
          </table:table-cell>
          <table:table-cell table:style-name="ce83" office:value-type="string" calcext:value-type="string">
            <text:p>FABIANA DA CONCEIÇÃO SILVA KRZYZANOVSKI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02245" calcext:value-type="float">
            <text:p>2013302245</text:p>
          </table:table-cell>
          <table:table-cell table:style-name="ce86" office:value-type="string" calcext:value-type="string">
            <text:p>SEM REMATRÍCULA EM 2014</text:p>
          </table:table-cell>
          <table:table-cell table:style-name="ce81"/>
          <table:table-cell/>
          <table:table-cell table:style-name="ce81" table:number-columns-repeated="19"/>
          <table:table-cell table:number-columns-repeated="998"/>
        </table:table-row>
        <table:table-row table:style-name="ro4">
          <table:table-cell table:style-name="ce749" office:value-type="float" office:value="8" calcext:value-type="float">
            <text:p>8</text:p>
          </table:table-cell>
          <table:table-cell table:style-name="ce84" office:value-type="string" calcext:value-type="string">
            <text:p>GILMAR DO CARMO MORENO</text:p>
          </table:table-cell>
          <table:table-cell table:style-name="ce87" office:value-type="string" calcext:value-type="string">
            <text:p>CONCLUÍDO 2015</text:p>
          </table:table-cell>
          <table:table-cell table:style-name="ce89" office:value-type="float" office:value="2013354519" calcext:value-type="float">
            <text:p>2013354519</text:p>
          </table:table-cell>
          <table:table-cell table:style-name="ce749"/>
          <table:table-cell table:style-name="ce81"/>
          <table:table-cell/>
          <table:table-cell table:style-name="ce81" table:number-columns-repeated="19"/>
          <table:table-cell table:number-columns-repeated="998"/>
        </table:table-row>
        <table:table-row table:style-name="ro4">
          <table:table-cell table:style-name="ce748" office:value-type="float" office:value="9" calcext:value-type="float">
            <text:p>9</text:p>
          </table:table-cell>
          <table:table-cell table:style-name="ce83" office:value-type="string" calcext:value-type="string">
            <text:p>JORGE LUIZ DOS SANTOS</text:p>
          </table:table-cell>
          <table:table-cell table:style-name="ce86" office:value-type="string" calcext:value-type="string">
            <text:p>ABANDONO</text:p>
          </table:table-cell>
          <table:table-cell table:style-name="ce751" office:value-type="float" office:value="2013354484" calcext:value-type="float">
            <text:p>2013354484</text:p>
          </table:table-cell>
          <table:table-cell table:style-name="ce86" office:value-type="string" calcext:value-type="string">
            <text:p>SEM REMATRÍCULA EM 2014</text:p>
          </table:table-cell>
          <table:table-cell table:style-name="ce81"/>
          <table:table-cell/>
          <table:table-cell table:style-name="ce81" table:number-columns-repeated="19"/>
          <table:table-cell table:number-columns-repeated="998"/>
        </table:table-row>
        <table:table-row table:style-name="ro4">
          <table:table-cell table:style-name="ce748" office:value-type="float" office:value="10" calcext:value-type="float">
            <text:p>10</text:p>
          </table:table-cell>
          <table:table-cell table:style-name="ce83" office:value-type="string" calcext:value-type="string">
            <text:p>JOSIANE APARECIDA NOGUEIRA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528" calcext:value-type="float">
            <text:p>2013354528</text:p>
          </table:table-cell>
          <table:table-cell table:style-name="ce753" office:value-type="string" calcext:value-type="string">
            <text:p>Expirou trancamento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8" office:value-type="float" office:value="11" calcext:value-type="float">
            <text:p>11</text:p>
          </table:table-cell>
          <table:table-cell table:style-name="ce83" office:value-type="string" calcext:value-type="string">
            <text:p>LUIS FELIPE SOCREPPA SCHULTZ</text:p>
          </table:table-cell>
          <table:table-cell table:style-name="ce86" office:value-type="string" calcext:value-type="string">
            <text:p>ABANDONO</text:p>
          </table:table-cell>
          <table:table-cell table:style-name="ce88" office:value-type="float" office:value="2013354537" calcext:value-type="float">
            <text:p>2013354537</text:p>
          </table:table-cell>
          <table:table-cell table:style-name="ce753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8" office:value-type="float" office:value="12" calcext:value-type="float">
            <text:p>12</text:p>
          </table:table-cell>
          <table:table-cell table:style-name="ce83" office:value-type="string" calcext:value-type="string">
            <text:p>ROGER LESSNAU</text:p>
          </table:table-cell>
          <table:table-cell table:style-name="ce86" office:value-type="string" calcext:value-type="string">
            <text:p>CANCELAMENTO</text:p>
          </table:table-cell>
          <table:table-cell table:style-name="ce88" office:value-type="float" office:value="2013354546" calcext:value-type="float">
            <text:p>2013354546</text:p>
          </table:table-cell>
          <table:table-cell table:style-name="ce86" office:value-type="string" calcext:value-type="string">
            <text:p>FALECIMENTO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3" calcext:value-type="float">
            <text:p>13</text:p>
          </table:table-cell>
          <table:table-cell table:style-name="ce84" office:value-type="string" calcext:value-type="string">
            <text:p>SELMA FATIMA MATTOZO LEMOS</text:p>
          </table:table-cell>
          <table:table-cell table:style-name="ce87" office:value-type="string" calcext:value-type="string">
            <text:p>CONCLUÍDO 2015</text:p>
          </table:table-cell>
          <table:table-cell table:style-name="ce752" office:value-type="float" office:value="2013354500" calcext:value-type="float">
            <text:p>2013354500</text:p>
          </table:table-cell>
          <table:table-cell table:style-name="ce74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4" calcext:value-type="float">
            <text:p>14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5" calcext:value-type="float">
            <text:p>1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6" calcext:value-type="float">
            <text:p>16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7" calcext:value-type="float">
            <text:p>1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8" calcext:value-type="float">
            <text:p>1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9" calcext:value-type="float">
            <text:p>19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0" calcext:value-type="float">
            <text:p>2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1" calcext:value-type="float">
            <text:p>21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2" calcext:value-type="float">
            <text:p>22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3" calcext:value-type="float">
            <text:p>23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4" calcext:value-type="float">
            <text:p>24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5" calcext:value-type="float">
            <text:p>2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6" calcext:value-type="float">
            <text:p>26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7" calcext:value-type="float">
            <text:p>2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8" calcext:value-type="float">
            <text:p>2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9" calcext:value-type="float">
            <text:p>29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0" calcext:value-type="float">
            <text:p>3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1" calcext:value-type="float">
            <text:p>31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2" calcext:value-type="float">
            <text:p>32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3" calcext:value-type="float">
            <text:p>33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4" calcext:value-type="float">
            <text:p>34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5" calcext:value-type="float">
            <text:p>3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6" calcext:value-type="float">
            <text:p>36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7" calcext:value-type="float">
            <text:p>3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8" calcext:value-type="float">
            <text:p>3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9" calcext:value-type="float">
            <text:p>39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40" calcext:value-type="float">
            <text:p>4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table-cell table:style-name="ce39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" calcext:value-type="float">
            <text:p>2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0" calcext:value-type="float">
            <text:p>10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4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r 2014" table:style-name="ta8">
        <table:table-column table:style-name="co1" table:default-cell-style-name="Default"/>
        <table:table-column table:style-name="co46" table:default-cell-style-name="Default"/>
        <table:table-column table:style-name="co39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6" table:number-columns-repeated="4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4">
          <table:table-cell table:style-name="ce76" office:value-type="string" calcext:value-type="string" table:number-columns-spanned="5" table:number-rows-spanned="1">
            <text:p>CERÂMICA 2014 – NOITE</text:p>
          </table:table-cell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1" calcext:value-type="float">
            <text:p>1</text:p>
          </table:table-cell>
          <table:table-cell table:style-name="ce755" office:value-type="string" calcext:value-type="string">
            <text:p>ANA NOEMIA CELLI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4309133" calcext:value-type="float">
            <text:p>2014309133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" calcext:value-type="float">
            <text:p>2</text:p>
          </table:table-cell>
          <table:table-cell table:style-name="ce750" office:value-type="string" calcext:value-type="string">
            <text:p>ANDREIA SEMZESZM MAT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6776" calcext:value-type="float">
            <text:p>2014336776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" calcext:value-type="float">
            <text:p>3</text:p>
          </table:table-cell>
          <table:table-cell table:style-name="ce640" office:value-type="string" calcext:value-type="string">
            <text:p>EDSON RODRIGUES DE MATOS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758" calcext:value-type="float">
            <text:p>2014336758</text:p>
          </table:table-cell>
          <table:table-cell table:style-name="ce642" office:value-type="string" calcext:value-type="string">
            <text:p>EXP. TRANCAMENTO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" calcext:value-type="float">
            <text:p>4</text:p>
          </table:table-cell>
          <table:table-cell table:style-name="ce640" office:value-type="string" calcext:value-type="string">
            <text:p>GISELE CRISTIANE DE SOUZA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794" calcext:value-type="float">
            <text:p>2014336794</text:p>
          </table:table-cell>
          <table:table-cell table:style-name="ce642" office:value-type="string" calcext:value-type="string">
            <text:p>EXP. TRANCAMENTO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5" calcext:value-type="float">
            <text:p>5</text:p>
          </table:table-cell>
          <table:table-cell table:style-name="ce640" office:value-type="string" calcext:value-type="string">
            <text:p>IZABELA ROSEIRA PRESTES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874" calcext:value-type="float">
            <text:p>2014336874</text:p>
          </table:table-cell>
          <table:table-cell table:style-name="ce642" office:value-type="string" calcext:value-type="string">
            <text:p>EXP. TRANCAMENTO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6" calcext:value-type="float">
            <text:p>6</text:p>
          </table:table-cell>
          <table:table-cell table:style-name="ce755" office:value-type="string" calcext:value-type="string">
            <text:p>JOSIEL PADILHA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4336883" calcext:value-type="float">
            <text:p>2014336883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7" calcext:value-type="float">
            <text:p>7</text:p>
          </table:table-cell>
          <table:table-cell table:style-name="ce755" office:value-type="string" calcext:value-type="string">
            <text:p>JULIANA ALBERINI PIMENTA DE PADUA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4309984" calcext:value-type="float">
            <text:p>2014309984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8" calcext:value-type="float">
            <text:p>8</text:p>
          </table:table-cell>
          <table:table-cell table:style-name="ce755" office:value-type="string" calcext:value-type="string">
            <text:p>LEANDRO DOS SANTOS LOURENÇO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4336909" calcext:value-type="float">
            <text:p>2014336909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9" calcext:value-type="float">
            <text:p>9</text:p>
          </table:table-cell>
          <table:table-cell table:style-name="ce755" office:value-type="string" calcext:value-type="string">
            <text:p>MATHEUS SOARES WOHL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4336927" calcext:value-type="float">
            <text:p>2014336927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10" calcext:value-type="float">
            <text:p>10</text:p>
          </table:table-cell>
          <table:table-cell table:style-name="ce755" office:value-type="string" calcext:value-type="string">
            <text:p>RAFAEL CALIXTO AGUENA</text:p>
          </table:table-cell>
          <table:table-cell table:style-name="ce658" office:value-type="string" calcext:value-type="string">
            <text:p>CANCELAMENTO</text:p>
          </table:table-cell>
          <table:table-cell table:style-name="ce756" office:value-type="float" office:value="2014336945" calcext:value-type="float">
            <text:p>2014336945</text:p>
          </table:table-cell>
          <table:table-cell table:style-name="ce658" office:value-type="string" calcext:value-type="string">
            <text:p>Prot. 41/15 <text:s/>23/02/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54" office:value-type="float" office:value="11" calcext:value-type="float">
            <text:p>11</text:p>
          </table:table-cell>
          <table:table-cell table:style-name="ce755" office:value-type="string" calcext:value-type="string">
            <text:p>RAFAEL GUILHERME DE SOUZA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4336954" calcext:value-type="float">
            <text:p>2014336954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2" calcext:value-type="float">
            <text:p>12</text:p>
          </table:table-cell>
          <table:table-cell table:style-name="ce750" office:value-type="string" calcext:value-type="string">
            <text:p>ROBSON PIRIS DOS SANT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6963" calcext:value-type="float">
            <text:p>2014336963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3" calcext:value-type="float">
            <text:p>13</text:p>
          </table:table-cell>
          <table:table-cell table:style-name="ce640" office:value-type="string" calcext:value-type="string">
            <text:p>THARLE DE JESUS NOGUEIRA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972" calcext:value-type="float">
            <text:p>2014336972</text:p>
          </table:table-cell>
          <table:table-cell table:style-name="ce642" office:value-type="string" calcext:value-type="string">
            <text:p>EXP. TRANCAMENTO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4" calcext:value-type="float">
            <text:p>14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5" calcext:value-type="float">
            <text:p>1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6" calcext:value-type="float">
            <text:p>16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7" calcext:value-type="float">
            <text:p>1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8" calcext:value-type="float">
            <text:p>1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9" calcext:value-type="float">
            <text:p>19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0" calcext:value-type="float">
            <text:p>2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1" calcext:value-type="float">
            <text:p>21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2" calcext:value-type="float">
            <text:p>22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3" calcext:value-type="float">
            <text:p>23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4" calcext:value-type="float">
            <text:p>24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5" calcext:value-type="float">
            <text:p>2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6" calcext:value-type="float">
            <text:p>26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7" calcext:value-type="float">
            <text:p>2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8" calcext:value-type="float">
            <text:p>2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9" calcext:value-type="float">
            <text:p>29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0" calcext:value-type="float">
            <text:p>3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1" calcext:value-type="float">
            <text:p>31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2" calcext:value-type="float">
            <text:p>32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3" calcext:value-type="float">
            <text:p>33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4" calcext:value-type="float">
            <text:p>34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5" calcext:value-type="float">
            <text:p>3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6" calcext:value-type="float">
            <text:p>36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7" calcext:value-type="float">
            <text:p>3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8" calcext:value-type="float">
            <text:p>3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9" calcext:value-type="float">
            <text:p>39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40" calcext:value-type="float">
            <text:p>4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0" calcext:value-type="float">
            <text:p>10</text:p>
          </table:table-cell>
          <table:table-cell table:style-name="ce39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" calcext:value-type="float">
            <text:p>2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4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r 2015" table:style-name="ta9">
        <table:table-column table:style-name="co1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6" table:number-columns-repeated="4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style-name="ce758" office:value-type="string" calcext:value-type="string" table:number-columns-spanned="5" table:number-rows-spanned="1">
            <text:p>CERÂMICA 2015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5" office:value-type="string" calcext:value-type="string">
            <text:p>Nº 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59" office:value-type="float" office:value="1" calcext:value-type="float">
            <text:p>1</text:p>
          </table:table-cell>
          <table:table-cell table:style-name="ce762" office:value-type="string" calcext:value-type="string">
            <text:p>ALEXANDRE STACHIU BUENO</text:p>
          </table:table-cell>
          <table:table-cell table:style-name="ce753" office:value-type="string" calcext:value-type="string">
            <text:p>CANCELAMENTO</text:p>
          </table:table-cell>
          <table:table-cell table:style-name="ce768" office:value-type="float" office:value="20153034669" calcext:value-type="float">
            <text:p>20153034669</text:p>
          </table:table-cell>
          <table:table-cell table:style-name="ce753" office:value-type="string" calcext:value-type="string">
            <text:p>Prot. 117/15 06/04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8" office:value-type="float" office:value="2" calcext:value-type="float">
            <text:p>2</text:p>
          </table:table-cell>
          <table:table-cell table:style-name="ce762" office:value-type="string" calcext:value-type="string">
            <text:p>ALTIVIR DE SALLES COELHO</text:p>
          </table:table-cell>
          <table:table-cell table:style-name="ce753" office:value-type="string" calcext:value-type="string">
            <text:p>CANCELAMENTO</text:p>
          </table:table-cell>
          <table:table-cell table:style-name="ce768" office:value-type="float" office:value="20153034687" calcext:value-type="float">
            <text:p>20153034687</text:p>
          </table:table-cell>
          <table:table-cell table:style-name="ce86" office:value-type="string" calcext:value-type="string">
            <text:p>Prot. 119/15 07/04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8" office:value-type="float" office:value="3" calcext:value-type="float">
            <text:p>3</text:p>
          </table:table-cell>
          <table:table-cell table:style-name="ce762" office:value-type="string" calcext:value-type="string">
            <text:p>ANDRÉ LUIZ PELLANDA</text:p>
          </table:table-cell>
          <table:table-cell table:style-name="ce753" office:value-type="string" calcext:value-type="string">
            <text:p>ABANDONO</text:p>
          </table:table-cell>
          <table:table-cell table:style-name="ce768" office:value-type="float" office:value="20153034696" calcext:value-type="float">
            <text:p>20153034696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4" office:value-type="string" calcext:value-type="string">
            <text:p>CAIO MURILO SPACK</text:p>
          </table:table-cell>
          <table:table-cell table:style-name="ce765" office:value-type="string" calcext:value-type="string">
            <text:p>CONCLUÍDO 2016</text:p>
          </table:table-cell>
          <table:table-cell table:style-name="ce769" office:value-type="float" office:value="2015320206" calcext:value-type="float">
            <text:p>2015320206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60" office:value-type="float" office:value="5" calcext:value-type="float">
            <text:p>5</text:p>
          </table:table-cell>
          <table:table-cell table:style-name="ce763" office:value-type="string" calcext:value-type="string">
            <text:p>CRISTIANO JOSÉ BARBOSA</text:p>
          </table:table-cell>
          <table:table-cell table:style-name="ce766" office:value-type="string" calcext:value-type="string">
            <text:p>ABANDONO</text:p>
          </table:table-cell>
          <table:table-cell table:style-name="ce770" office:value-type="float" office:value="20153034711" calcext:value-type="float">
            <text:p>20153034711</text:p>
          </table:table-cell>
          <table:table-cell table:style-name="ce772" office:value-type="string" calcext:value-type="string">
            <text:p>TRANCAMENTO EXP.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61" office:value-type="float" office:value="6" calcext:value-type="float">
            <text:p>6</text:p>
          </table:table-cell>
          <table:table-cell table:style-name="ce764" office:value-type="string" calcext:value-type="string">
            <text:p>EDINA GLINSKI</text:p>
          </table:table-cell>
          <table:table-cell table:style-name="ce767" office:value-type="string" calcext:value-type="string">
            <text:p>CONCLUÍDO 2016</text:p>
          </table:table-cell>
          <table:table-cell table:style-name="ce771" office:value-type="float" office:value="2015320215" calcext:value-type="float">
            <text:p>2015320215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54" office:value-type="float" office:value="7" calcext:value-type="float">
            <text:p>7</text:p>
          </table:table-cell>
          <table:table-cell table:style-name="ce649" office:value-type="string" calcext:value-type="string">
            <text:p>ELIANE VARGAS ROGISKI</text:p>
          </table:table-cell>
          <table:table-cell table:style-name="ce658" office:value-type="string" calcext:value-type="string">
            <text:p>ABANDONO</text:p>
          </table:table-cell>
          <table:table-cell table:style-name="ce772" office:value-type="float" office:value="2015320233" calcext:value-type="float">
            <text:p>2015320233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54" office:value-type="float" office:value="8" calcext:value-type="float">
            <text:p>8</text:p>
          </table:table-cell>
          <table:table-cell table:style-name="ce755" office:value-type="string" calcext:value-type="string">
            <text:p>ELYAN ALVES RODRIGUES</text:p>
          </table:table-cell>
          <table:table-cell table:style-name="ce658" office:value-type="string" calcext:value-type="string">
            <text:p>ABANDONO</text:p>
          </table:table-cell>
          <table:table-cell table:style-name="ce756" office:value-type="float" office:value="20153034720" calcext:value-type="float">
            <text:p>20153034720</text:p>
          </table:table-cell>
          <table:table-cell table:style-name="ce658" office:value-type="string" calcext:value-type="string">
            <text:p>TRANCAMENTO EXP.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59" office:value-type="float" office:value="9" calcext:value-type="float">
            <text:p>9</text:p>
          </table:table-cell>
          <table:table-cell table:style-name="ce84" office:value-type="string" calcext:value-type="string">
            <text:p>GEOVANI BONATO DA SILVA</text:p>
          </table:table-cell>
          <table:table-cell table:style-name="ce765" office:value-type="string" calcext:value-type="string">
            <text:p>CONCLUÍDO 2016</text:p>
          </table:table-cell>
          <table:table-cell table:style-name="ce89" office:value-type="float" office:value="20153034730" calcext:value-type="float">
            <text:p>20153034730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59" office:value-type="float" office:value="10" calcext:value-type="float">
            <text:p>10</text:p>
          </table:table-cell>
          <table:table-cell table:style-name="ce83" office:value-type="string" calcext:value-type="string">
            <text:p>HUNGLESNEI MORAES <text:s/>DE SOUZA FREIMULLER</text:p>
          </table:table-cell>
          <table:table-cell table:style-name="ce753" office:value-type="string" calcext:value-type="string">
            <text:p>ABANDONO</text:p>
          </table:table-cell>
          <table:table-cell table:style-name="ce88" office:value-type="float" office:value="20153034758" calcext:value-type="float">
            <text:p>20153034758</text:p>
          </table:table-cell>
          <table:table-cell table:style-name="ce75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54" office:value-type="float" office:value="11" calcext:value-type="float">
            <text:p>11</text:p>
          </table:table-cell>
          <table:table-cell table:style-name="ce649" office:value-type="string" calcext:value-type="string">
            <text:p>JAQUELINE DE ANDRADE CORREA</text:p>
          </table:table-cell>
          <table:table-cell table:style-name="ce658" office:value-type="string" calcext:value-type="string">
            <text:p>ABANDONO</text:p>
          </table:table-cell>
          <table:table-cell table:style-name="ce772" office:value-type="float" office:value="2015320270" calcext:value-type="float">
            <text:p>2015320270</text:p>
          </table:table-cell>
          <table:table-cell table:style-name="ce658" office:value-type="string" calcext:value-type="string">
            <text:p>TRANCAMENTO EXP.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8" office:value-type="float" office:value="12" calcext:value-type="float">
            <text:p>12</text:p>
          </table:table-cell>
          <table:table-cell table:style-name="ce83" office:value-type="string" calcext:value-type="string">
            <text:p>JEFERSON MAURO HUCHAIA</text:p>
          </table:table-cell>
          <table:table-cell table:style-name="ce753" office:value-type="string" calcext:value-type="string">
            <text:p>ABANDONO</text:p>
          </table:table-cell>
          <table:table-cell table:style-name="ce86" office:value-type="float" office:value="20153034776" calcext:value-type="float">
            <text:p>20153034776</text:p>
          </table:table-cell>
          <table:table-cell table:style-name="ce86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750" office:value-type="string" calcext:value-type="string">
            <text:p>JULHERME DOS SANTOS FERREIRA</text:p>
          </table:table-cell>
          <table:table-cell table:style-name="ce765" office:value-type="string" calcext:value-type="string">
            <text:p>CONCLUÍDO 2016</text:p>
          </table:table-cell>
          <table:table-cell table:style-name="ce87" office:value-type="float" office:value="20153034785" calcext:value-type="float">
            <text:p>20153034785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4" calcext:value-type="float">
            <text:p>14</text:p>
          </table:table-cell>
          <table:table-cell table:style-name="ce84" office:value-type="string" calcext:value-type="string">
            <text:p>LEANDRO SURECK</text:p>
          </table:table-cell>
          <table:table-cell table:style-name="ce765" office:value-type="string" calcext:value-type="string">
            <text:p>CONCLUÍDO 2016</text:p>
          </table:table-cell>
          <table:table-cell table:style-name="ce89" office:value-type="float" office:value="2015320449" calcext:value-type="float">
            <text:p>2015320449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5" calcext:value-type="float">
            <text:p>15</text:p>
          </table:table-cell>
          <table:table-cell table:style-name="ce649" office:value-type="string" calcext:value-type="string">
            <text:p>MARCOS PAULO FERREIRA</text:p>
          </table:table-cell>
          <table:table-cell table:style-name="ce658" office:value-type="string" calcext:value-type="string">
            <text:p>ABANDONO</text:p>
          </table:table-cell>
          <table:table-cell table:style-name="ce643" office:value-type="float" office:value="20153034810" calcext:value-type="float">
            <text:p>20153034810</text:p>
          </table:table-cell>
          <table:table-cell table:style-name="ce643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8" office:value-type="float" office:value="16" calcext:value-type="float">
            <text:p>16</text:p>
          </table:table-cell>
          <table:table-cell table:style-name="ce83" office:value-type="string" calcext:value-type="string">
            <text:p>NAJARA DE FÁTIMA RAMOS</text:p>
          </table:table-cell>
          <table:table-cell table:style-name="ce753" office:value-type="string" calcext:value-type="string">
            <text:p>ABANDONO</text:p>
          </table:table-cell>
          <table:table-cell table:style-name="ce86" office:value-type="float" office:value="20153034829" calcext:value-type="float">
            <text:p>20153034829</text:p>
          </table:table-cell>
          <table:table-cell table:style-name="ce86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7" calcext:value-type="float">
            <text:p>17</text:p>
          </table:table-cell>
          <table:table-cell table:style-name="ce84" office:value-type="string" calcext:value-type="string">
            <text:p>ROSANA RODRIGUES DE BARROS LEAL</text:p>
          </table:table-cell>
          <table:table-cell table:style-name="ce765" office:value-type="string" calcext:value-type="string">
            <text:p>CONCLUÍDO 2016</text:p>
          </table:table-cell>
          <table:table-cell table:style-name="ce769" office:value-type="float" office:value="2015320458" calcext:value-type="float">
            <text:p>2015320458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8" calcext:value-type="float">
            <text:p>18</text:p>
          </table:table-cell>
          <table:table-cell table:style-name="ce649" office:value-type="string" calcext:value-type="string">
            <text:p>ROZILDA MUCHINSKI</text:p>
          </table:table-cell>
          <table:table-cell table:style-name="ce658" office:value-type="string" calcext:value-type="string">
            <text:p>ABANDONO</text:p>
          </table:table-cell>
          <table:table-cell table:style-name="ce643" office:value-type="float" office:value="20153034847" calcext:value-type="float">
            <text:p>20153034847</text:p>
          </table:table-cell>
          <table:table-cell table:style-name="ce643" office:value-type="string" calcext:value-type="string">
            <text:p>TRANCAMENTO EXP.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9" calcext:value-type="float">
            <text:p>19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0" calcext:value-type="float">
            <text:p>2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1" calcext:value-type="float">
            <text:p>21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2" calcext:value-type="float">
            <text:p>22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3" calcext:value-type="float">
            <text:p>23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4" calcext:value-type="float">
            <text:p>24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5" calcext:value-type="float">
            <text:p>2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6" calcext:value-type="float">
            <text:p>26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7" calcext:value-type="float">
            <text:p>2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8" calcext:value-type="float">
            <text:p>2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9" calcext:value-type="float">
            <text:p>29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0" calcext:value-type="float">
            <text:p>3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1" calcext:value-type="float">
            <text:p>31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2" calcext:value-type="float">
            <text:p>32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3" calcext:value-type="float">
            <text:p>33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4" calcext:value-type="float">
            <text:p>34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5" calcext:value-type="float">
            <text:p>35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6" calcext:value-type="float">
            <text:p>36</text:p>
          </table:table-cell>
          <table:table-cell table:style-name="ce750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7" calcext:value-type="float">
            <text:p>37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8" calcext:value-type="float">
            <text:p>38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9" calcext:value-type="float">
            <text:p>39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40" calcext:value-type="float">
            <text:p>40</text:p>
          </table:table-cell>
          <table:table-cell table:style-name="ce750"/>
          <table:table-cell table:style-name="ce87" table:number-columns-repeated="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38" office:value-type="float" office:value="10" calcext:value-type="float">
            <text:p>10</text:p>
          </table:table-cell>
          <table:table-cell table:style-name="ce39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onclusão</text:p>
          </table:table-cell>
          <table:covered-table-cell table:style-name="ce85"/>
          <table:table-cell table:style-name="ce638" office:value-type="float" office:value="6" calcext:value-type="float">
            <text:p>6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2" calcext:value-type="float">
            <text:p>2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1" table:number-rows-repeated="954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r 2016" table:style-name="ta10">
        <table:table-column table:style-name="co1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773" office:value-type="string" calcext:value-type="string" table:number-columns-spanned="5" table:number-rows-spanned="1">
            <text:p>CERÂMICA 2016 – NOITE</text:p>
          </table:table-cell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" calcext:value-type="float">
            <text:p>1</text:p>
          </table:table-cell>
          <table:table-cell table:style-name="ce774" office:value-type="string" calcext:value-type="string">
            <text:p>ADRIEL CORREIA SENARIO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3502" calcext:value-type="float">
            <text:p>20163033502</text:p>
          </table:table-cell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" calcext:value-type="float">
            <text:p>2</text:p>
          </table:table-cell>
          <table:table-cell table:style-name="ce775" office:value-type="string" calcext:value-type="string">
            <text:p>ALINE OLIVEIRA DOS SANTO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470" calcext:value-type="float">
            <text:p>20163032470</text:p>
          </table:table-cell>
          <table:table-cell table:style-name="ce643" office:value-type="string" calcext:value-type="string">
            <text:p>TRANCAMENTO EXP.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" calcext:value-type="float">
            <text:p>3</text:p>
          </table:table-cell>
          <table:table-cell table:style-name="ce774" office:value-type="string" calcext:value-type="string">
            <text:p>ANDRE FELIX GODOY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480" calcext:value-type="float">
            <text:p>2016303248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4" calcext:value-type="float">
            <text:p>4</text:p>
          </table:table-cell>
          <table:table-cell table:style-name="ce774" office:value-type="string" calcext:value-type="string">
            <text:p>ANIEL NADALINI BERTOLDO DA SILVA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499" calcext:value-type="float">
            <text:p>20163032499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5" calcext:value-type="float">
            <text:p>5</text:p>
          </table:table-cell>
          <table:table-cell table:style-name="ce775" office:value-type="string" calcext:value-type="string">
            <text:p>CRISTIANE DE SIQUEIRA PASSOS ALVE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505" calcext:value-type="float">
            <text:p>20163032505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6" calcext:value-type="float">
            <text:p>6</text:p>
          </table:table-cell>
          <table:table-cell table:style-name="ce775" office:value-type="string" calcext:value-type="string">
            <text:p>DIENE APARECIDA TABORDA PARTEK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514" calcext:value-type="float">
            <text:p>20163032514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7" calcext:value-type="float">
            <text:p>7</text:p>
          </table:table-cell>
          <table:table-cell table:style-name="ce775" office:value-type="string" calcext:value-type="string">
            <text:p>ELNATÃ DOS SANTOS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63032523" calcext:value-type="float">
            <text:p>20163032523</text:p>
          </table:table-cell>
          <table:table-cell table:style-name="ce643" office:value-type="string" calcext:value-type="string">
            <text:p>Prot. 04/17 25/01/17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8" office:value-type="float" office:value="8" calcext:value-type="float">
            <text:p>8</text:p>
          </table:table-cell>
          <table:table-cell table:style-name="ce776" office:value-type="string" calcext:value-type="string">
            <text:p>FABIANO RAFAEL RIBEIRO DOS SANTOS</text:p>
          </table:table-cell>
          <table:table-cell table:style-name="ce86" office:value-type="string" calcext:value-type="string">
            <text:p>CANCELAMENTO</text:p>
          </table:table-cell>
          <table:table-cell table:style-name="ce88" office:value-type="string" calcext:value-type="string">
            <text:p>-</text:p>
          </table:table-cell>
          <table:table-cell table:style-name="ce86" office:value-type="string" calcext:value-type="string">
            <text:p>Prot. 54/16 02/03/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9" calcext:value-type="float">
            <text:p>9</text:p>
          </table:table-cell>
          <table:table-cell table:style-name="ce774" office:value-type="string" calcext:value-type="string">
            <text:p>GABRIEL LUIZ DE CARVALHO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532" calcext:value-type="float">
            <text:p>20163032532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0" calcext:value-type="float">
            <text:p>10</text:p>
          </table:table-cell>
          <table:table-cell table:style-name="ce775" office:value-type="string" calcext:value-type="string">
            <text:p>GUSTAVO HENRIQUE SANTANA DOS SANTO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541" calcext:value-type="float">
            <text:p>20163032541</text:p>
          </table:table-cell>
          <table:table-cell table:style-name="ce65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1" calcext:value-type="float">
            <text:p>11</text:p>
          </table:table-cell>
          <table:table-cell table:style-name="ce777" office:value-type="string" calcext:value-type="string">
            <text:p>ISRAEL FRIZZAS NUNES</text:p>
          </table:table-cell>
          <table:table-cell table:style-name="ce642" office:value-type="string" calcext:value-type="string">
            <text:p>CANCELAMENTO</text:p>
          </table:table-cell>
          <table:table-cell table:style-name="ce757" office:value-type="float" office:value="20163032550" calcext:value-type="float">
            <text:p>20163032550</text:p>
          </table:table-cell>
          <table:table-cell table:style-name="ce778" office:value-type="string" calcext:value-type="string">
            <text:p>Prot. 270/16 20/06/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2" calcext:value-type="float">
            <text:p>12</text:p>
          </table:table-cell>
          <table:table-cell table:style-name="ce775" office:value-type="string" calcext:value-type="string">
            <text:p>JOÃO VITOR SALDANH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560" calcext:value-type="float">
            <text:p>20163032560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3" calcext:value-type="float">
            <text:p>13</text:p>
          </table:table-cell>
          <table:table-cell table:style-name="ce774" office:value-type="string" calcext:value-type="string">
            <text:p>JONIVALDO MORAES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579" calcext:value-type="float">
            <text:p>20163032579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8" office:value-type="float" office:value="14" calcext:value-type="float">
            <text:p>14</text:p>
          </table:table-cell>
          <table:table-cell table:style-name="ce776" office:value-type="string" calcext:value-type="string">
            <text:p>JOSIANE DE OLIVEIRA</text:p>
          </table:table-cell>
          <table:table-cell table:style-name="ce86" office:value-type="string" calcext:value-type="string">
            <text:p>CANCELAMENTO</text:p>
          </table:table-cell>
          <table:table-cell table:style-name="ce88" office:value-type="string" calcext:value-type="string">
            <text:p>-</text:p>
          </table:table-cell>
          <table:table-cell table:style-name="ce86" office:value-type="string" calcext:value-type="string">
            <text:p>Prot. 53/16 02/03/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5" calcext:value-type="float">
            <text:p>15</text:p>
          </table:table-cell>
          <table:table-cell table:style-name="ce775" office:value-type="string" calcext:value-type="string">
            <text:p>JOUBERT ELMILU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588" calcext:value-type="float">
            <text:p>20163032588</text:p>
          </table:table-cell>
          <table:table-cell table:style-name="ce643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6" calcext:value-type="float">
            <text:p>16</text:p>
          </table:table-cell>
          <table:table-cell table:style-name="ce775" office:value-type="string" calcext:value-type="string">
            <text:p>LEANDRO LIMA DA SILV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597" calcext:value-type="float">
            <text:p>20163032597</text:p>
          </table:table-cell>
          <table:table-cell table:style-name="ce643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7" calcext:value-type="float">
            <text:p>17</text:p>
          </table:table-cell>
          <table:table-cell table:style-name="ce775" office:value-type="string" calcext:value-type="string">
            <text:p>LILIAN FABIA DOS SANTO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03" calcext:value-type="float">
            <text:p>20163032603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8" calcext:value-type="float">
            <text:p>18</text:p>
          </table:table-cell>
          <table:table-cell table:style-name="ce774" office:value-type="string" calcext:value-type="string">
            <text:p>MARCELO BATISTA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612" calcext:value-type="float">
            <text:p>20163032612</text:p>
          </table:table-cell>
          <table:table-cell table:style-name="ce87" office:value-type="string" calcext:value-type="string">
            <text:p>NÃO COLOU GRAU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9" calcext:value-type="float">
            <text:p>19</text:p>
          </table:table-cell>
          <table:table-cell table:style-name="ce775" office:value-type="string" calcext:value-type="string">
            <text:p>MAYARA APARECIDA MORBACH MOZELESKI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21" calcext:value-type="float">
            <text:p>20163032621</text:p>
          </table:table-cell>
          <table:table-cell table:style-name="ce65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0" calcext:value-type="float">
            <text:p>20</text:p>
          </table:table-cell>
          <table:table-cell table:style-name="ce775" office:value-type="string" calcext:value-type="string">
            <text:p>MILENA DE FÁTIMA OLIVEIR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30" calcext:value-type="float">
            <text:p>20163032630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1" calcext:value-type="float">
            <text:p>21</text:p>
          </table:table-cell>
          <table:table-cell table:style-name="ce775" office:value-type="string" calcext:value-type="string">
            <text:p>OELTON SAMUEL MARCENO DE MACED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40" calcext:value-type="float">
            <text:p>20163032640</text:p>
          </table:table-cell>
          <table:table-cell table:style-name="ce643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774" office:value-type="string" calcext:value-type="string">
            <text:p>OTAVIO AUGUSTO SULZ BARBOZA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659" calcext:value-type="float">
            <text:p>20163032659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3" calcext:value-type="float">
            <text:p>23</text:p>
          </table:table-cell>
          <table:table-cell table:style-name="ce775" office:value-type="string" calcext:value-type="string">
            <text:p>PATRICK AUGUSTO FERREIRA TCUCOLKI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68" calcext:value-type="float">
            <text:p>20163032668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4" calcext:value-type="float">
            <text:p>24</text:p>
          </table:table-cell>
          <table:table-cell table:style-name="ce775" office:value-type="string" calcext:value-type="string">
            <text:p>PETER AURÉLIO DOS SANTOS QUERIN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77" calcext:value-type="float">
            <text:p>20163032677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774" office:value-type="string" calcext:value-type="string">
            <text:p>REBERT RODRIGUES</text:p>
          </table:table-cell>
          <table:table-cell table:style-name="ce87" office:value-type="string" calcext:value-type="string">
            <text:p>CONCLUSÃO EM 2017</text:p>
          </table:table-cell>
          <table:table-cell table:style-name="ce89" office:value-type="float" office:value="20163032686" calcext:value-type="float">
            <text:p>20163032686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6" calcext:value-type="float">
            <text:p>26</text:p>
          </table:table-cell>
          <table:table-cell table:style-name="ce775" office:value-type="string" calcext:value-type="string">
            <text:p>ROBERTO CARLOS DOS SANTOS OLIVEIR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695" calcext:value-type="float">
            <text:p>20163032695</text:p>
          </table:table-cell>
          <table:table-cell table:style-name="ce643" office:value-type="string" calcext:value-type="string">
            <text:p>TRANCAMENTO EXP. 2018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7" calcext:value-type="float">
            <text:p>27</text:p>
          </table:table-cell>
          <table:table-cell table:style-name="ce775" office:value-type="string" calcext:value-type="string">
            <text:p>VINICIOS SAVIO CORDEIR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63032701" calcext:value-type="float">
            <text:p>20163032701</text:p>
          </table:table-cell>
          <table:table-cell table:style-name="ce643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Abandono</text:p>
          </table:table-cell>
          <table:covered-table-cell table:style-name="ce85"/>
          <table:table-cell table:style-name="ce641" office:value-type="float" office:value="15" calcext:value-type="float">
            <text:p>15</text:p>
          </table:table-cell>
          <table:table-cell table:style-name="ce39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8" calcext:value-type="float">
            <text:p>8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4" calcext:value-type="float">
            <text:p>4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1" table:number-rows-repeated="967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 2010" table:style-name="ta11"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26" table:default-cell-style-name="Default"/>
        <table:table-column table:style-name="co5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76" office:value-type="string" calcext:value-type="string" table:number-columns-spanned="5" table:number-rows-spanned="1">
            <text:p>ELETROTÉCNICA 2010 – NOITE</text:p>
          </table:table-cell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7" office:value-type="string" calcext:value-type="string">
            <text:p>Nº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" calcext:value-type="float">
            <text:p>1</text:p>
          </table:table-cell>
          <table:table-cell table:style-name="ce649" office:value-type="string" calcext:value-type="string">
            <text:p>ALEXANDRE CUSTÓDIO TELESSE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6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" calcext:value-type="float">
            <text:p>2</text:p>
          </table:table-cell>
          <table:table-cell table:style-name="ce840" office:value-type="string" calcext:value-type="string">
            <text:p>ALEXANDRE LUIZ GALVÃ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430</text:p>
          </table:table-cell>
          <table:table-cell table:style-name="ce643" office:value-type="string" calcext:value-type="string">
            <text:p>TRANC. EXPIRADO EM 2011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" calcext:value-type="float">
            <text:p>3</text:p>
          </table:table-cell>
          <table:table-cell table:style-name="ce840" office:value-type="string" calcext:value-type="string">
            <text:p>ANDREA ALVES CAMARG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77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4" office:value-type="string" calcext:value-type="string">
            <text:p>ANGELO CANTERI NET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CLSEL01366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5" calcext:value-type="float">
            <text:p>5</text:p>
          </table:table-cell>
          <table:table-cell table:style-name="ce84" office:value-type="string" calcext:value-type="string">
            <text:p>CELIO RIBEIR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001CLSEL01446</text:p>
          </table:table-cell>
          <table:table-cell table:style-name="ce65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6" calcext:value-type="float">
            <text:p>6</text:p>
          </table:table-cell>
          <table:table-cell table:style-name="ce649" office:value-type="string" calcext:value-type="string">
            <text:p>CEZAR AUGUSTO SIL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93 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7" calcext:value-type="float">
            <text:p>7</text:p>
          </table:table-cell>
          <table:table-cell table:style-name="ce84" office:value-type="string" calcext:value-type="string">
            <text:p>DAGNER AUGUSTO SEGUR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409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8" calcext:value-type="float">
            <text:p>8</text:p>
          </table:table-cell>
          <table:table-cell table:style-name="ce649" office:value-type="string" calcext:value-type="string">
            <text:p>DANIEL RODRIGUES DE MOU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O1371</text:p>
          </table:table-cell>
          <table:table-cell table:style-name="ce643" office:value-type="string" calcext:value-type="string">
            <text:p>TRANC.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9" calcext:value-type="float">
            <text:p>9</text:p>
          </table:table-cell>
          <table:table-cell table:style-name="ce649" office:value-type="string" calcext:value-type="string">
            <text:p>DOUGLAS HENRIQUE BORG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414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0" calcext:value-type="float">
            <text:p>10</text:p>
          </table:table-cell>
          <table:table-cell table:style-name="ce840" office:value-type="string" calcext:value-type="string">
            <text:p>DULCIMAR BATISTA FERREIRA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001CLSEL01406 </text:p>
          </table:table-cell>
          <table:table-cell table:style-name="ce643" office:value-type="string" calcext:value-type="string">
            <text:p>Prot 03/2010 – 06/10/10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1" calcext:value-type="float">
            <text:p>11</text:p>
          </table:table-cell>
          <table:table-cell table:style-name="ce84" office:value-type="string" calcext:value-type="string">
            <text:p>EDSON GERALDO GOMES DA SILV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401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2" calcext:value-type="float">
            <text:p>12</text:p>
          </table:table-cell>
          <table:table-cell table:style-name="ce649" office:value-type="string" calcext:value-type="string">
            <text:p>EDSON LUIZ DALLAVALE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42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3" calcext:value-type="float">
            <text:p>13</text:p>
          </table:table-cell>
          <table:table-cell table:style-name="ce649" office:value-type="string" calcext:value-type="string">
            <text:p>ELAINE CRISTINA KERLING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79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4" calcext:value-type="float">
            <text:p>14</text:p>
          </table:table-cell>
          <table:table-cell table:style-name="ce649" office:value-type="string" calcext:value-type="string">
            <text:p>ELIENAI MIGUEL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75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5" calcext:value-type="float">
            <text:p>15</text:p>
          </table:table-cell>
          <table:table-cell table:style-name="ce84" office:value-type="string" calcext:value-type="string">
            <text:p>FABIANO ALMEIDA DE FREITA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74 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6" calcext:value-type="float">
            <text:p>16</text:p>
          </table:table-cell>
          <table:table-cell table:style-name="ce84" office:value-type="string" calcext:value-type="string">
            <text:p>FERNANDO ZANIN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81 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7" calcext:value-type="float">
            <text:p>17</text:p>
          </table:table-cell>
          <table:table-cell table:style-name="ce841" office:value-type="string" calcext:value-type="string">
            <text:p>FRANCISCO FERREIRA SANTOS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5099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8" calcext:value-type="float">
            <text:p>18</text:p>
          </table:table-cell>
          <table:table-cell table:style-name="ce84" office:value-type="string" calcext:value-type="string">
            <text:p>GILMAR ANDRE KRUP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88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9" calcext:value-type="float">
            <text:p>19</text:p>
          </table:table-cell>
          <table:table-cell table:style-name="ce649" office:value-type="string" calcext:value-type="string">
            <text:p>GIOVANY COLTR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83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0" calcext:value-type="float">
            <text:p>20</text:p>
          </table:table-cell>
          <table:table-cell table:style-name="ce649" office:value-type="string" calcext:value-type="string">
            <text:p>JACIEL ANTONIO DE SOUZA FERR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<text:s/>201011CLSEL01415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1" calcext:value-type="float">
            <text:p>21</text:p>
          </table:table-cell>
          <table:table-cell table:style-name="ce84" office:value-type="string" calcext:value-type="string">
            <text:p>JEAN CARLOS ANDRADE DE FREITA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64 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2" calcext:value-type="float">
            <text:p>22</text:p>
          </table:table-cell>
          <table:table-cell table:style-name="ce84" office:value-type="string" calcext:value-type="string">
            <text:p>JOÃO ALBERTO BERTOJ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408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3" calcext:value-type="float">
            <text:p>23</text:p>
          </table:table-cell>
          <table:table-cell table:style-name="ce84" office:value-type="string" calcext:value-type="string">
            <text:p>JOÃO CARLOS FRACARO MARTIN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<text:s/>201011CLSEL01403 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4" calcext:value-type="float">
            <text:p>24</text:p>
          </table:table-cell>
          <table:table-cell table:style-name="ce649" office:value-type="string" calcext:value-type="string">
            <text:p>JOSÉ MARCELO KAMIN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76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5" calcext:value-type="float">
            <text:p>25</text:p>
          </table:table-cell>
          <table:table-cell table:style-name="ce84" office:value-type="string" calcext:value-type="string">
            <text:p>LEANDRO JOÃO DE OLIVEIR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91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6" calcext:value-type="float">
            <text:p>26</text:p>
          </table:table-cell>
          <table:table-cell table:style-name="ce84" office:value-type="string" calcext:value-type="string">
            <text:p>LEANDRO MANEIRA CAMPAGNARO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<text:s/>201011CLSEL01384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7" calcext:value-type="float">
            <text:p>27</text:p>
          </table:table-cell>
          <table:table-cell table:style-name="ce84" office:value-type="string" calcext:value-type="string">
            <text:p>LUCIANO RIPK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<text:s/>201011CLSEL0139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8" calcext:value-type="float">
            <text:p>28</text:p>
          </table:table-cell>
          <table:table-cell table:style-name="ce649" office:value-type="string" calcext:value-type="string">
            <text:p>LUIS FERNANDO DA SIL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90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9" calcext:value-type="float">
            <text:p>29</text:p>
          </table:table-cell>
          <table:table-cell table:style-name="ce84" office:value-type="string" calcext:value-type="string">
            <text:p>LUIZ CARLOS CHYBIOR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01CLSEL01434 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0" calcext:value-type="float">
            <text:p>30</text:p>
          </table:table-cell>
          <table:table-cell table:style-name="ce649" office:value-type="string" calcext:value-type="string">
            <text:p>LUIZ CARLOS M C FERREIRA COELH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01CLSEL01444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1" calcext:value-type="float">
            <text:p>31</text:p>
          </table:table-cell>
          <table:table-cell table:style-name="ce649" office:value-type="string" calcext:value-type="string">
            <text:p>MARCELO JOSÉ GARCI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412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2" calcext:value-type="float">
            <text:p>32</text:p>
          </table:table-cell>
          <table:table-cell table:style-name="ce649" office:value-type="string" calcext:value-type="string">
            <text:p>MARCELO LIONDY DE SANTANA <text:s/>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67</text:p>
          </table:table-cell>
          <table:table-cell table:style-name="ce643" office:value-type="string" calcext:value-type="string">
            <text:p>TRANC.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3" calcext:value-type="float">
            <text:p>33</text:p>
          </table:table-cell>
          <table:table-cell table:style-name="ce84" office:value-type="string" calcext:value-type="string">
            <text:p>MAURICIO ALFANIO DOS SANTO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01CLSEL01438 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4" calcext:value-type="float">
            <text:p>34</text:p>
          </table:table-cell>
          <table:table-cell table:style-name="ce649" office:value-type="string" calcext:value-type="string">
            <text:p>NEURHY MOREIRA GARDIN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70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5" calcext:value-type="float">
            <text:p>35</text:p>
          </table:table-cell>
          <table:table-cell table:style-name="ce84" office:value-type="string" calcext:value-type="string">
            <text:p>OSNI FERREIRA BORGES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92</text:p>
          </table:table-cell>
          <table:table-cell table:style-name="ce65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6" calcext:value-type="float">
            <text:p>36</text:p>
          </table:table-cell>
          <table:table-cell table:style-name="ce84" office:value-type="string" calcext:value-type="string">
            <text:p>PATRICIA DE OLIVEIR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201011CLSEL01372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7" calcext:value-type="float">
            <text:p>37</text:p>
          </table:table-cell>
          <table:table-cell table:style-name="ce84" office:value-type="string" calcext:value-type="string">
            <text:p>REGINALDO SEDOSKI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<text:s/>201011CLSEL0138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8" calcext:value-type="float">
            <text:p>38</text:p>
          </table:table-cell>
          <table:table-cell table:style-name="ce84" office:value-type="string" calcext:value-type="string">
            <text:p>RONALDO DA SILVA</text:p>
          </table:table-cell>
          <table:table-cell table:style-name="ce641" office:value-type="string" calcext:value-type="string">
            <text:p>CONCLUÍDO 2011</text:p>
          </table:table-cell>
          <table:table-cell table:style-name="ce641" office:value-type="string" calcext:value-type="string">
            <text:p><text:s/>201011CLSEL01400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9" calcext:value-type="float">
            <text:p>39</text:p>
          </table:table-cell>
          <table:table-cell table:style-name="ce840" office:value-type="string" calcext:value-type="string">
            <text:p>THIAGO LUIZ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01CLSEL01449 </text:p>
          </table:table-cell>
          <table:table-cell table:style-name="ce643" office:value-type="string" calcext:value-type="string">
            <text:p>TRANC.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40" calcext:value-type="float">
            <text:p>40</text:p>
          </table:table-cell>
          <table:table-cell table:style-name="ce649" office:value-type="string" calcext:value-type="string">
            <text:p>VANDERLEI NUNES CAETAN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<text:s/>201011CLSEL01365</text:p>
          </table:table-cell>
          <table:table-cell table:style-name="ce643" office:value-type="string" calcext:value-type="string">
            <text:p>TRANC.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41" calcext:value-type="float">
            <text:p>41</text:p>
          </table:table-cell>
          <table:table-cell table:style-name="ce840" office:value-type="string" calcext:value-type="string">
            <text:p>VINICIUS ODILON CATTON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01CLSEL01380 </text:p>
          </table:table-cell>
          <table:table-cell table:style-name="ce643" office:value-type="string" calcext:value-type="string">
            <text:p>TRANC. EXPIRADO EM 2011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83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21" calcext:value-type="float">
            <text:p>21</text:p>
          </table:table-cell>
          <table:table-cell table:style-name="ce644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Formandos</text:p>
          </table:table-cell>
          <table:covered-table-cell table:style-name="ce85"/>
          <table:table-cell table:style-name="ce641" office:value-type="float" office:value="19" calcext:value-type="float">
            <text:p>19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1" table:number-rows-repeated="953">
          <table:table-cell table:style-name="ce81" table:number-columns-repeated="4"/>
          <table:table-cell table:style-name="ce92"/>
          <table:table-cell table:style-name="ce81" table:number-columns-repeated="21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 2011" table:style-name="ta12">
        <table:table-column table:style-name="co53" table:default-cell-style-name="Default"/>
        <table:table-column table:style-name="co5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5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ELETROTÉCNCIA 2011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" calcext:value-type="float">
            <text:p>1</text:p>
          </table:table-cell>
          <table:table-cell table:style-name="ce84" office:value-type="string" calcext:value-type="string">
            <text:p>ADILSON ANTONIO BORGES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11958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" calcext:value-type="float">
            <text:p>2</text:p>
          </table:table-cell>
          <table:table-cell table:style-name="ce84" office:value-type="string" calcext:value-type="string">
            <text:p>ADILSON ROBERTO BIANC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EL10230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" calcext:value-type="float">
            <text:p>3</text:p>
          </table:table-cell>
          <table:table-cell table:style-name="ce84" office:value-type="string" calcext:value-type="string">
            <text:p>ALESSANDRO ANDRE DE SOUS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08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" calcext:value-type="float">
            <text:p>4</text:p>
          </table:table-cell>
          <table:table-cell table:style-name="ce84" office:value-type="string" calcext:value-type="string">
            <text:p>ALINE DE FÁTIMA HOMANN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111CLSEL08610</text:p>
          </table:table-cell>
          <table:table-cell table:style-name="ce66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5" calcext:value-type="float">
            <text:p>5</text:p>
          </table:table-cell>
          <table:table-cell table:style-name="ce649" office:value-type="string" calcext:value-type="string">
            <text:p>ALLAN DIEGO AIR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11591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ANDERSON DALCOMUNI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11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ANDERSON OSNI SCHWENDTNER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111CLSEL08612</text:p>
          </table:table-cell>
          <table:table-cell table:style-name="ce66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8" calcext:value-type="float">
            <text:p>8</text:p>
          </table:table-cell>
          <table:table-cell table:style-name="ce84" office:value-type="string" calcext:value-type="string">
            <text:p>ANDERSON WIEZBICKI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13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9" calcext:value-type="float">
            <text:p>9</text:p>
          </table:table-cell>
          <table:table-cell table:style-name="ce649" office:value-type="string" calcext:value-type="string">
            <text:p>ANDRÉ LUIZ TABORDA DE OLIV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10373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0" calcext:value-type="float">
            <text:p>10</text:p>
          </table:table-cell>
          <table:table-cell table:style-name="ce649" office:value-type="string" calcext:value-type="string">
            <text:p>ARLAN DO NASCIMENT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<text:s/>201111CLSEL11592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AURÉLIO RAIS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<text:s/>201111CLSEL08615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BRUNO DALAGRAN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EL10374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CARLOS ALBERTO MOCELIN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18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4" calcext:value-type="float">
            <text:p>14</text:p>
          </table:table-cell>
          <table:table-cell table:style-name="ce84" office:value-type="string" calcext:value-type="string">
            <text:p>CLAUDINEI JOSÉ CECCATT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11004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5" calcext:value-type="float">
            <text:p>15</text:p>
          </table:table-cell>
          <table:table-cell table:style-name="ce649" office:value-type="string" calcext:value-type="string">
            <text:p>DENES RODRIGO DE JESUS DOS SAN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11893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6" calcext:value-type="float">
            <text:p>16</text:p>
          </table:table-cell>
          <table:table-cell table:style-name="ce649" office:value-type="string" calcext:value-type="string">
            <text:p>DIEGO VARGAS DE ALMEID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20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7" calcext:value-type="float">
            <text:p>17</text:p>
          </table:table-cell>
          <table:table-cell table:style-name="ce84" office:value-type="string" calcext:value-type="string">
            <text:p>ELITON MACHADO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111CLSEL08621</text:p>
          </table:table-cell>
          <table:table-cell table:style-name="ce66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8" calcext:value-type="float">
            <text:p>18</text:p>
          </table:table-cell>
          <table:table-cell table:style-name="ce84" office:value-type="string" calcext:value-type="string">
            <text:p>EMERSON DO NASCIMENTO ROSARI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22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9" calcext:value-type="float">
            <text:p>19</text:p>
          </table:table-cell>
          <table:table-cell table:style-name="ce84" office:value-type="string" calcext:value-type="string">
            <text:p>EZIQUIEL POLETT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10232 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0" calcext:value-type="float">
            <text:p>20</text:p>
          </table:table-cell>
          <table:table-cell table:style-name="ce649" office:value-type="string" calcext:value-type="string">
            <text:p>FRANCISCO FERREIRA SAN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011CLSEL01373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GILSON JOSÉ MAMCARZ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EL10375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2" calcext:value-type="float">
            <text:p>22</text:p>
          </table:table-cell>
          <table:table-cell table:style-name="ce649" office:value-type="string" calcext:value-type="string">
            <text:p>GIOVANI GIANI GALIOTE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25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3" calcext:value-type="float">
            <text:p>23</text:p>
          </table:table-cell>
          <table:table-cell table:style-name="ce84" office:value-type="string" calcext:value-type="string">
            <text:p>GLAUCIO SANTOS ALVES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26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84" office:value-type="string" calcext:value-type="string">
            <text:p>JEAN FELIPE VAZ DA SILV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2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5" calcext:value-type="float">
            <text:p>25</text:p>
          </table:table-cell>
          <table:table-cell table:style-name="ce649" office:value-type="string" calcext:value-type="string">
            <text:p>JENYFFER OLIVEIRA SIKOR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9713 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JONAS KUPKA GARRETT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<text:s/>201111CLSEL10371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7" calcext:value-type="float">
            <text:p>27</text:p>
          </table:table-cell>
          <table:table-cell table:style-name="ce649" office:value-type="string" calcext:value-type="string">
            <text:p>JOSNEI LUIS DANELIU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<text:s/>201111CLSEL08630</text:p>
          </table:table-cell>
          <table:table-cell table:style-name="ce643" office:value-type="string" calcext:value-type="string">
            <text:p>TRANC.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8" calcext:value-type="float">
            <text:p>28</text:p>
          </table:table-cell>
          <table:table-cell table:style-name="ce649" office:value-type="string" calcext:value-type="string">
            <text:p>LINCON DE OLIV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32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9" calcext:value-type="float">
            <text:p>29</text:p>
          </table:table-cell>
          <table:table-cell table:style-name="ce649" office:value-type="string" calcext:value-type="string">
            <text:p>LUCAS QUEIROZ PER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33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0" calcext:value-type="float">
            <text:p>30</text:p>
          </table:table-cell>
          <table:table-cell table:style-name="ce84" office:value-type="string" calcext:value-type="string">
            <text:p>MAIKO DIEGO FREITA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EL08635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1" calcext:value-type="float">
            <text:p>31</text:p>
          </table:table-cell>
          <table:table-cell table:style-name="ce649" office:value-type="string" calcext:value-type="string">
            <text:p>MARCELO LUIZ GEQUELIM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10376</text:p>
          </table:table-cell>
          <table:table-cell table:style-name="ce643" office:value-type="string" calcext:value-type="string">
            <text:p>TRANC.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2" calcext:value-type="float">
            <text:p>32</text:p>
          </table:table-cell>
          <table:table-cell table:style-name="ce84" office:value-type="string" calcext:value-type="string">
            <text:p>MARCELO SEVERIN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3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3" calcext:value-type="float">
            <text:p>33</text:p>
          </table:table-cell>
          <table:table-cell table:style-name="ce84" office:value-type="string" calcext:value-type="string">
            <text:p>MURILO RIFFERT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EL08639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4" calcext:value-type="float">
            <text:p>34</text:p>
          </table:table-cell>
          <table:table-cell table:style-name="ce84" office:value-type="string" calcext:value-type="string">
            <text:p>NICHOLAS ALEXANDRE TRÉZI NICÁCI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<text:s/>201111CLSEL08640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5" calcext:value-type="float">
            <text:p>35</text:p>
          </table:table-cell>
          <table:table-cell table:style-name="ce649" office:value-type="string" calcext:value-type="string">
            <text:p>NUNO GIULIANO FERREIRA AFONS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41</text:p>
          </table:table-cell>
          <table:table-cell table:style-name="ce658" office:value-type="string" calcext:value-type="string">
            <text:p>TRANC. EXPIRADO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6" calcext:value-type="float">
            <text:p>36</text:p>
          </table:table-cell>
          <table:table-cell table:style-name="ce84" office:value-type="string" calcext:value-type="string">
            <text:p>OLIVIO AGGI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EL08642 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7" calcext:value-type="float">
            <text:p>37</text:p>
          </table:table-cell>
          <table:table-cell table:style-name="ce649" office:value-type="string" calcext:value-type="string">
            <text:p>RAFAEL ADRIANO MAN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10231</text:p>
          </table:table-cell>
          <table:table-cell table:style-name="ce643" office:value-type="string" calcext:value-type="string">
            <text:p>TRANC.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8" calcext:value-type="float">
            <text:p>38</text:p>
          </table:table-cell>
          <table:table-cell table:style-name="ce649" office:value-type="string" calcext:value-type="string">
            <text:p>RAFAEL MARCOS KILO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111CLSEL11590 </text:p>
          </table:table-cell>
          <table:table-cell table:style-name="ce658" office:value-type="string" calcext:value-type="string">
            <text:p>Prot. 65/15 02/03/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9" calcext:value-type="float">
            <text:p>39</text:p>
          </table:table-cell>
          <table:table-cell table:style-name="ce649" office:value-type="string" calcext:value-type="string">
            <text:p>SAUL ELI BISPO LIM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44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0" calcext:value-type="float">
            <text:p>40</text:p>
          </table:table-cell>
          <table:table-cell table:style-name="ce649" office:value-type="string" calcext:value-type="string">
            <text:p>SERGIO DUTRA DA SILVA JUNIOR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EL08645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Formandos</text:p>
          </table:table-cell>
          <table:covered-table-cell table:style-name="ce85"/>
          <table:table-cell table:style-name="ce641" office:value-type="float" office:value="23" calcext:value-type="float">
            <text:p>23</text:p>
          </table:table-cell>
          <table:table-cell table:style-name="ce644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6" calcext:value-type="float">
            <text:p>16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 2012" table:style-name="ta13">
        <table:table-column table:style-name="co5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8" table:number-columns-repeated="998" table:default-cell-style-name="Default"/>
        <table:table-row table:style-name="ro5">
          <table:table-cell table:style-name="ce758" office:value-type="string" calcext:value-type="string" table:number-columns-spanned="5" table:number-rows-spanned="1">
            <text:p>ELETROTÉCNICA 2012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" calcext:value-type="float">
            <text:p>1</text:p>
          </table:table-cell>
          <table:table-cell table:style-name="ce842" office:value-type="string" calcext:value-type="string">
            <text:p>ADEMIR MIGUEL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15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" calcext:value-type="float">
            <text:p>2</text:p>
          </table:table-cell>
          <table:table-cell table:style-name="ce843" office:value-type="string" calcext:value-type="string">
            <text:p>AFONSO TANER SOBRINHO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25141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3" calcext:value-type="float">
            <text:p>3</text:p>
          </table:table-cell>
          <table:table-cell table:style-name="ce649" office:value-type="string" calcext:value-type="string">
            <text:p>ALINE MARQUES DORE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434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4" calcext:value-type="float">
            <text:p>4</text:p>
          </table:table-cell>
          <table:table-cell table:style-name="ce649" office:value-type="string" calcext:value-type="string">
            <text:p>ALTAIR WIGGER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435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5" calcext:value-type="float">
            <text:p>5</text:p>
          </table:table-cell>
          <table:table-cell table:style-name="ce649" office:value-type="string" calcext:value-type="string">
            <text:p>CAIO IVAN DE ANDRADE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437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6" calcext:value-type="float">
            <text:p>6</text:p>
          </table:table-cell>
          <table:table-cell table:style-name="ce750" office:value-type="string" calcext:value-type="string">
            <text:p>CESAR SANTIAGO BARBIOT</text:p>
          </table:table-cell>
          <table:table-cell table:style-name="ce87" office:value-type="string" calcext:value-type="string">
            <text:p>CONCLUÍDO 2014</text:p>
          </table:table-cell>
          <table:table-cell table:style-name="ce87" office:value-type="string" calcext:value-type="string">
            <text:p>201211CLSEL18450</text:p>
          </table:table-cell>
          <table:table-cell table:style-name="ce846"/>
          <table:table-cell table:style-name="ce847" table:number-columns-repeated="21"/>
          <table:table-cell table:number-columns-repeated="998"/>
        </table:table-row>
        <table:table-row table:style-name="ro5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CLAUDINEI KRUBNIKI GUIMARÃE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12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8" calcext:value-type="float">
            <text:p>8</text:p>
          </table:table-cell>
          <table:table-cell table:style-name="ce84" office:value-type="string" calcext:value-type="string">
            <text:p>CLEVERSON CARPEGGIANI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16</text:p>
          </table:table-cell>
          <table:table-cell table:style-name="ce661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9" calcext:value-type="float">
            <text:p>9</text:p>
          </table:table-cell>
          <table:table-cell table:style-name="ce649" office:value-type="string" calcext:value-type="string">
            <text:p>CRISTIANO PEREIRA DE FREITA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522</text:p>
          </table:table-cell>
          <table:table-cell table:style-name="ce643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0" calcext:value-type="float">
            <text:p>10</text:p>
          </table:table-cell>
          <table:table-cell table:style-name="ce843" office:value-type="string" calcext:value-type="string">
            <text:p>DIEGO BORGES RIBEIR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132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DIEVERSON ALBACH VIEIR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25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12" calcext:value-type="float">
            <text:p>12</text:p>
          </table:table-cell>
          <table:table-cell table:style-name="ce841" office:value-type="string" calcext:value-type="string">
            <text:p>EDIVALDO CARLOS DE QUADROS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5123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13" calcext:value-type="float">
            <text:p>13</text:p>
          </table:table-cell>
          <table:table-cell table:style-name="ce649" office:value-type="string" calcext:value-type="string">
            <text:p>EDNILSON CANDIDO DA SIL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527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14" calcext:value-type="float">
            <text:p>14</text:p>
          </table:table-cell>
          <table:table-cell table:style-name="ce649" office:value-type="string" calcext:value-type="string">
            <text:p>ELAINE DO ROCIO PADILH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616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5" calcext:value-type="float">
            <text:p>15</text:p>
          </table:table-cell>
          <table:table-cell table:style-name="ce843" office:value-type="string" calcext:value-type="string">
            <text:p>EVERTON LOURENÇO DE LIM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114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6" calcext:value-type="float">
            <text:p>16</text:p>
          </table:table-cell>
          <table:table-cell table:style-name="ce84" office:value-type="string" calcext:value-type="string">
            <text:p>FÁBIO MAURÍCIO DE CASTR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60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7" calcext:value-type="float">
            <text:p>17</text:p>
          </table:table-cell>
          <table:table-cell table:style-name="ce84" office:value-type="string" calcext:value-type="string">
            <text:p>GERSON MIZAEL RUIZ DIA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61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18" calcext:value-type="float">
            <text:p>18</text:p>
          </table:table-cell>
          <table:table-cell table:style-name="ce841" office:value-type="string" calcext:value-type="string">
            <text:p>GESIEL DE PAULA PADILHA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5105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9" calcext:value-type="float">
            <text:p>19</text:p>
          </table:table-cell>
          <table:table-cell table:style-name="ce843" office:value-type="string" calcext:value-type="string">
            <text:p>GILBERTO GOMES DE OLIVEI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07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20" calcext:value-type="float">
            <text:p>20</text:p>
          </table:table-cell>
          <table:table-cell table:style-name="ce649" office:value-type="string" calcext:value-type="string">
            <text:p>HÉLIO KIERAS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211CLSEL18566</text:p>
          </table:table-cell>
          <table:table-cell table:style-name="ce643" office:value-type="string" calcext:value-type="string">
            <text:p>Prot. 18/13 21/02/13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HENRIQUE PEREIR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67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22" calcext:value-type="float">
            <text:p>22</text:p>
          </table:table-cell>
          <table:table-cell table:style-name="ce844" office:value-type="string" calcext:value-type="string">
            <text:p>IRINEU DA SILV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25061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3" calcext:value-type="float">
            <text:p>23</text:p>
          </table:table-cell>
          <table:table-cell table:style-name="ce843" office:value-type="string" calcext:value-type="string">
            <text:p>JOÃO MARIA DA CRUZ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16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24" calcext:value-type="float">
            <text:p>24</text:p>
          </table:table-cell>
          <table:table-cell table:style-name="ce845" office:value-type="string" calcext:value-type="string">
            <text:p>JOSÉ GERALDO PROTZEK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3325052</text:p>
          </table:table-cell>
          <table:table-cell table:style-name="ce658" office:value-type="string" calcext:value-type="string">
            <text:p>SEM REMATRÍCULA EM 2018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5" calcext:value-type="float">
            <text:p>25</text:p>
          </table:table-cell>
          <table:table-cell table:style-name="ce843" office:value-type="string" calcext:value-type="string">
            <text:p>JOSÉ SEBASTIÃO DO NASCIMENTO SILV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float" office:value="2013325043" calcext:value-type="float">
            <text:p>2013325043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LUIS FERNANDO DE JESU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6576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7" calcext:value-type="float">
            <text:p>27</text:p>
          </table:table-cell>
          <table:table-cell table:style-name="ce84" office:value-type="string" calcext:value-type="string">
            <text:p>LUIZ ANTÔNIO BUDNIK RIBEIR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574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28" calcext:value-type="float">
            <text:p>28</text:p>
          </table:table-cell>
          <table:table-cell table:style-name="ce649" office:value-type="string" calcext:value-type="string">
            <text:p>LUIZ EDUARDO BIANC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575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29" calcext:value-type="float">
            <text:p>29</text:p>
          </table:table-cell>
          <table:table-cell table:style-name="ce649" office:value-type="string" calcext:value-type="string">
            <text:p>MARCELO FERRAR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578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0" calcext:value-type="float">
            <text:p>30</text:p>
          </table:table-cell>
          <table:table-cell table:style-name="ce84" office:value-type="string" calcext:value-type="string">
            <text:p>MARCELO FERREIRA LEAL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631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1" calcext:value-type="float">
            <text:p>31</text:p>
          </table:table-cell>
          <table:table-cell table:style-name="ce843" office:value-type="string" calcext:value-type="string">
            <text:p>MARCELO SIERPINSKI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034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2" calcext:value-type="float">
            <text:p>32</text:p>
          </table:table-cell>
          <table:table-cell table:style-name="ce84" office:value-type="string" calcext:value-type="string">
            <text:p>ODIRLEI ANTÔNIO FERREIRA LEAL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211CLSEL18606</text:p>
          </table:table-cell>
          <table:table-cell table:style-name="ce661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33" calcext:value-type="float">
            <text:p>33</text:p>
          </table:table-cell>
          <table:table-cell table:style-name="ce649" office:value-type="string" calcext:value-type="string">
            <text:p>OSCAR MACHADO DE JESU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607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34" calcext:value-type="float">
            <text:p>34</text:p>
          </table:table-cell>
          <table:table-cell table:style-name="ce841" office:value-type="string" calcext:value-type="string">
            <text:p>RENAN RIBEIRO LEITE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5025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5" calcext:value-type="float">
            <text:p>35</text:p>
          </table:table-cell>
          <table:table-cell table:style-name="ce843" office:value-type="string" calcext:value-type="string">
            <text:p>RENÊ FERREIRA BO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016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6" calcext:value-type="float">
            <text:p>36</text:p>
          </table:table-cell>
          <table:table-cell table:style-name="ce84" office:value-type="string" calcext:value-type="string">
            <text:p>RENÊ LUIS DA SILVA</text:p>
          </table:table-cell>
          <table:table-cell table:style-name="ce641" office:value-type="string" calcext:value-type="string">
            <text:p>CONCLUÍDO 2017</text:p>
          </table:table-cell>
          <table:table-cell table:style-name="ce641" office:value-type="string" calcext:value-type="string">
            <text:p>201211CLSEL18610</text:p>
          </table:table-cell>
          <table:table-cell table:style-name="ce659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37" calcext:value-type="float">
            <text:p>37</text:p>
          </table:table-cell>
          <table:table-cell table:style-name="ce649" office:value-type="string" calcext:value-type="string">
            <text:p>RONALDO FERNANDES DE OLIV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611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48" office:value-type="float" office:value="38" calcext:value-type="float">
            <text:p>38</text:p>
          </table:table-cell>
          <table:table-cell table:style-name="ce649" office:value-type="string" calcext:value-type="string">
            <text:p>SEBASTIÃO JUNIOR LIMA DE OLIV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211CLSEL18612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9" calcext:value-type="float">
            <text:p>39</text:p>
          </table:table-cell>
          <table:table-cell table:style-name="ce84" office:value-type="string" calcext:value-type="string">
            <text:p>SÉRGIO ZINHER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613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40" calcext:value-type="float">
            <text:p>40</text:p>
          </table:table-cell>
          <table:table-cell table:style-name="ce84" office:value-type="string" calcext:value-type="string">
            <text:p>VICTOR ZANIN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EL18614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table-cell table:style-name="ce39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3" calcext:value-type="float">
            <text:p>23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6" calcext:value-type="float">
            <text:p>16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2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 2013M" table:style-name="ta14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9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8" table:number-columns-repeated="998" table:default-cell-style-name="Default"/>
        <table:table-row table:style-name="ro2">
          <table:table-cell table:style-name="ce76" office:value-type="string" calcext:value-type="string" table:number-columns-spanned="5" table:number-rows-spanned="1">
            <text:p>ELETROTÉCNICA 2013 – MANHÃ</text:p>
          </table:table-cell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1" calcext:value-type="float">
            <text:p>1</text:p>
          </table:table-cell>
          <table:table-cell table:style-name="ce755" office:value-type="string" calcext:value-type="string">
            <text:p>ALAN PATRIC DA SILVA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4449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2" calcext:value-type="float">
            <text:p>2</text:p>
          </table:table-cell>
          <table:table-cell table:style-name="ce755" office:value-type="string" calcext:value-type="string">
            <text:p>ALESSANDRO MARTINS DE MELO</text:p>
          </table:table-cell>
          <table:table-cell table:style-name="ce658" office:value-type="string" calcext:value-type="string">
            <text:p>CANCELAMENTO</text:p>
          </table:table-cell>
          <table:table-cell table:style-name="ce850" office:value-type="string" calcext:value-type="string">
            <text:p>--</text:p>
          </table:table-cell>
          <table:table-cell table:style-name="ce658" office:value-type="string" calcext:value-type="string">
            <text:p>SEM CONF. MATRÍCULA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3" calcext:value-type="float">
            <text:p>3</text:p>
          </table:table-cell>
          <table:table-cell table:style-name="ce84" office:value-type="string" calcext:value-type="string">
            <text:p>ALEX GASTÃO BUTURE CARNEIR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542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4" calcext:value-type="float">
            <text:p>4</text:p>
          </table:table-cell>
          <table:table-cell table:style-name="ce84" office:value-type="string" calcext:value-type="string">
            <text:p>ALEXANDRE LUIZ GALVÃ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4897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5" calcext:value-type="float">
            <text:p>5</text:p>
          </table:table-cell>
          <table:table-cell table:style-name="ce755" office:value-type="string" calcext:value-type="string">
            <text:p>ANDRÉ GABRIEL PINTO MARTINS</text:p>
          </table:table-cell>
          <table:table-cell table:style-name="ce658" office:value-type="string" calcext:value-type="string">
            <text:p>CANCELAMENTO</text:p>
          </table:table-cell>
          <table:table-cell table:style-name="ce850" office:value-type="string" calcext:value-type="string">
            <text:p>--</text:p>
          </table:table-cell>
          <table:table-cell table:style-name="ce658" office:value-type="string" calcext:value-type="string">
            <text:p>SEM CONF. MATRÍCULA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6" calcext:value-type="float">
            <text:p>6</text:p>
          </table:table-cell>
          <table:table-cell table:style-name="ce755" office:value-type="string" calcext:value-type="string">
            <text:p>ANDRÉ SACZK STEPANSKI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01551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7" calcext:value-type="float">
            <text:p>7</text:p>
          </table:table-cell>
          <table:table-cell table:style-name="ce755" office:value-type="string" calcext:value-type="string">
            <text:p>ANDREY CUNICO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4734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8" calcext:value-type="float">
            <text:p>8</text:p>
          </table:table-cell>
          <table:table-cell table:style-name="ce84" office:value-type="string" calcext:value-type="string">
            <text:p>ANTONIEL SALVADOR PALMEIRA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26309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9" calcext:value-type="float">
            <text:p>9</text:p>
          </table:table-cell>
          <table:table-cell table:style-name="ce755" office:value-type="string" calcext:value-type="string">
            <text:p>CARLOS HENRIQUE DE BOMFIM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01560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10" calcext:value-type="float">
            <text:p>10</text:p>
          </table:table-cell>
          <table:table-cell table:style-name="ce755" office:value-type="string" calcext:value-type="string">
            <text:p>CASSEMIRO MACHADO DOS SANTOS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6318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11" calcext:value-type="float">
            <text:p>11</text:p>
          </table:table-cell>
          <table:table-cell table:style-name="ce84" office:value-type="string" calcext:value-type="string">
            <text:p>CELIA ROSANA OSORIO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01589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12" calcext:value-type="float">
            <text:p>12</text:p>
          </table:table-cell>
          <table:table-cell table:style-name="ce84" office:value-type="string" calcext:value-type="string">
            <text:p>CELSO DE CAMARG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59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13" calcext:value-type="float">
            <text:p>13</text:p>
          </table:table-cell>
          <table:table-cell table:style-name="ce755" office:value-type="string" calcext:value-type="string">
            <text:p>ELIANA CRISTINA TENERELE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float" office:value="2013301604" calcext:value-type="float">
            <text:p>2013301604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14" calcext:value-type="float">
            <text:p>14</text:p>
          </table:table-cell>
          <table:table-cell table:style-name="ce755" office:value-type="string" calcext:value-type="string">
            <text:p>ELTON CORDEIRO DE SOUZA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4770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15" calcext:value-type="float">
            <text:p>15</text:p>
          </table:table-cell>
          <table:table-cell table:style-name="ce84" office:value-type="string" calcext:value-type="string">
            <text:p>ELVIS VALERI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613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16" calcext:value-type="float">
            <text:p>16</text:p>
          </table:table-cell>
          <table:table-cell table:style-name="ce84" office:value-type="string" calcext:value-type="string">
            <text:p>GERALDO DE OLIVEIRA JUNIOR</text:p>
          </table:table-cell>
          <table:table-cell table:style-name="ce87" office:value-type="string" calcext:value-type="string">
            <text:p>CONCLUSÃO 2015</text:p>
          </table:table-cell>
          <table:table-cell table:style-name="ce641" office:value-type="string" calcext:value-type="string">
            <text:p>2013324780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17" calcext:value-type="float">
            <text:p>17</text:p>
          </table:table-cell>
          <table:table-cell table:style-name="ce755" office:value-type="string" calcext:value-type="string">
            <text:p>JEAN FELIPE BONKO DIAS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01631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648" office:value-type="float" office:value="18" calcext:value-type="float">
            <text:p>18</text:p>
          </table:table-cell>
          <table:table-cell table:style-name="ce649" office:value-type="string" calcext:value-type="string">
            <text:p>JOSE LUIZ FELTRIN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2013301640</text:p>
          </table:table-cell>
          <table:table-cell table:style-name="ce658" office:value-type="string" calcext:value-type="string">
            <text:p>Prot. 03/15 04/02/15</text:p>
          </table:table-cell>
          <table:table-cell table:style-name="ce847" table:number-columns-repeated="21"/>
          <table:table-cell table:number-columns-repeated="998"/>
        </table:table-row>
        <table:table-row table:style-name="ro2">
          <table:table-cell table:style-name="ce754" office:value-type="float" office:value="19" calcext:value-type="float">
            <text:p>19</text:p>
          </table:table-cell>
          <table:table-cell table:style-name="ce755" office:value-type="string" calcext:value-type="string">
            <text:p>KARINA APARECIDA MACHADO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01650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9" office:value-type="float" office:value="20" calcext:value-type="float">
            <text:p>20</text:p>
          </table:table-cell>
          <table:table-cell table:style-name="ce83" office:value-type="string" calcext:value-type="string">
            <text:p>LARISSA FERNANDA DA SILVA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1669</text:p>
          </table:table-cell>
          <table:table-cell table:style-name="ce753" office:value-type="string" calcext:value-type="string">
            <text:p>TRANCAMENTO EXPIR. EM 2016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21" calcext:value-type="float">
            <text:p>21</text:p>
          </table:table-cell>
          <table:table-cell table:style-name="ce84" office:value-type="string" calcext:value-type="string">
            <text:p>LUAN CARLOS CARDOS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float" office:value="2013301678" calcext:value-type="float">
            <text:p>201330167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22" calcext:value-type="float">
            <text:p>22</text:p>
          </table:table-cell>
          <table:table-cell table:style-name="ce755" office:value-type="string" calcext:value-type="string">
            <text:p>MÁRCIO JOSÉ RIPKA</text:p>
          </table:table-cell>
          <table:table-cell table:style-name="ce658" office:value-type="string" calcext:value-type="string">
            <text:p>CANCELAMENTO</text:p>
          </table:table-cell>
          <table:table-cell table:style-name="ce658" office:value-type="string" calcext:value-type="string">
            <text:p>--</text:p>
          </table:table-cell>
          <table:table-cell table:style-name="ce658" office:value-type="string" calcext:value-type="string">
            <text:p>SEM CONF. MATRÍCULA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23" calcext:value-type="float">
            <text:p>23</text:p>
          </table:table-cell>
          <table:table-cell table:style-name="ce84" office:value-type="string" calcext:value-type="string">
            <text:p>MICHELL JENICHEN PERUSSOL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6372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49" office:value-type="float" office:value="24" calcext:value-type="float">
            <text:p>24</text:p>
          </table:table-cell>
          <table:table-cell table:style-name="ce84" office:value-type="string" calcext:value-type="string">
            <text:p>NATANAEL BRAZ M. DE RAMOS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01696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54" office:value-type="float" office:value="25" calcext:value-type="float">
            <text:p>25</text:p>
          </table:table-cell>
          <table:table-cell table:style-name="ce755" office:value-type="string" calcext:value-type="string">
            <text:p>PATRICIA LONGATO</text:p>
          </table:table-cell>
          <table:table-cell table:style-name="ce658" office:value-type="string" calcext:value-type="string">
            <text:p>ABANDONO</text:p>
          </table:table-cell>
          <table:table-cell table:style-name="ce658" office:value-type="string" calcext:value-type="string">
            <text:p>2013326390</text:p>
          </table:table-cell>
          <table:table-cell table:style-name="ce65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26" calcext:value-type="float">
            <text:p>26</text:p>
          </table:table-cell>
          <table:table-cell table:style-name="ce84" office:value-type="string" calcext:value-type="string">
            <text:p>TIAGO ADAME FONSEC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711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9" office:value-type="float" office:value="27" calcext:value-type="float">
            <text:p>27</text:p>
          </table:table-cell>
          <table:table-cell table:style-name="ce755" office:value-type="string" calcext:value-type="string">
            <text:p>VALDENIR ALMEIDA DA SILVA</text:p>
          </table:table-cell>
          <table:table-cell table:style-name="ce658" office:value-type="string" calcext:value-type="string">
            <text:p>CANCELAMENTO</text:p>
          </table:table-cell>
          <table:table-cell table:style-name="ce658" office:value-type="string" calcext:value-type="string">
            <text:p>--</text:p>
          </table:table-cell>
          <table:table-cell table:style-name="ce658" office:value-type="string" calcext:value-type="string">
            <text:p>SEM CONF. MATRÍCULA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9" office:value-type="float" office:value="28" calcext:value-type="float">
            <text:p>28</text:p>
          </table:table-cell>
          <table:table-cell table:style-name="ce755" office:value-type="string" calcext:value-type="string">
            <text:p>VANDERLEI MATOZO PADILHA</text:p>
          </table:table-cell>
          <table:table-cell table:style-name="ce658" office:value-type="string" calcext:value-type="string">
            <text:p>CANCELAMENTO</text:p>
          </table:table-cell>
          <table:table-cell table:style-name="ce658" office:value-type="string" calcext:value-type="string">
            <text:p>2013301720</text:p>
          </table:table-cell>
          <table:table-cell table:style-name="ce658" office:value-type="string" calcext:value-type="string">
            <text:p>Prot. 031/14 11/02/2014</text:p>
          </table:table-cell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29" calcext:value-type="float">
            <text:p>29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0" calcext:value-type="float">
            <text:p>30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1" calcext:value-type="float">
            <text:p>31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2" calcext:value-type="float">
            <text:p>32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3" calcext:value-type="float">
            <text:p>33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4" calcext:value-type="float">
            <text:p>34</text:p>
          </table:table-cell>
          <table:table-cell table:style-name="ce84" table:number-columns-repeated="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5" calcext:value-type="float">
            <text:p>35</text:p>
          </table:table-cell>
          <table:table-cell table:style-name="ce84"/>
          <table:table-cell table:style-name="ce87"/>
          <table:table-cell table:style-name="ce84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6" calcext:value-type="float">
            <text:p>36</text:p>
          </table:table-cell>
          <table:table-cell table:style-name="ce84"/>
          <table:table-cell table:style-name="ce87"/>
          <table:table-cell table:style-name="ce84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7" calcext:value-type="float">
            <text:p>37</text:p>
          </table:table-cell>
          <table:table-cell table:style-name="ce84"/>
          <table:table-cell table:style-name="ce87"/>
          <table:table-cell table:style-name="ce84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8" calcext:value-type="float">
            <text:p>38</text:p>
          </table:table-cell>
          <table:table-cell table:style-name="ce84"/>
          <table:table-cell table:style-name="ce87"/>
          <table:table-cell table:style-name="ce84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39" calcext:value-type="float">
            <text:p>39</text:p>
          </table:table-cell>
          <table:table-cell table:style-name="ce84"/>
          <table:table-cell table:style-name="ce87"/>
          <table:table-cell table:style-name="ce84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848" office:value-type="float" office:value="40" calcext:value-type="float">
            <text:p>40</text:p>
          </table:table-cell>
          <table:table-cell table:style-name="ce84"/>
          <table:table-cell table:style-name="ce87"/>
          <table:table-cell table:style-name="ce84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1" calcext:value-type="float">
            <text:p>11</text:p>
          </table:table-cell>
          <table:table-cell table:style-name="ce851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6" calcext:value-type="float">
            <text:p>6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2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11" calcext:value-type="float">
            <text:p>11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2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 2014M" table:style-name="ta15">
        <table:table-column table:style-name="co1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57" table:default-cell-style-name="Default"/>
        <table:table-column table:style-name="co6" table:number-columns-repeated="4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style-name="ce758" office:value-type="string" calcext:value-type="string" table:number-columns-spanned="5" table:number-rows-spanned="1">
            <text:p>ELETROTÉCNICA 2014 – MANHÃ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5" office:value-type="string" calcext:value-type="string">
            <text:p>Nº 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" calcext:value-type="float">
            <text:p>1</text:p>
          </table:table-cell>
          <table:table-cell table:style-name="ce649" office:value-type="string" calcext:value-type="string">
            <text:p>AIRTON AGUIAR DA SILV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071" calcext:value-type="float">
            <text:p>2014309071</text:p>
          </table:table-cell>
          <table:table-cell table:style-name="ce643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" calcext:value-type="float">
            <text:p>2</text:p>
          </table:table-cell>
          <table:table-cell table:style-name="ce649" office:value-type="string" calcext:value-type="string">
            <text:p>ANDERSON DA ROS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103" calcext:value-type="float">
            <text:p>2014336103</text:p>
          </table:table-cell>
          <table:table-cell table:style-name="ce643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" calcext:value-type="float">
            <text:p>3</text:p>
          </table:table-cell>
          <table:table-cell table:style-name="ce649" office:value-type="string" calcext:value-type="string">
            <text:p>BIRACI COIMBRA DOS SANTOS JUNIOR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121" calcext:value-type="float">
            <text:p>2014336121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4" calcext:value-type="float">
            <text:p>4</text:p>
          </table:table-cell>
          <table:table-cell table:style-name="ce649" office:value-type="string" calcext:value-type="string">
            <text:p>BRUNO FELIPE DALUZ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4336130" calcext:value-type="float">
            <text:p>2014336130</text:p>
          </table:table-cell>
          <table:table-cell table:style-name="ce643" office:value-type="string" calcext:value-type="string">
            <text:p>Prot. 52/15 25/02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5" calcext:value-type="float">
            <text:p>5</text:p>
          </table:table-cell>
          <table:table-cell table:style-name="ce750" office:value-type="string" calcext:value-type="string">
            <text:p>CHRISTOPHER LUIZ BATISTA DA CUNHA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6140" calcext:value-type="float">
            <text:p>201433614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2" office:value-type="float" office:value="6" calcext:value-type="float">
            <text:p>6</text:p>
          </table:table-cell>
          <table:table-cell table:style-name="ce640" office:value-type="string" calcext:value-type="string">
            <text:p>CLEBERSON COSTA MAIA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159" calcext:value-type="float">
            <text:p>2014336159</text:p>
          </table:table-cell>
          <table:table-cell table:style-name="ce642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7" calcext:value-type="float">
            <text:p>7</text:p>
          </table:table-cell>
          <table:table-cell table:style-name="ce649" office:value-type="string" calcext:value-type="string">
            <text:p>CLEVERSON ADRIANO DOS SANTOS MARTINS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float" office:value="2014336444" calcext:value-type="float">
            <text:p>2014336444</text:p>
          </table:table-cell>
          <table:table-cell table:style-name="ce643" office:value-type="string" calcext:value-type="string">
            <text:p>Prot. 340/2014 09/09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8" calcext:value-type="float">
            <text:p>8</text:p>
          </table:table-cell>
          <table:table-cell table:style-name="ce750" office:value-type="string" calcext:value-type="string">
            <text:p>DAIANE DO ROCIO DOS SANT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09367" calcext:value-type="float">
            <text:p>201430936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9" calcext:value-type="float">
            <text:p>9</text:p>
          </table:table-cell>
          <table:table-cell table:style-name="ce750" office:value-type="string" calcext:value-type="string">
            <text:p>ELI JOSE ALVES DA ROCHA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09527" calcext:value-type="float">
            <text:p>201430952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0" calcext:value-type="float">
            <text:p>10</text:p>
          </table:table-cell>
          <table:table-cell table:style-name="ce750" office:value-type="string" calcext:value-type="string">
            <text:p>ELIANO FERREIRA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09536" calcext:value-type="float">
            <text:p>2014309536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1" calcext:value-type="float">
            <text:p>11</text:p>
          </table:table-cell>
          <table:table-cell table:style-name="ce649" office:value-type="string" calcext:value-type="string">
            <text:p>ERIVELTON FELTRIN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453" calcext:value-type="float">
            <text:p>2014336453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2" calcext:value-type="float">
            <text:p>12</text:p>
          </table:table-cell>
          <table:table-cell table:style-name="ce649" office:value-type="string" calcext:value-type="string">
            <text:p>ERON EMANNUEL GONÇALVES DE QUADRO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462" calcext:value-type="float">
            <text:p>2014336462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3" calcext:value-type="float">
            <text:p>13</text:p>
          </table:table-cell>
          <table:table-cell table:style-name="ce649" office:value-type="string" calcext:value-type="string">
            <text:p>FILIPE ROBERTO DA SILVA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4336471" calcext:value-type="float">
            <text:p>2014336471</text:p>
          </table:table-cell>
          <table:table-cell table:style-name="ce643" office:value-type="string" calcext:value-type="string">
            <text:p>Prot. 68/15 04/03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4" calcext:value-type="float">
            <text:p>14</text:p>
          </table:table-cell>
          <table:table-cell table:style-name="ce649" office:value-type="string" calcext:value-type="string">
            <text:p>ISABEL QUETES DE LARA SANTO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490" calcext:value-type="float">
            <text:p>2014336490</text:p>
          </table:table-cell>
          <table:table-cell table:style-name="ce643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5" calcext:value-type="float">
            <text:p>15</text:p>
          </table:table-cell>
          <table:table-cell table:style-name="ce649" office:value-type="string" calcext:value-type="string">
            <text:p>JEFFERSON RIAN CARDOSO DOS SANTOS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4309901" calcext:value-type="float">
            <text:p>2014309901</text:p>
          </table:table-cell>
          <table:table-cell table:style-name="ce643" office:value-type="string" calcext:value-type="string">
            <text:p>Prot. 59/15 26/02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6" calcext:value-type="float">
            <text:p>16</text:p>
          </table:table-cell>
          <table:table-cell table:style-name="ce640" office:value-type="string" calcext:value-type="string">
            <text:p>JUAREZ ARAUJO ATHAYDE</text:p>
          </table:table-cell>
          <table:table-cell table:style-name="ce642" office:value-type="string" calcext:value-type="string">
            <text:p>CANCELAMENTO</text:p>
          </table:table-cell>
          <table:table-cell table:style-name="ce757" office:value-type="float" office:value="2014337183" calcext:value-type="float">
            <text:p>2014337183</text:p>
          </table:table-cell>
          <table:table-cell table:style-name="ce642" office:value-type="string" calcext:value-type="string">
            <text:p>Prot. 487 04/12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7" calcext:value-type="float">
            <text:p>17</text:p>
          </table:table-cell>
          <table:table-cell table:style-name="ce750" office:value-type="string" calcext:value-type="string">
            <text:p>JULIANO CEZAR ZANARDI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009" calcext:value-type="float">
            <text:p>2014310009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18" calcext:value-type="float">
            <text:p>18</text:p>
          </table:table-cell>
          <table:table-cell table:style-name="ce649" office:value-type="string" calcext:value-type="string">
            <text:p>LUCAS MATEUS GIAMON MACIEL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float" office:value="2014336515" calcext:value-type="float">
            <text:p>2014336515</text:p>
          </table:table-cell>
          <table:table-cell table:style-name="ce643" office:value-type="string" calcext:value-type="string">
            <text:p>Prot. 339/2014 09/09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19" calcext:value-type="float">
            <text:p>19</text:p>
          </table:table-cell>
          <table:table-cell table:style-name="ce750" office:value-type="string" calcext:value-type="string">
            <text:p>LUIS FERNANDO DE MATT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180" calcext:value-type="float">
            <text:p>201431018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0" calcext:value-type="float">
            <text:p>20</text:p>
          </table:table-cell>
          <table:table-cell table:style-name="ce750" office:value-type="string" calcext:value-type="string">
            <text:p>LUIZ FELIPE DA SILVA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36524" calcext:value-type="float">
            <text:p>2014336524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750" office:value-type="string" calcext:value-type="string">
            <text:p>MARCELO ALVES DA MAIA</text:p>
          </table:table-cell>
          <table:table-cell table:style-name="ce87" office:value-type="string" calcext:value-type="string">
            <text:p>CONCLUSÃO 2017</text:p>
          </table:table-cell>
          <table:table-cell table:style-name="ce89" office:value-type="float" office:value="2014336533" calcext:value-type="float">
            <text:p>2014336533</text:p>
          </table:table-cell>
          <table:table-cell table:style-name="ce74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2" calcext:value-type="float">
            <text:p>22</text:p>
          </table:table-cell>
          <table:table-cell table:style-name="ce649" office:value-type="string" calcext:value-type="string">
            <text:p>MICHAEL AMARAL DO VALE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542" calcext:value-type="float">
            <text:p>2014336542</text:p>
          </table:table-cell>
          <table:table-cell table:style-name="ce643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3" calcext:value-type="float">
            <text:p>23</text:p>
          </table:table-cell>
          <table:table-cell table:style-name="ce649" office:value-type="string" calcext:value-type="string">
            <text:p>MICHAEL ORLEI LAMOUR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4336551" calcext:value-type="float">
            <text:p>2014336551</text:p>
          </table:table-cell>
          <table:table-cell table:style-name="ce643" office:value-type="string" calcext:value-type="string">
            <text:p>Prot. 139/15 15/04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4" calcext:value-type="float">
            <text:p>24</text:p>
          </table:table-cell>
          <table:table-cell table:style-name="ce649" office:value-type="string" calcext:value-type="string">
            <text:p>RENATO DE OLIVEIRA COSTA</text:p>
          </table:table-cell>
          <table:table-cell table:style-name="ce643" office:value-type="string" calcext:value-type="string">
            <text:p>CANCELAMENTO</text:p>
          </table:table-cell>
          <table:table-cell table:style-name="ce643" office:value-type="string" calcext:value-type="string">
            <text:p>--</text:p>
          </table:table-cell>
          <table:table-cell table:style-name="ce643" office:value-type="string" calcext:value-type="string">
            <text:p>NÃO CONFIRMOU MATRÍCULA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5" calcext:value-type="float">
            <text:p>25</text:p>
          </table:table-cell>
          <table:table-cell table:style-name="ce649" office:value-type="string" calcext:value-type="string">
            <text:p>RENATO JUNIOR KINABE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4310500" calcext:value-type="float">
            <text:p>2014310500</text:p>
          </table:table-cell>
          <table:table-cell table:style-name="ce643" office:value-type="string" calcext:value-type="string">
            <text:p>Prot. 51/15 25/02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6" calcext:value-type="float">
            <text:p>26</text:p>
          </table:table-cell>
          <table:table-cell table:style-name="ce649" office:value-type="string" calcext:value-type="string">
            <text:p>RICHARD DOREI LAMOUR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10537" calcext:value-type="float">
            <text:p>2014310537</text:p>
          </table:table-cell>
          <table:table-cell table:style-name="ce643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7" calcext:value-type="float">
            <text:p>27</text:p>
          </table:table-cell>
          <table:table-cell table:style-name="ce640" office:value-type="string" calcext:value-type="string">
            <text:p>RODRIGO BASTOS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598" calcext:value-type="float">
            <text:p>2014336598</text:p>
          </table:table-cell>
          <table:table-cell table:style-name="ce642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28" calcext:value-type="float">
            <text:p>28</text:p>
          </table:table-cell>
          <table:table-cell table:style-name="ce750" office:value-type="string" calcext:value-type="string">
            <text:p>ROGER BORGES DE QUADR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6604" calcext:value-type="float">
            <text:p>2014336604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29" calcext:value-type="float">
            <text:p>29</text:p>
          </table:table-cell>
          <table:table-cell table:style-name="ce649" office:value-type="string" calcext:value-type="string">
            <text:p>RONALDO RODRIGUES DE MEL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10626" calcext:value-type="float">
            <text:p>2014310626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2" office:value-type="float" office:value="30" calcext:value-type="float">
            <text:p>30</text:p>
          </table:table-cell>
          <table:table-cell table:style-name="ce640" office:value-type="string" calcext:value-type="string">
            <text:p>SAMUEL OLAVIO BERNARDINI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613" calcext:value-type="float">
            <text:p>2014336613</text:p>
          </table:table-cell>
          <table:table-cell table:style-name="ce642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48" office:value-type="float" office:value="31" calcext:value-type="float">
            <text:p>31</text:p>
          </table:table-cell>
          <table:table-cell table:style-name="ce649" office:value-type="string" calcext:value-type="string">
            <text:p>SERGIO ADRIANO BERNARD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622" calcext:value-type="float">
            <text:p>2014336622</text:p>
          </table:table-cell>
          <table:table-cell table:style-name="ce643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2" calcext:value-type="float">
            <text:p>32</text:p>
          </table:table-cell>
          <table:table-cell table:style-name="ce1067" office:value-type="string" calcext:value-type="string">
            <text:p>TIAGO CAVANHI BONI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850" calcext:value-type="float">
            <text:p>201431085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3" calcext:value-type="float">
            <text:p>33</text:p>
          </table:table-cell>
          <table:table-cell table:style-name="ce750" office:value-type="string" calcext:value-type="string">
            <text:p>VAGNER SAKOVICZ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770" calcext:value-type="float">
            <text:p>201431077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4" calcext:value-type="float">
            <text:p>34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5" calcext:value-type="float">
            <text:p>35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6" calcext:value-type="float">
            <text:p>36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7" calcext:value-type="float">
            <text:p>37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8" calcext:value-type="float">
            <text:p>38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39" calcext:value-type="float">
            <text:p>39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49" office:value-type="float" office:value="40" calcext:value-type="float">
            <text:p>40</text:p>
          </table:table-cell>
          <table:table-cell table:style-name="ce750"/>
          <table:table-cell table:style-name="ce87"/>
          <table:table-cell table:style-name="ce89"/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38" office:value-type="float" office:value="13" calcext:value-type="float">
            <text:p>13</text:p>
          </table:table-cell>
          <table:table-cell table:style-name="ce1068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38" office:value-type="float" office:value="11" calcext:value-type="float">
            <text:p>1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38" office:value-type="float" office:value="9" calcext:value-type="float">
            <text:p>9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1" table:number-rows-repeated="954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t 2014N" table:style-name="ta16">
        <table:table-column table:style-name="co1" table:default-cell-style-name="Default"/>
        <table:table-column table:style-name="co44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4">
          <table:table-cell table:style-name="ce758" office:value-type="string" calcext:value-type="string" table:number-columns-spanned="5" table:number-rows-spanned="1">
            <text:p>ELETROTÉCNICA 2014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" calcext:value-type="float">
            <text:p>1</text:p>
          </table:table-cell>
          <table:table-cell table:style-name="ce649" office:value-type="string" calcext:value-type="string">
            <text:p>ADENILSON CARLOT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6088" calcext:value-type="float">
            <text:p>2014336088</text:p>
          </table:table-cell>
          <table:table-cell table:style-name="ce658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" calcext:value-type="float">
            <text:p>2</text:p>
          </table:table-cell>
          <table:table-cell table:style-name="ce750" office:value-type="string" calcext:value-type="string">
            <text:p>ADRIANO APARECIDO DOS SANTOS ARAUJO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6097" calcext:value-type="float">
            <text:p>2014336097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" calcext:value-type="float">
            <text:p>3</text:p>
          </table:table-cell>
          <table:table-cell table:style-name="ce649" office:value-type="string" calcext:value-type="string">
            <text:p>ADRIANO JOSÉ BALDESKI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044" calcext:value-type="float">
            <text:p>2014309044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4" calcext:value-type="float">
            <text:p>4</text:p>
          </table:table-cell>
          <table:table-cell table:style-name="ce649" office:value-type="string" calcext:value-type="string">
            <text:p>ANA FLAVIA CORDEIRO DA SILV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142" calcext:value-type="float">
            <text:p>2014309142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5" calcext:value-type="float">
            <text:p>5</text:p>
          </table:table-cell>
          <table:table-cell table:style-name="ce649" office:value-type="string" calcext:value-type="string">
            <text:p>ANDERSON CRISTIANO TORRES MARQUE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151" calcext:value-type="float">
            <text:p>2014309151</text:p>
          </table:table-cell>
          <table:table-cell table:style-name="ce658" office:value-type="string" calcext:value-type="string">
            <text:p>TRANCAMENTO EXP.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750" office:value-type="string" calcext:value-type="string">
            <text:p>ANDERSON KLAYTTON MACIEL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108624" calcext:value-type="float">
            <text:p>20143108624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750" office:value-type="string" calcext:value-type="string">
            <text:p>ANDERSON RENALDIN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7030" calcext:value-type="float">
            <text:p>2014337030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8" calcext:value-type="float">
            <text:p>8</text:p>
          </table:table-cell>
          <table:table-cell table:style-name="ce750" office:value-type="string" calcext:value-type="string">
            <text:p>ANDRE DOS SANT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09170" calcext:value-type="float">
            <text:p>2014309170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9" calcext:value-type="float">
            <text:p>9</text:p>
          </table:table-cell>
          <table:table-cell table:style-name="ce649" office:value-type="string" calcext:value-type="string">
            <text:p>CIRILO FERREIRA BORA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287" calcext:value-type="float">
            <text:p>2014309287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0" calcext:value-type="float">
            <text:p>10</text:p>
          </table:table-cell>
          <table:table-cell table:style-name="ce750" office:value-type="string" calcext:value-type="string">
            <text:p>CLAUDEMIR ANTONIO DOS SANTOS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09302" calcext:value-type="float">
            <text:p>2014309302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1" calcext:value-type="float">
            <text:p>11</text:p>
          </table:table-cell>
          <table:table-cell table:style-name="ce750" office:value-type="string" calcext:value-type="string">
            <text:p>CLEVERSON SPAKI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7049" calcext:value-type="float">
            <text:p>2014337049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2" calcext:value-type="float">
            <text:p>12</text:p>
          </table:table-cell>
          <table:table-cell table:style-name="ce649" office:value-type="string" calcext:value-type="string">
            <text:p>DENY IACHITZKI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385" calcext:value-type="float">
            <text:p>2014309385</text:p>
          </table:table-cell>
          <table:table-cell table:style-name="ce658" office:value-type="string" calcext:value-type="string">
            <text:p>TRANCAMENTO EXP.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3" calcext:value-type="float">
            <text:p>13</text:p>
          </table:table-cell>
          <table:table-cell table:style-name="ce640" office:value-type="string" calcext:value-type="string">
            <text:p>EDER BALSANELLI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7067" calcext:value-type="float">
            <text:p>2014337067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4" calcext:value-type="float">
            <text:p>14</text:p>
          </table:table-cell>
          <table:table-cell table:style-name="ce750" office:value-type="string" calcext:value-type="string">
            <text:p>EDERSON BORA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09456" calcext:value-type="float">
            <text:p>2014309456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5" calcext:value-type="float">
            <text:p>15</text:p>
          </table:table-cell>
          <table:table-cell table:style-name="ce750" office:value-type="string" calcext:value-type="string">
            <text:p>ELISA REGINA CASSILHA FONTANA CARLESSO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7076" calcext:value-type="float">
            <text:p>2014337076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6" calcext:value-type="float">
            <text:p>16</text:p>
          </table:table-cell>
          <table:table-cell table:style-name="ce750" office:value-type="string" calcext:value-type="string">
            <text:p>ELIZABETE APARECIDA STROPARO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37094" calcext:value-type="float">
            <text:p>2014337094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7" calcext:value-type="float">
            <text:p>17</text:p>
          </table:table-cell>
          <table:table-cell table:style-name="ce750" office:value-type="string" calcext:value-type="string">
            <text:p>EVERTON CORDEIRO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09572" calcext:value-type="float">
            <text:p>2014309572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8" calcext:value-type="float">
            <text:p>18</text:p>
          </table:table-cell>
          <table:table-cell table:style-name="ce640" office:value-type="string" calcext:value-type="string">
            <text:p>FELIPE AUGUSTO POLETTO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09607" calcext:value-type="float">
            <text:p>2014309607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9" calcext:value-type="float">
            <text:p>19</text:p>
          </table:table-cell>
          <table:table-cell table:style-name="ce649" office:value-type="string" calcext:value-type="string">
            <text:p>GIOVANE CLAUBER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float" office:value="2014337227" calcext:value-type="float">
            <text:p>2014337227</text:p>
          </table:table-cell>
          <table:table-cell table:style-name="ce658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0" calcext:value-type="float">
            <text:p>20</text:p>
          </table:table-cell>
          <table:table-cell table:style-name="ce750" office:value-type="string" calcext:value-type="string">
            <text:p>GUSTAVO BAGIO DOS SANTO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09803" calcext:value-type="float">
            <text:p>2014309803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1" calcext:value-type="float">
            <text:p>21</text:p>
          </table:table-cell>
          <table:table-cell table:style-name="ce649" office:value-type="string" calcext:value-type="string">
            <text:p>IRINEU OMURA 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09868" calcext:value-type="float">
            <text:p>2014309868</text:p>
          </table:table-cell>
          <table:table-cell table:style-name="ce658" office:value-type="string" calcext:value-type="string">
            <text:p>TRANCAMENTO EXP.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2" calcext:value-type="float">
            <text:p>22</text:p>
          </table:table-cell>
          <table:table-cell table:style-name="ce640" office:value-type="string" calcext:value-type="string">
            <text:p>JAQUELINE APOLINARIO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09877" calcext:value-type="float">
            <text:p>2014309877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3" calcext:value-type="float">
            <text:p>23</text:p>
          </table:table-cell>
          <table:table-cell table:style-name="ce640" office:value-type="string" calcext:value-type="string">
            <text:p>JOAO VITOR BENATO REKSIDLER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09920" calcext:value-type="float">
            <text:p>2014309920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750" office:value-type="string" calcext:value-type="string">
            <text:p>JOELSO VENECK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09948" calcext:value-type="float">
            <text:p>2014309948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5" calcext:value-type="float">
            <text:p>25</text:p>
          </table:table-cell>
          <table:table-cell table:style-name="ce649" office:value-type="string" calcext:value-type="string">
            <text:p>JOSE RICARDO BORGE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7110" calcext:value-type="float">
            <text:p>2014337110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6" calcext:value-type="float">
            <text:p>26</text:p>
          </table:table-cell>
          <table:table-cell table:style-name="ce640" office:value-type="string" calcext:value-type="string">
            <text:p>JOVANI DA SILVA GASPAR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09966" calcext:value-type="float">
            <text:p>2014309966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7" calcext:value-type="float">
            <text:p>27</text:p>
          </table:table-cell>
          <table:table-cell table:style-name="ce640" office:value-type="string" calcext:value-type="string">
            <text:p>JULIANO CEZAR MAESTRELLI NUNES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506" calcext:value-type="float">
            <text:p>2014336506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8" calcext:value-type="float">
            <text:p>28</text:p>
          </table:table-cell>
          <table:table-cell table:style-name="ce750" office:value-type="string" calcext:value-type="string">
            <text:p>JULIANO FERREIRA DOMINGUE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018" calcext:value-type="float">
            <text:p>2014310018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9" calcext:value-type="float">
            <text:p>29</text:p>
          </table:table-cell>
          <table:table-cell table:style-name="ce649" office:value-type="string" calcext:value-type="string">
            <text:p>JULIANO SOEK FISTER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7192" calcext:value-type="float">
            <text:p>2014337192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0" calcext:value-type="float">
            <text:p>30</text:p>
          </table:table-cell>
          <table:table-cell table:style-name="ce750" office:value-type="string" calcext:value-type="string">
            <text:p>LEANDRO LIMA DA SILVA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045" calcext:value-type="float">
            <text:p>2014310045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1" calcext:value-type="float">
            <text:p>31</text:p>
          </table:table-cell>
          <table:table-cell table:style-name="ce649" office:value-type="string" calcext:value-type="string">
            <text:p>LOUGAN BIEDA DA LUZ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10116" calcext:value-type="float">
            <text:p>2014310116</text:p>
          </table:table-cell>
          <table:table-cell table:style-name="ce658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2" calcext:value-type="float">
            <text:p>32</text:p>
          </table:table-cell>
          <table:table-cell table:style-name="ce649" office:value-type="string" calcext:value-type="string">
            <text:p>MARCO AURELIO DE CARVALHO FERNANDES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10279" calcext:value-type="float">
            <text:p>2014310279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3" calcext:value-type="float">
            <text:p>33</text:p>
          </table:table-cell>
          <table:table-cell table:style-name="ce750" office:value-type="string" calcext:value-type="string">
            <text:p>MAYLISON MURIEL POLETTO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10368" calcext:value-type="float">
            <text:p>2014310368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4" calcext:value-type="float">
            <text:p>34</text:p>
          </table:table-cell>
          <table:table-cell table:style-name="ce649" office:value-type="string" calcext:value-type="string">
            <text:p>OSIEL MAGALHAES MARIANO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10401" calcext:value-type="float">
            <text:p>2014310401</text:p>
          </table:table-cell>
          <table:table-cell table:style-name="ce658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5" calcext:value-type="float">
            <text:p>35</text:p>
          </table:table-cell>
          <table:table-cell table:style-name="ce750" office:value-type="string" calcext:value-type="string">
            <text:p>OSIRES JOSE MELO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410" calcext:value-type="float">
            <text:p>2014310410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6" calcext:value-type="float">
            <text:p>36</text:p>
          </table:table-cell>
          <table:table-cell table:style-name="ce649" office:value-type="string" calcext:value-type="string">
            <text:p>PEDRO FERNANDO VILSEQUE</text:p>
          </table:table-cell>
          <table:table-cell table:style-name="ce643" office:value-type="string" calcext:value-type="string">
            <text:p>ABANDONO</text:p>
          </table:table-cell>
          <table:table-cell table:style-name="ce772" office:value-type="float" office:value="2014337138" calcext:value-type="float">
            <text:p>2014337138</text:p>
          </table:table-cell>
          <table:table-cell table:style-name="ce658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750" office:value-type="string" calcext:value-type="string">
            <text:p>RENATA APARECIDA FIRMINO DA COSTA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484" calcext:value-type="float">
            <text:p>2014310484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8" calcext:value-type="float">
            <text:p>38</text:p>
          </table:table-cell>
          <table:table-cell table:style-name="ce750" office:value-type="string" calcext:value-type="string">
            <text:p>RODRIGO MORAIS SKRZYPIETZ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582" calcext:value-type="float">
            <text:p>2014310582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9" calcext:value-type="float">
            <text:p>39</text:p>
          </table:table-cell>
          <table:table-cell table:style-name="ce750" office:value-type="string" calcext:value-type="string">
            <text:p>RODRIGO PONTES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591" calcext:value-type="float">
            <text:p>2014310591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0" calcext:value-type="float">
            <text:p>40</text:p>
          </table:table-cell>
          <table:table-cell table:style-name="ce750" office:value-type="string" calcext:value-type="string">
            <text:p>SANDRO DE CARVALHO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10662" calcext:value-type="float">
            <text:p>2014310662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41" calcext:value-type="float">
            <text:p>41</text:p>
          </table:table-cell>
          <table:table-cell table:style-name="ce649" office:value-type="string" calcext:value-type="string">
            <text:p>SANDRO LUCAS DE LARA</text:p>
          </table:table-cell>
          <table:table-cell table:style-name="ce643" office:value-type="string" calcext:value-type="string">
            <text:p>CANCELAMENTO</text:p>
          </table:table-cell>
          <table:table-cell table:style-name="ce772" office:value-type="float" office:value="2014337165" calcext:value-type="float">
            <text:p>2014337165</text:p>
          </table:table-cell>
          <table:table-cell table:style-name="ce658" office:value-type="string" calcext:value-type="string">
            <text:p>Prot. 02/16 29/01/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2" calcext:value-type="float">
            <text:p>42</text:p>
          </table:table-cell>
          <table:table-cell table:style-name="ce750" office:value-type="string" calcext:value-type="string">
            <text:p>SILVIO RICARDO BATISTA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37174" calcext:value-type="float">
            <text:p>2014337174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3" calcext:value-type="float">
            <text:p>43</text:p>
          </table:table-cell>
          <table:table-cell table:style-name="ce750" office:value-type="string" calcext:value-type="string">
            <text:p>TATIANE DA CONCEIÇÃO VIEIRA</text:p>
          </table:table-cell>
          <table:table-cell table:style-name="ce87" office:value-type="string" calcext:value-type="string">
            <text:p>CONCLUSÃO 2015</text:p>
          </table:table-cell>
          <table:table-cell table:style-name="ce89" office:value-type="float" office:value="2014310724" calcext:value-type="float">
            <text:p>2014310724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4" calcext:value-type="float">
            <text:p>44</text:p>
          </table:table-cell>
          <table:table-cell table:style-name="ce640" office:value-type="string" calcext:value-type="string">
            <text:p>THIAGO SALUSTIANO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6640" calcext:value-type="float">
            <text:p>2014336640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5" calcext:value-type="float">
            <text:p>45</text:p>
          </table:table-cell>
          <table:table-cell table:style-name="ce640" office:value-type="string" calcext:value-type="string">
            <text:p>TOMAZ BAGIO DOS SANTOS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37209" calcext:value-type="float">
            <text:p>2014337209</text:p>
          </table:table-cell>
          <table:table-cell table:style-name="ce642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6" calcext:value-type="float">
            <text:p>46</text:p>
          </table:table-cell>
          <table:table-cell table:style-name="ce750" office:value-type="string" calcext:value-type="string">
            <text:p>VANDERLEI CARDOSO</text:p>
          </table:table-cell>
          <table:table-cell table:style-name="ce87" office:value-type="string" calcext:value-type="string">
            <text:p>CONCLUSÃO 2016</text:p>
          </table:table-cell>
          <table:table-cell table:style-name="ce89" office:value-type="float" office:value="2014337218" calcext:value-type="float">
            <text:p>2014337218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7" calcext:value-type="float">
            <text:p>47</text:p>
          </table:table-cell>
          <table:table-cell table:style-name="ce640" office:value-type="string" calcext:value-type="string">
            <text:p>WELLINTON DAS CHAGAS MORAES DOS SANTOS</text:p>
          </table:table-cell>
          <table:table-cell table:style-name="ce642" office:value-type="string" calcext:value-type="string">
            <text:p>ABANDONO</text:p>
          </table:table-cell>
          <table:table-cell table:style-name="ce757" office:value-type="float" office:value="2014310822" calcext:value-type="float">
            <text:p>2014310822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23" calcext:value-type="float">
            <text:p>23</text:p>
          </table:table-cell>
          <table:table-cell table:style-name="ce1068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3" calcext:value-type="float">
            <text:p>23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47">
          <table:table-cell table:style-name="ce81" table:number-columns-repeated="3"/>
          <table:table-cell table:style-name="ce92"/>
          <table:table-cell table:style-name="ce81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 2010" table:style-name="ta17">
        <table:table-column table:style-name="co63" table:default-cell-style-name="Default"/>
        <table:table-column table:style-name="co64" table:default-cell-style-name="Default"/>
        <table:table-column table:style-name="co2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" table:number-columns-repeated="21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MECÂNICA 2010 – NOITE</text:p>
          </table:table-cell>
          <table:covered-table-cell table:number-columns-repeated="4" table:style-name="ce639"/>
          <table:table-cell table:number-columns-repeated="1019"/>
        </table:table-row>
        <table:table-row table:style-name="ro4">
          <table:table-cell table:style-name="ce635" office:value-type="string" calcext:value-type="string">
            <text:p>Nº 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number-columns-repeated="1019"/>
        </table:table-row>
        <table:table-row table:style-name="ro4">
          <table:table-cell table:style-name="ce637" office:value-type="float" office:value="1" calcext:value-type="float">
            <text:p>1</text:p>
          </table:table-cell>
          <table:table-cell table:style-name="ce1110" office:value-type="string" calcext:value-type="string">
            <text:p>ADEMAR GIOVANI DE ALMEIDA</text:p>
          </table:table-cell>
          <table:table-cell table:style-name="ce1114" office:value-type="string" calcext:value-type="string">
            <text:p>ABANDONO</text:p>
          </table:table-cell>
          <table:table-cell table:style-name="ce1111" office:value-type="string" calcext:value-type="string">
            <text:p>201011CLSME01590 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2" calcext:value-type="float">
            <text:p>2</text:p>
          </table:table-cell>
          <table:table-cell table:style-name="ce84" office:value-type="string" calcext:value-type="string">
            <text:p>ADRIANO BERTOJA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94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78" office:value-type="float" office:value="3" calcext:value-type="float">
            <text:p>3</text:p>
          </table:table-cell>
          <table:table-cell table:style-name="ce84" office:value-type="string" calcext:value-type="string">
            <text:p>ADRIANO BORA</text:p>
          </table:table-cell>
          <table:table-cell table:style-name="ce641" office:value-type="string" calcext:value-type="string">
            <text:p>CONCLUÍDO 2012</text:p>
          </table:table-cell>
          <table:table-cell table:style-name="ce84" office:value-type="string" calcext:value-type="string">
            <text:p>201011CLSME01630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4" calcext:value-type="float">
            <text:p>4</text:p>
          </table:table-cell>
          <table:table-cell table:style-name="ce1111" office:value-type="string" calcext:value-type="string">
            <text:p>ALFREDO SCIARRA NET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96</text:p>
          </table:table-cell>
          <table:table-cell table:style-name="ce1115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5" calcext:value-type="float">
            <text:p>5</text:p>
          </table:table-cell>
          <table:table-cell table:style-name="ce1111" office:value-type="string" calcext:value-type="string">
            <text:p>AMILTON MACHADO DA SILVA</text:p>
          </table:table-cell>
          <table:table-cell table:style-name="ce1114" office:value-type="string" calcext:value-type="string">
            <text:p>ABANDONO</text:p>
          </table:table-cell>
          <table:table-cell table:style-name="ce1111" office:value-type="string" calcext:value-type="string">
            <text:p>201011CLSME01573 </text:p>
          </table:table-cell>
          <table:table-cell table:style-name="ce1115" office:value-type="string" calcext:value-type="string">
            <text:p>SEM REMATRÍCULA EM 2013</text:p>
          </table:table-cell>
          <table:table-cell table:number-columns-repeated="1019"/>
        </table:table-row>
        <table:table-row table:style-name="ro5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ANDRE AUGUSTO CAMILO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617</text:p>
          </table:table-cell>
          <table:table-cell table:style-name="ce660"/>
          <table:table-cell table:number-columns-repeated="1019"/>
        </table:table-row>
        <table:table-row table:style-name="ro5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ANGELO FERNANDO PROTZEK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71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8" calcext:value-type="float">
            <text:p>8</text:p>
          </table:table-cell>
          <table:table-cell table:style-name="ce1111" office:value-type="string" calcext:value-type="string">
            <text:p>ANNA CLAUDIA WAL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77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9" calcext:value-type="float">
            <text:p>9</text:p>
          </table:table-cell>
          <table:table-cell table:style-name="ce84" office:value-type="string" calcext:value-type="string">
            <text:p>ANTONIO CARLOS KULKA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98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ARNALDO PEREIRA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76 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11" calcext:value-type="float">
            <text:p>11</text:p>
          </table:table-cell>
          <table:table-cell table:style-name="ce1111" office:value-type="string" calcext:value-type="string">
            <text:p>CASSIO QUEIROZ PEREIRA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86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12" calcext:value-type="float">
            <text:p>12</text:p>
          </table:table-cell>
          <table:table-cell table:style-name="ce1111" office:value-type="string" calcext:value-type="string">
            <text:p>DANIEL FELIPE SPACK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01CLSME01642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DANIEL FELTRIN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01CLSME01633 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14" calcext:value-type="float">
            <text:p>14</text:p>
          </table:table-cell>
          <table:table-cell table:style-name="ce1111" office:value-type="string" calcext:value-type="string">
            <text:p>DANILO ANTONIO VENSKI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91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15" calcext:value-type="float">
            <text:p>15</text:p>
          </table:table-cell>
          <table:table-cell table:style-name="ce1111" office:value-type="string" calcext:value-type="string">
            <text:p>DENISE CARLA GIMENEZ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93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16" calcext:value-type="float">
            <text:p>16</text:p>
          </table:table-cell>
          <table:table-cell table:style-name="ce1111" office:value-type="string" calcext:value-type="string">
            <text:p>EDSON LUIZ FRANC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607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17" calcext:value-type="float">
            <text:p>17</text:p>
          </table:table-cell>
          <table:table-cell table:style-name="ce84" office:value-type="string" calcext:value-type="string">
            <text:p>ELI JOSE ALVES DA ROCHA</text:p>
          </table:table-cell>
          <table:table-cell table:style-name="ce641" office:value-type="string" calcext:value-type="string">
            <text:p>CONCLUÍDO 2013</text:p>
          </table:table-cell>
          <table:table-cell table:style-name="ce84" office:value-type="string" calcext:value-type="string">
            <text:p>201001CLSME01644 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78" office:value-type="float" office:value="18" calcext:value-type="float">
            <text:p>18</text:p>
          </table:table-cell>
          <table:table-cell table:style-name="ce84" office:value-type="string" calcext:value-type="string">
            <text:p>ELINTON JOSE AGGIO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85 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19" calcext:value-type="float">
            <text:p>19</text:p>
          </table:table-cell>
          <table:table-cell table:style-name="ce1111" office:value-type="string" calcext:value-type="string">
            <text:p>ELITON RANGEL DAMASCEN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612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20" calcext:value-type="float">
            <text:p>20</text:p>
          </table:table-cell>
          <table:table-cell table:style-name="ce84" office:value-type="string" calcext:value-type="string">
            <text:p>GEOVANI DAGNONI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620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GEOVANI HELANSKI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624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22" calcext:value-type="float">
            <text:p>22</text:p>
          </table:table-cell>
          <table:table-cell table:style-name="ce1111" office:value-type="string" calcext:value-type="string">
            <text:p>GUSTAVO ACACIO MARZANI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95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23" calcext:value-type="float">
            <text:p>23</text:p>
          </table:table-cell>
          <table:table-cell table:style-name="ce84" office:value-type="string" calcext:value-type="string">
            <text:p>HAMILTON CORDEIRO</text:p>
          </table:table-cell>
          <table:table-cell table:style-name="ce641" office:value-type="string" calcext:value-type="string">
            <text:p>CONCLUÍDO 2012</text:p>
          </table:table-cell>
          <table:table-cell table:style-name="ce84" office:value-type="string" calcext:value-type="string">
            <text:p>201001CLSME01635 </text:p>
          </table:table-cell>
          <table:table-cell table:style-name="ce660"/>
          <table:table-cell table:number-columns-repeated="1019"/>
        </table:table-row>
        <table:table-row table:style-name="ro5">
          <table:table-cell table:style-name="ce78" office:value-type="float" office:value="24" calcext:value-type="float">
            <text:p>24</text:p>
          </table:table-cell>
          <table:table-cell table:style-name="ce84" office:value-type="string" calcext:value-type="string">
            <text:p>HENRIQUE DZIOBA FELICIANO</text:p>
          </table:table-cell>
          <table:table-cell table:style-name="ce641" office:value-type="string" calcext:value-type="string">
            <text:p>CONCLUÍDO 2013</text:p>
          </table:table-cell>
          <table:table-cell table:style-name="ce84" office:value-type="string" calcext:value-type="string">
            <text:p><text:s/>201011CLSME01611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25" calcext:value-type="float">
            <text:p>25</text:p>
          </table:table-cell>
          <table:table-cell table:style-name="ce1111" office:value-type="string" calcext:value-type="string">
            <text:p>JOEL FERRAZ</text:p>
          </table:table-cell>
          <table:table-cell table:style-name="ce1114" office:value-type="string" calcext:value-type="string">
            <text:p>ABANDONO</text:p>
          </table:table-cell>
          <table:table-cell table:style-name="ce1111" office:value-type="string" calcext:value-type="string">
            <text:p>201011CLSME01629 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JONES DO ROCIO ALVES MACHADO</text:p>
          </table:table-cell>
          <table:table-cell table:style-name="ce641" office:value-type="string" calcext:value-type="string">
            <text:p>CONCLUÍDO 2014</text:p>
          </table:table-cell>
          <table:table-cell table:style-name="ce84" office:value-type="string" calcext:value-type="string">
            <text:p>201001CLSME01638 </text:p>
          </table:table-cell>
          <table:table-cell table:style-name="ce661"/>
          <table:table-cell table:number-columns-repeated="1019"/>
        </table:table-row>
        <table:table-row table:style-name="ro5">
          <table:table-cell table:style-name="ce637" office:value-type="float" office:value="27" calcext:value-type="float">
            <text:p>27</text:p>
          </table:table-cell>
          <table:table-cell table:style-name="ce1111" office:value-type="string" calcext:value-type="string">
            <text:p>JULIANO MARCELO INACI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01CLSME01636</text:p>
          </table:table-cell>
          <table:table-cell table:style-name="ce1115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28" calcext:value-type="float">
            <text:p>28</text:p>
          </table:table-cell>
          <table:table-cell table:style-name="ce1112" office:value-type="string" calcext:value-type="string">
            <text:p>LEANDRO PEREIRA</text:p>
          </table:table-cell>
          <table:table-cell table:style-name="ce1115" office:value-type="string" calcext:value-type="string">
            <text:p>ABANDONO</text:p>
          </table:table-cell>
          <table:table-cell table:style-name="ce1112" office:value-type="string" calcext:value-type="string">
            <text:p>201011CLSME01603</text:p>
          </table:table-cell>
          <table:table-cell table:style-name="ce1115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29" calcext:value-type="float">
            <text:p>29</text:p>
          </table:table-cell>
          <table:table-cell table:style-name="ce1112" office:value-type="string" calcext:value-type="string">
            <text:p>MÁRCIO SIDLOSKI</text:p>
          </table:table-cell>
          <table:table-cell table:style-name="ce1115" office:value-type="string" calcext:value-type="string">
            <text:p>ABANDONO</text:p>
          </table:table-cell>
          <table:table-cell table:style-name="ce1114" office:value-type="string" calcext:value-type="string">
            <text:p>201011CLSME01608</text:p>
          </table:table-cell>
          <table:table-cell table:style-name="ce1115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637" office:value-type="float" office:value="30" calcext:value-type="float">
            <text:p>30</text:p>
          </table:table-cell>
          <table:table-cell table:style-name="ce1111" office:value-type="string" calcext:value-type="string">
            <text:p>MARCOS AURÉLIO BORGES</text:p>
          </table:table-cell>
          <table:table-cell table:style-name="ce1114" office:value-type="string" calcext:value-type="string">
            <text:p>ABANDONO</text:p>
          </table:table-cell>
          <table:table-cell table:style-name="ce1111" office:value-type="string" calcext:value-type="string">
            <text:p>201011CLSME01575 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31" calcext:value-type="float">
            <text:p>31</text:p>
          </table:table-cell>
          <table:table-cell table:style-name="ce84" office:value-type="string" calcext:value-type="string">
            <text:p>MIRIAN DE ASSIS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80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78" office:value-type="float" office:value="32" calcext:value-type="float">
            <text:p>32</text:p>
          </table:table-cell>
          <table:table-cell table:style-name="ce84" office:value-type="string" calcext:value-type="string">
            <text:p>NELSON CASTRO BON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01CLSME01650</text:p>
          </table:table-cell>
          <table:table-cell table:style-name="ce78"/>
          <table:table-cell table:number-columns-repeated="1019"/>
        </table:table-row>
        <table:table-row table:style-name="ro5">
          <table:table-cell table:style-name="ce78" office:value-type="float" office:value="33" calcext:value-type="float">
            <text:p>33</text:p>
          </table:table-cell>
          <table:table-cell table:style-name="ce84" office:value-type="string" calcext:value-type="string">
            <text:p>ODAIR JOSE FERREIRA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615 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34" calcext:value-type="float">
            <text:p>34</text:p>
          </table:table-cell>
          <table:table-cell table:style-name="ce1111" office:value-type="string" calcext:value-type="string">
            <text:p>PAULO ROBERTO JACINTO DA ROSA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601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35" calcext:value-type="float">
            <text:p>35</text:p>
          </table:table-cell>
          <table:table-cell table:style-name="ce84" office:value-type="string" calcext:value-type="string">
            <text:p>PRISCILA FERNANDA PAULISTA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78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78" office:value-type="float" office:value="36" calcext:value-type="float">
            <text:p>36</text:p>
          </table:table-cell>
          <table:table-cell table:style-name="ce84" office:value-type="string" calcext:value-type="string">
            <text:p>RAFHAEL BERNARDELLI ROCHA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89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37" calcext:value-type="float">
            <text:p>37</text:p>
          </table:table-cell>
          <table:table-cell table:style-name="ce1111" office:value-type="string" calcext:value-type="string">
            <text:p>RAMON GUSTAVO I. BARRAZA PIZAR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583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38" calcext:value-type="float">
            <text:p>38</text:p>
          </table:table-cell>
          <table:table-cell table:style-name="ce84" office:value-type="string" calcext:value-type="string">
            <text:p>RODRIGO ALBERTO FIALKOSKI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88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39" calcext:value-type="float">
            <text:p>39</text:p>
          </table:table-cell>
          <table:table-cell table:style-name="ce1111" office:value-type="string" calcext:value-type="string">
            <text:p>RODRIGO GASPARETT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011CLSME01605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5">
          <table:table-cell table:style-name="ce78" office:value-type="float" office:value="40" calcext:value-type="float">
            <text:p>40</text:p>
          </table:table-cell>
          <table:table-cell table:style-name="ce84" office:value-type="string" calcext:value-type="string">
            <text:p>VALNEI RETCIO</text:p>
          </table:table-cell>
          <table:table-cell table:style-name="ce641" office:value-type="string" calcext:value-type="string">
            <text:p>CONCLUÍDO 2011</text:p>
          </table:table-cell>
          <table:table-cell table:style-name="ce84" office:value-type="string" calcext:value-type="string">
            <text:p>201011CLSME01581</text:p>
          </table:table-cell>
          <table:table-cell table:style-name="ce641"/>
          <table:table-cell table:number-columns-repeated="1019"/>
        </table:table-row>
        <table:table-row table:style-name="ro5">
          <table:table-cell table:style-name="ce637" office:value-type="float" office:value="41" calcext:value-type="float">
            <text:p>41</text:p>
          </table:table-cell>
          <table:table-cell table:style-name="ce1112" office:value-type="string" calcext:value-type="string">
            <text:p>VILMAR RAFAEL DOS SANTOS FERREIRA</text:p>
          </table:table-cell>
          <table:table-cell table:style-name="ce1115" office:value-type="string" calcext:value-type="string">
            <text:p>ABANDONO</text:p>
          </table:table-cell>
          <table:table-cell table:style-name="ce1112" office:value-type="string" calcext:value-type="string">
            <text:p>201011CLSME01619</text:p>
          </table:table-cell>
          <table:table-cell table:style-name="ce1115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1109"/>
          <table:table-cell table:style-name="ce1113" table:number-columns-repeated="4"/>
          <table:table-cell table:number-columns-repeated="1019"/>
        </table:table-row>
        <table:table-row table:style-name="ro5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20" calcext:value-type="float">
            <text:p>20</text:p>
          </table:table-cell>
          <table:table-cell table:style-name="ce1116" office:value-type="string" calcext:value-type="string" table:number-columns-spanned="2" table:number-rows-spanned="2">
            <text:p>TURMA FINALIZADA</text:p>
          </table:table-cell>
          <table:covered-table-cell table:style-name="ce646"/>
          <table:table-cell table:number-columns-repeated="1019"/>
        </table:table-row>
        <table:table-row table:style-name="ro5">
          <table:table-cell table:style-name="ce638" office:value-type="string" calcext:value-type="string" table:number-columns-spanned="2" table:number-rows-spanned="1">
            <text:p>Formandos</text:p>
          </table:table-cell>
          <table:covered-table-cell table:style-name="ce85"/>
          <table:table-cell table:style-name="ce641" office:value-type="float" office:value="21" calcext:value-type="float">
            <text:p>21</text:p>
          </table:table-cell>
          <table:covered-table-cell table:style-name="ce645"/>
          <table:covered-table-cell table:style-name="ce647"/>
          <table:table-cell table:number-columns-repeated="1019"/>
        </table:table-row>
        <table:table-row table:style-name="ro5">
          <table:table-cell table:style-name="ce81"/>
          <table:table-cell table:number-columns-repeated="1023"/>
        </table:table-row>
        <table:table-row table:style-name="ro4" table:number-rows-repeated="953">
          <table:table-cell table:style-name="ce81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 2011" table:style-name="ta18">
        <table:table-column table:style-name="co24" table:default-cell-style-name="Default"/>
        <table:table-column table:style-name="co31" table:default-cell-style-name="Default"/>
        <table:table-column table:style-name="co48" table:default-cell-style-name="Default"/>
        <table:table-column table:style-name="co26" table:default-cell-style-name="Default"/>
        <table:table-column table:style-name="co67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MECÂNICA 2011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5" office:value-type="string" calcext:value-type="string">
            <text:p>Nº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" calcext:value-type="float">
            <text:p>1</text:p>
          </table:table-cell>
          <table:table-cell table:style-name="ce649" office:value-type="string" calcext:value-type="string">
            <text:p>ADILSON FIGUEIREDO DA SIL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10234</text:p>
          </table:table-cell>
          <table:table-cell table:style-name="ce658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" calcext:value-type="float">
            <text:p>2</text:p>
          </table:table-cell>
          <table:table-cell table:style-name="ce649" office:value-type="string" calcext:value-type="string">
            <text:p>ALEXANDRE DED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68</text:p>
          </table:table-cell>
          <table:table-cell table:style-name="ce643" office:value-type="string" calcext:value-type="string">
            <text:p>TRANCAMENTO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" calcext:value-type="float">
            <text:p>3</text:p>
          </table:table-cell>
          <table:table-cell table:style-name="ce649" office:value-type="string" calcext:value-type="string">
            <text:p>AMARILDO JOSÉ FERNAND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10409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" calcext:value-type="float">
            <text:p>4</text:p>
          </table:table-cell>
          <table:table-cell table:style-name="ce84" office:value-type="string" calcext:value-type="string">
            <text:p>ANDERSON FERREIRA DA LUZ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10239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5" calcext:value-type="float">
            <text:p>5</text:p>
          </table:table-cell>
          <table:table-cell table:style-name="ce649" office:value-type="string" calcext:value-type="string">
            <text:p>ANDRE LUIZ BAS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70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CARLOS HENRIQUE STUKAS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71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CAROLINE ROBES PEREIR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72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8" calcext:value-type="float">
            <text:p>8</text:p>
          </table:table-cell>
          <table:table-cell table:style-name="ce84" office:value-type="string" calcext:value-type="string">
            <text:p>CIRINEU JAREK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08573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9" calcext:value-type="float">
            <text:p>9</text:p>
          </table:table-cell>
          <table:table-cell table:style-name="ce84" office:value-type="string" calcext:value-type="string">
            <text:p>CLAUDINEI GRANDE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74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CLEITON JONI RAMO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08575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1" calcext:value-type="float">
            <text:p>11</text:p>
          </table:table-cell>
          <table:table-cell table:style-name="ce649" office:value-type="string" calcext:value-type="string">
            <text:p>DAVID HABNER MIGUEL DA SIL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77</text:p>
          </table:table-cell>
          <table:table-cell table:style-name="ce643" office:value-type="string" calcext:value-type="string">
            <text:p>TRANCAMENTO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DIEGO HENRIQUE DE ANDRADE BUEN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78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ÉDER PARIZE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80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4" calcext:value-type="float">
            <text:p>14</text:p>
          </table:table-cell>
          <table:table-cell table:style-name="ce649" office:value-type="string" calcext:value-type="string">
            <text:p>EDILSON MIGUEL MACHAD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81</text:p>
          </table:table-cell>
          <table:table-cell table:style-name="ce658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5" calcext:value-type="float">
            <text:p>15</text:p>
          </table:table-cell>
          <table:table-cell table:style-name="ce84" office:value-type="string" calcext:value-type="string">
            <text:p>EVERSON ANTONIO ANDRADE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11589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6" calcext:value-type="float">
            <text:p>16</text:p>
          </table:table-cell>
          <table:table-cell table:style-name="ce649" office:value-type="string" calcext:value-type="string">
            <text:p>GELSON LUIZ FERRAZ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83</text:p>
          </table:table-cell>
          <table:table-cell table:style-name="ce643" office:value-type="string" calcext:value-type="string">
            <text:p>TRANCAMENTO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7" calcext:value-type="float">
            <text:p>17</text:p>
          </table:table-cell>
          <table:table-cell table:style-name="ce84" office:value-type="string" calcext:value-type="string">
            <text:p>GENIVALDO KUHNEN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10235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8" calcext:value-type="float">
            <text:p>18</text:p>
          </table:table-cell>
          <table:table-cell table:style-name="ce84" office:value-type="string" calcext:value-type="string">
            <text:p>GUILHERME FERREIR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08585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19" calcext:value-type="float">
            <text:p>19</text:p>
          </table:table-cell>
          <table:table-cell table:style-name="ce649" office:value-type="string" calcext:value-type="string">
            <text:p>GUSTAVO MARCOS DA SIL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86</text:p>
          </table:table-cell>
          <table:table-cell table:style-name="ce643" office:value-type="string" calcext:value-type="string">
            <text:p>TRANCAMENTO EXPIRADO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0" calcext:value-type="float">
            <text:p>20</text:p>
          </table:table-cell>
          <table:table-cell table:style-name="ce84" office:value-type="string" calcext:value-type="string">
            <text:p>HELDER DOUGLAS MIRANDA BUEN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8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1" calcext:value-type="float">
            <text:p>21</text:p>
          </table:table-cell>
          <table:table-cell table:style-name="ce649" office:value-type="string" calcext:value-type="string">
            <text:p>INES KANAR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88</text:p>
          </table:table-cell>
          <table:table-cell table:style-name="ce643" office:value-type="string" calcext:value-type="string">
            <text:p>TRANCAMENTO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2" calcext:value-type="float">
            <text:p>22</text:p>
          </table:table-cell>
          <table:table-cell table:style-name="ce649" office:value-type="string" calcext:value-type="string">
            <text:p>JEFERSON LUIZ CHAV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89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3" calcext:value-type="float">
            <text:p>23</text:p>
          </table:table-cell>
          <table:table-cell table:style-name="ce84" office:value-type="string" calcext:value-type="string">
            <text:p>JÉSSICA MAÍRA JACUMASS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10413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84" office:value-type="string" calcext:value-type="string">
            <text:p>JOACIR JUNIO GONÇALVES MACHAD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11588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5" calcext:value-type="float">
            <text:p>25</text:p>
          </table:table-cell>
          <table:table-cell table:style-name="ce649" office:value-type="string" calcext:value-type="string">
            <text:p>JOÃO FERR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10412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6" calcext:value-type="float">
            <text:p>26</text:p>
          </table:table-cell>
          <table:table-cell table:style-name="ce84" office:value-type="string" calcext:value-type="string">
            <text:p>JONAS GONÇALVES DE PAUL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08592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7" calcext:value-type="float">
            <text:p>27</text:p>
          </table:table-cell>
          <table:table-cell table:style-name="ce649" office:value-type="string" calcext:value-type="string">
            <text:p>JULIANE NASCIMENTO CRUZ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93</text:p>
          </table:table-cell>
          <table:table-cell table:style-name="ce643" office:value-type="string" calcext:value-type="string">
            <text:p>TRANCAMENTO EXPIRADO EM 2015</text:p>
          </table:table-cell>
          <table:table-cell table:style-name="ce847" table:number-columns-repeated="21"/>
          <table:table-cell table:number-columns-repeated="998"/>
        </table:table-row>
        <table:table-row table:style-name="ro4">
          <table:table-cell table:style-name="ce648" office:value-type="float" office:value="28" calcext:value-type="float">
            <text:p>28</text:p>
          </table:table-cell>
          <table:table-cell table:style-name="ce649" office:value-type="string" calcext:value-type="string">
            <text:p>JULIANO DOS SANTO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94</text:p>
          </table:table-cell>
          <table:table-cell table:style-name="ce658" office:value-type="string" calcext:value-type="string">
            <text:p>SEM REMATRÍCULA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29" calcext:value-type="float">
            <text:p>29</text:p>
          </table:table-cell>
          <table:table-cell table:style-name="ce649" office:value-type="string" calcext:value-type="string">
            <text:p>KELEN RODRIGUES PEREIR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96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0" calcext:value-type="float">
            <text:p>30</text:p>
          </table:table-cell>
          <table:table-cell table:style-name="ce649" office:value-type="string" calcext:value-type="string">
            <text:p>LEANDRO COLTRO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597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1" calcext:value-type="float">
            <text:p>31</text:p>
          </table:table-cell>
          <table:table-cell table:style-name="ce649" office:value-type="string" calcext:value-type="string">
            <text:p>MARIA MÁRCIA PAULISTA PRESLHAKO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9711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2" calcext:value-type="float">
            <text:p>32</text:p>
          </table:table-cell>
          <table:table-cell table:style-name="ce649" office:value-type="string" calcext:value-type="string">
            <text:p>ODIRLEI RODRIGO LECHE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10233</text:p>
          </table:table-cell>
          <table:table-cell table:style-name="ce643" office:value-type="string" calcext:value-type="string">
            <text:p>TRANCAMENTO EXPIRADO EM 2013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3" calcext:value-type="float">
            <text:p>33</text:p>
          </table:table-cell>
          <table:table-cell table:style-name="ce84" office:value-type="string" calcext:value-type="string">
            <text:p>PAULO ANSELMO MUNIS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599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4" calcext:value-type="float">
            <text:p>34</text:p>
          </table:table-cell>
          <table:table-cell table:style-name="ce84" office:value-type="string" calcext:value-type="string">
            <text:p>RAFAEL ANTONIO MOREIRA DOS SANTO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111CLSME10238</text:p>
          </table:table-cell>
          <table:table-cell table:style-name="ce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5" calcext:value-type="float">
            <text:p>35</text:p>
          </table:table-cell>
          <table:table-cell table:style-name="ce649" office:value-type="string" calcext:value-type="string">
            <text:p>ROSINALDO ALVES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602</text:p>
          </table:table-cell>
          <table:table-cell table:style-name="ce643" office:value-type="string" calcext:value-type="string">
            <text:p>SEM REMATRÍCULA EM 2012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6" calcext:value-type="float">
            <text:p>36</text:p>
          </table:table-cell>
          <table:table-cell table:style-name="ce84" office:value-type="string" calcext:value-type="string">
            <text:p>RULIAN RICHARD ROMER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603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84" office:value-type="string" calcext:value-type="string">
            <text:p>SERGIO GUSTAVO MAGATÃ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604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8" calcext:value-type="float">
            <text:p>38</text:p>
          </table:table-cell>
          <table:table-cell table:style-name="ce84" office:value-type="string" calcext:value-type="string">
            <text:p>VALDEMIR BIED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111CLSME08605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48" office:value-type="float" office:value="39" calcext:value-type="float">
            <text:p>39</text:p>
          </table:table-cell>
          <table:table-cell table:style-name="ce649" office:value-type="string" calcext:value-type="string">
            <text:p>WILLIAN DA SILVA ALBACH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111CLSME08606</text:p>
          </table:table-cell>
          <table:table-cell table:style-name="ce643" office:value-type="string" calcext:value-type="string">
            <text:p>SEM PROTOCOL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0" calcext:value-type="float">
            <text:p>20</text:p>
          </table:table-cell>
          <table:table-cell table:style-name="ce644" office:value-type="string" calcext:value-type="string" table:number-columns-spanned="2" table:number-rows-spanned="2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9" calcext:value-type="float">
            <text:p>19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81" table:number-columns-repeated="26"/>
          <table:table-cell table:number-columns-repeated="998"/>
        </table:table-row>
        <table:table-row table:style-name="ro7">
          <table:table-cell table:style-name="ce81" table:number-columns-repeated="26"/>
          <table:table-cell table:number-columns-repeated="998"/>
        </table:table-row>
        <table:table-row table:style-name="ro4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 2012" table:style-name="ta19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" table:number-columns-repeated="21" table:default-cell-style-name="Default"/>
        <table:table-column table:style-name="co8" table:number-columns-repeated="998" table:default-cell-style-name="Default"/>
        <table:table-row table:style-name="ro4">
          <table:table-cell table:style-name="ce758" office:value-type="string" calcext:value-type="string" table:number-columns-spanned="5" table:number-rows-spanned="1">
            <text:p>MECÂNICA 2012 – NOITE</text:p>
          </table:table-cell>
          <table:covered-table-cell table:number-columns-repeated="4" table:style-name="ce639"/>
          <table:table-cell table:number-columns-repeated="1019"/>
        </table:table-row>
        <table:table-row table:style-name="ro4">
          <table:table-cell table:style-name="ce1117" office:value-type="string" calcext:value-type="string">
            <text:p>Nº</text:p>
          </table:table-cell>
          <table:table-cell table:style-name="ce635" office:value-type="string" calcext:value-type="string">
            <text:p>ALUNO(A)</text:p>
          </table:table-cell>
          <table:table-cell table:style-name="ce635" office:value-type="string" calcext:value-type="string">
            <text:p>STATUS</text:p>
          </table:table-cell>
          <table:table-cell table:style-name="ce635" office:value-type="string" calcext:value-type="string">
            <text:p>MATRÍCULA</text:p>
          </table:table-cell>
          <table:table-cell table:style-name="ce635" office:value-type="string" calcext:value-type="string">
            <text:p>OBSERVAÇÃO</text:p>
          </table:table-cell>
          <table:table-cell table:number-columns-repeated="1019"/>
        </table:table-row>
        <table:table-row table:style-name="ro4">
          <table:table-cell table:style-name="ce78" office:value-type="float" office:value="1" calcext:value-type="float">
            <text:p>1</text:p>
          </table:table-cell>
          <table:table-cell table:style-name="ce84" office:value-type="string" calcext:value-type="string">
            <text:p>ABÍLIO MACHADO DE LIM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10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2" calcext:value-type="float">
            <text:p>2</text:p>
          </table:table-cell>
          <table:table-cell table:style-name="ce84" office:value-type="string" calcext:value-type="string">
            <text:p>ADRIANO DOS SANTOS ALBERTI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11</text:p>
          </table:table-cell>
          <table:table-cell table:style-name="ce661"/>
          <table:table-cell table:number-columns-repeated="1019"/>
        </table:table-row>
        <table:table-row table:style-name="ro4">
          <table:table-cell table:style-name="ce78" office:value-type="float" office:value="3" calcext:value-type="float">
            <text:p>3</text:p>
          </table:table-cell>
          <table:table-cell table:style-name="ce84" office:value-type="string" calcext:value-type="string">
            <text:p>ADRIANO MOREIRA DE ANDRADE</text:p>
          </table:table-cell>
          <table:table-cell table:style-name="ce641" office:value-type="string" calcext:value-type="string">
            <text:p>CONCLUÍDO 2014</text:p>
          </table:table-cell>
          <table:table-cell table:style-name="ce641" office:value-type="string" calcext:value-type="string">
            <text:p>201211CLSME18812</text:p>
          </table:table-cell>
          <table:table-cell table:style-name="ce661"/>
          <table:table-cell table:number-columns-repeated="1019"/>
        </table:table-row>
        <table:table-row table:style-name="ro4">
          <table:table-cell table:style-name="ce78" office:value-type="float" office:value="4" calcext:value-type="float">
            <text:p>4</text:p>
          </table:table-cell>
          <table:table-cell table:style-name="ce84" office:value-type="string" calcext:value-type="string">
            <text:p>ALANA <text:s/>MARA <text:s/>DE OLIVEIRA ROS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14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5" calcext:value-type="float">
            <text:p>5</text:p>
          </table:table-cell>
          <table:table-cell table:style-name="ce1111" office:value-type="string" calcext:value-type="string">
            <text:p>ANDRÉ FELIPE FERREIRA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15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ANTONIO BONATO JUNIOR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16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84" office:value-type="string" calcext:value-type="string">
            <text:p>ARISTEU PAULO KARACHE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18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8" calcext:value-type="float">
            <text:p>8</text:p>
          </table:table-cell>
          <table:table-cell table:style-name="ce84" office:value-type="string" calcext:value-type="string">
            <text:p>CARLOS ALEXANDRE FERREIR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20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9" calcext:value-type="float">
            <text:p>9</text:p>
          </table:table-cell>
          <table:table-cell table:style-name="ce1111" office:value-type="string" calcext:value-type="string">
            <text:p>CARLOS HENRIQUE AFANIO MACIEL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23</text:p>
          </table:table-cell>
          <table:table-cell table:style-name="ce1114" office:value-type="string" calcext:value-type="string">
            <text:p>SEM REMATRÍCULA EM 2013</text:p>
          </table:table-cell>
          <table:table-cell table:number-columns-repeated="1019"/>
        </table:table-row>
        <table:table-row table:style-name="ro4"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CÉSAR AUGUSTO DA SILV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24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DENIS JOSÉ MANESKI <text:s/>PAIANO</text:p>
          </table:table-cell>
          <table:table-cell table:style-name="ce641" office:value-type="string" calcext:value-type="string">
            <text:p>CONCLUÍDO 2015</text:p>
          </table:table-cell>
          <table:table-cell table:style-name="ce641" office:value-type="string" calcext:value-type="string">
            <text:p>201211CLSME18829</text:p>
          </table:table-cell>
          <table:table-cell table:style-name="ce852"/>
          <table:table-cell table:number-columns-repeated="1019"/>
        </table:table-row>
        <table:table-row table:style-name="ro4">
          <table:table-cell table:style-name="ce637" office:value-type="float" office:value="12" calcext:value-type="float">
            <text:p>12</text:p>
          </table:table-cell>
          <table:table-cell table:style-name="ce1111" office:value-type="string" calcext:value-type="string">
            <text:p>EDÉLCIO SANTOS ALVES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31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78" office:value-type="float" office:value="13" calcext:value-type="float">
            <text:p>13</text:p>
          </table:table-cell>
          <table:table-cell table:style-name="ce84" office:value-type="string" calcext:value-type="string">
            <text:p>ELIANDRO VIEIRA DOS SANTO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32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14" calcext:value-type="float">
            <text:p>14</text:p>
          </table:table-cell>
          <table:table-cell table:style-name="ce1111" office:value-type="string" calcext:value-type="string">
            <text:p>ELISIANE PEREIRA NASCIMENTO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35</text:p>
          </table:table-cell>
          <table:table-cell table:style-name="ce1114" office:value-type="string" calcext:value-type="string">
            <text:p>SEM REMATRÍCULA EM 2012</text:p>
          </table:table-cell>
          <table:table-cell table:number-columns-repeated="1019"/>
        </table:table-row>
        <table:table-row table:style-name="ro4">
          <table:table-cell table:style-name="ce78" office:value-type="float" office:value="15" calcext:value-type="float">
            <text:p>15</text:p>
          </table:table-cell>
          <table:table-cell table:style-name="ce84" office:value-type="string" calcext:value-type="string">
            <text:p>ELTON NUNES VIEI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179</text:p>
          </table:table-cell>
          <table:table-cell table:style-name="ce846"/>
          <table:table-cell table:number-columns-repeated="1019"/>
        </table:table-row>
        <table:table-row table:style-name="ro4">
          <table:table-cell table:style-name="ce636" office:value-type="float" office:value="16" calcext:value-type="float">
            <text:p>16</text:p>
          </table:table-cell>
          <table:table-cell table:style-name="ce640" office:value-type="string" calcext:value-type="string">
            <text:p>ESTEVÃO DE OLIVEIRA ROS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211CLSME18849</text:p>
          </table:table-cell>
          <table:table-cell table:style-name="ce778" office:value-type="string" calcext:value-type="string">
            <text:p>SEM REMATRÍCULA EM 2016</text:p>
          </table:table-cell>
          <table:table-cell table:number-columns-repeated="1019"/>
        </table:table-row>
        <table:table-row table:style-name="ro4">
          <table:table-cell table:style-name="ce637" office:value-type="float" office:value="17" calcext:value-type="float">
            <text:p>17</text:p>
          </table:table-cell>
          <table:table-cell table:style-name="ce1111" office:value-type="string" calcext:value-type="string">
            <text:p>FABIANO ALVES DA LUZ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52</text:p>
          </table:table-cell>
          <table:table-cell table:style-name="ce1115" office:value-type="string" calcext:value-type="string">
            <text:p>SEM REMATRÍCULA EM 2013</text:p>
          </table:table-cell>
          <table:table-cell table:number-columns-repeated="1019"/>
        </table:table-row>
        <table:table-row table:style-name="ro4">
          <table:table-cell table:style-name="ce78" office:value-type="float" office:value="18" calcext:value-type="float">
            <text:p>18</text:p>
          </table:table-cell>
          <table:table-cell table:style-name="ce84" office:value-type="string" calcext:value-type="string">
            <text:p>FABIANO DUQUE DA SILV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54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19" calcext:value-type="float">
            <text:p>19</text:p>
          </table:table-cell>
          <table:table-cell table:style-name="ce84" office:value-type="string" calcext:value-type="string">
            <text:p>FABIANO JOSÉ GUAREZI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55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20" calcext:value-type="float">
            <text:p>20</text:p>
          </table:table-cell>
          <table:table-cell table:style-name="ce1111" office:value-type="string" calcext:value-type="string">
            <text:p>GERLANE FERREIRA BATISTA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57</text:p>
          </table:table-cell>
          <table:table-cell table:style-name="ce1115" office:value-type="string" calcext:value-type="string">
            <text:p>TRANCAMENTO EXPIRADO EM 2014</text:p>
          </table:table-cell>
          <table:table-cell table:number-columns-repeated="1019"/>
        </table:table-row>
        <table:table-row table:style-name="ro4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HERNANI FIALKOSKI HENRIQUE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58</text:p>
          </table:table-cell>
          <table:table-cell table:style-name="ce661"/>
          <table:table-cell table:number-columns-repeated="1019"/>
        </table:table-row>
        <table:table-row table:style-name="ro4">
          <table:table-cell table:style-name="ce78" office:value-type="float" office:value="22" calcext:value-type="float">
            <text:p>22</text:p>
          </table:table-cell>
          <table:table-cell table:style-name="ce84" office:value-type="string" calcext:value-type="string">
            <text:p>JOÃO MARCOS BARSZCZ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60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23" calcext:value-type="float">
            <text:p>23</text:p>
          </table:table-cell>
          <table:table-cell table:style-name="ce1111" office:value-type="string" calcext:value-type="string">
            <text:p>JOSÉ ROBERTO DE ALMEIDA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61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84" office:value-type="string" calcext:value-type="string">
            <text:p>JULIANO GONÇALVES DE PAUL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62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25" calcext:value-type="float">
            <text:p>25</text:p>
          </table:table-cell>
          <table:table-cell table:style-name="ce84" office:value-type="string" calcext:value-type="string">
            <text:p>JULIO CÉSAR DA SILV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65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26" calcext:value-type="float">
            <text:p>26</text:p>
          </table:table-cell>
          <table:table-cell table:style-name="ce1120" office:value-type="string" calcext:value-type="string">
            <text:p>KETLIN CRISTINA DE OLIVEIRA ALVES DOS SANTOS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72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78" office:value-type="float" office:value="27" calcext:value-type="float">
            <text:p>27</text:p>
          </table:table-cell>
          <table:table-cell table:style-name="ce84" office:value-type="string" calcext:value-type="string">
            <text:p>LEONARDO KELLNER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73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28" calcext:value-type="float">
            <text:p>28</text:p>
          </table:table-cell>
          <table:table-cell table:style-name="ce84" office:value-type="string" calcext:value-type="string">
            <text:p>LUCIANO CÉSAR FERREIRA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75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29" calcext:value-type="float">
            <text:p>29</text:p>
          </table:table-cell>
          <table:table-cell table:style-name="ce84" office:value-type="string" calcext:value-type="string">
            <text:p>LUIZ CARLOS PORTELA SANT'ANA JUNIOR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76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30" calcext:value-type="float">
            <text:p>30</text:p>
          </table:table-cell>
          <table:table-cell table:style-name="ce1111" office:value-type="string" calcext:value-type="string">
            <text:p>MAYARA PORTELA JORDAN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77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637" office:value-type="float" office:value="31" calcext:value-type="float">
            <text:p>31</text:p>
          </table:table-cell>
          <table:table-cell table:style-name="ce1111" office:value-type="string" calcext:value-type="string">
            <text:p>PAULO FERNANDO NUNES DOS SANTOS</text:p>
          </table:table-cell>
          <table:table-cell table:style-name="ce1114" office:value-type="string" calcext:value-type="string">
            <text:p>ABANDONO</text:p>
          </table:table-cell>
          <table:table-cell table:style-name="ce1122" office:value-type="string" calcext:value-type="string">
            <text:p>201211CLSME18878</text:p>
          </table:table-cell>
          <table:table-cell table:style-name="ce1115" office:value-type="string" calcext:value-type="string">
            <text:p>TRANCAMENTO EXPIRADO EM 2014</text:p>
          </table:table-cell>
          <table:table-cell table:number-columns-repeated="1019"/>
        </table:table-row>
        <table:table-row table:style-name="ro4">
          <table:table-cell table:style-name="ce78" office:value-type="float" office:value="32" calcext:value-type="float">
            <text:p>32</text:p>
          </table:table-cell>
          <table:table-cell table:style-name="ce84" office:value-type="string" calcext:value-type="string">
            <text:p>RAFAEL RODRIGO MORAE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80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637" office:value-type="float" office:value="33" calcext:value-type="float">
            <text:p>33</text:p>
          </table:table-cell>
          <table:table-cell table:style-name="ce1111" office:value-type="string" calcext:value-type="string">
            <text:p>RAUFE JOSÉ LARA DE ANDRADE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81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637" office:value-type="float" office:value="34" calcext:value-type="float">
            <text:p>34</text:p>
          </table:table-cell>
          <table:table-cell table:style-name="ce1111" office:value-type="string" calcext:value-type="string">
            <text:p>RAUL FELIPE RANK</text:p>
          </table:table-cell>
          <table:table-cell table:style-name="ce1114" office:value-type="string" calcext:value-type="string">
            <text:p>ABANDONO</text:p>
          </table:table-cell>
          <table:table-cell table:style-name="ce1122" office:value-type="string" calcext:value-type="string">
            <text:p>201211CLSME18882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78" office:value-type="float" office:value="35" calcext:value-type="float">
            <text:p>35</text:p>
          </table:table-cell>
          <table:table-cell table:style-name="ce84" office:value-type="string" calcext:value-type="string">
            <text:p>REGINALDO PEREIRA DE CAMPOS</text:p>
          </table:table-cell>
          <table:table-cell table:style-name="ce87" office:value-type="string" calcext:value-type="string">
            <text:p>CONCLUSÃO 2016</text:p>
          </table:table-cell>
          <table:table-cell table:style-name="ce87" office:value-type="string" calcext:value-type="string">
            <text:p>2013325428</text:p>
          </table:table-cell>
          <table:table-cell table:style-name="ce852"/>
          <table:table-cell table:number-columns-repeated="1019"/>
        </table:table-row>
        <table:table-row table:style-name="ro4">
          <table:table-cell table:style-name="ce637" office:value-type="float" office:value="36" calcext:value-type="float">
            <text:p>36</text:p>
          </table:table-cell>
          <table:table-cell table:style-name="ce1111" office:value-type="string" calcext:value-type="string">
            <text:p>ROBSON PALMEIRA DA SILVA</text:p>
          </table:table-cell>
          <table:table-cell table:style-name="ce1114" office:value-type="string" calcext:value-type="string">
            <text:p>ABANDONO</text:p>
          </table:table-cell>
          <table:table-cell table:style-name="ce1114" office:value-type="string" calcext:value-type="string">
            <text:p>201211CLSME18884</text:p>
          </table:table-cell>
          <table:table-cell table:style-name="ce1114" office:value-type="string" calcext:value-type="string">
            <text:p>SEM PROTOCOLO</text:p>
          </table:table-cell>
          <table:table-cell table:number-columns-repeated="1019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84" office:value-type="string" calcext:value-type="string">
            <text:p>ROGÉRIO KIERA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86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38" calcext:value-type="float">
            <text:p>38</text:p>
          </table:table-cell>
          <table:table-cell table:style-name="ce84" office:value-type="string" calcext:value-type="string">
            <text:p>ROMOALDO RAIS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87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39" calcext:value-type="float">
            <text:p>39</text:p>
          </table:table-cell>
          <table:table-cell table:style-name="ce84" office:value-type="string" calcext:value-type="string">
            <text:p>THIAGO ALCEU TOPPEL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89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78" office:value-type="float" office:value="40" calcext:value-type="float">
            <text:p>40</text:p>
          </table:table-cell>
          <table:table-cell table:style-name="ce84" office:value-type="string" calcext:value-type="string">
            <text:p>WILSON JOSÉ CUNICO</text:p>
          </table:table-cell>
          <table:table-cell table:style-name="ce641" office:value-type="string" calcext:value-type="string">
            <text:p>CONCLUÍDO 2013</text:p>
          </table:table-cell>
          <table:table-cell table:style-name="ce641" office:value-type="string" calcext:value-type="string">
            <text:p>201211CLSME18888</text:p>
          </table:table-cell>
          <table:table-cell table:style-name="ce78"/>
          <table:table-cell table:number-columns-repeated="1019"/>
        </table:table-row>
        <table:table-row table:style-name="ro4">
          <table:table-cell table:style-name="ce1118" table:number-columns-spanned="5" table:number-rows-spanned="1"/>
          <table:covered-table-cell table:number-columns-repeated="3" table:style-name="ce82"/>
          <table:covered-table-cell table:style-name="ce85"/>
          <table:table-cell table:number-columns-repeated="1019"/>
        </table:table-row>
        <table:table-row table:style-name="ro4">
          <table:table-cell table:style-name="ce1119" office:value-type="string" calcext:value-type="string" table:number-columns-spanned="2" table:number-rows-spanned="1">
            <text:p>Abandono</text:p>
          </table:table-cell>
          <table:covered-table-cell table:style-name="ce85"/>
          <table:table-cell table:style-name="ce1121" office:value-type="float" office:value="14" calcext:value-type="float">
            <text:p>14</text:p>
          </table:table-cell>
          <table:table-cell table:style-name="ce851" office:value-type="string" calcext:value-type="string" table:number-columns-spanned="2" table:number-rows-spanned="2">
            <text:p>TURMA FINALIZADA</text:p>
          </table:table-cell>
          <table:covered-table-cell table:style-name="ce646"/>
          <table:table-cell table:number-columns-repeated="1019"/>
        </table:table-row>
        <table:table-row table:style-name="ro4">
          <table:table-cell table:style-name="ce1119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1121" office:value-type="float" office:value="26" calcext:value-type="float">
            <text:p>26</text:p>
          </table:table-cell>
          <table:covered-table-cell table:style-name="ce645"/>
          <table:covered-table-cell table:style-name="ce647"/>
          <table:table-cell table:number-columns-repeated="1019"/>
        </table:table-row>
        <table:table-row table:style-name="ro4" table:number-rows-repeated="95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 2013 M" table:style-name="ta20">
        <table:table-column table:style-name="co5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758" office:value-type="string" calcext:value-type="string" table:number-columns-spanned="5" table:number-rows-spanned="1">
            <text:p>MECÂNICA 2013 – MANHÃ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" calcext:value-type="float">
            <text:p>1</text:p>
          </table:table-cell>
          <table:table-cell table:style-name="ce640" office:value-type="string" calcext:value-type="string">
            <text:p>ADIMILSON DE SOUZA FRANC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02049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2" calcext:value-type="float">
            <text:p>2</text:p>
          </table:table-cell>
          <table:table-cell table:style-name="ce1124" office:value-type="string" calcext:value-type="string">
            <text:p>CARLOS HENRIQUE ARNOLD</text:p>
          </table:table-cell>
          <table:table-cell table:style-name="ce778" office:value-type="string" calcext:value-type="string">
            <text:p>CANCELAMENTO</text:p>
          </table:table-cell>
          <table:table-cell table:style-name="ce778" office:value-type="string" calcext:value-type="string">
            <text:p>2013324930</text:p>
          </table:table-cell>
          <table:table-cell table:style-name="ce778" office:value-type="string" calcext:value-type="string">
            <text:p>Prot. 436/14 09/01/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3" calcext:value-type="float">
            <text:p>3</text:p>
          </table:table-cell>
          <table:table-cell table:style-name="ce640" office:value-type="string" calcext:value-type="string">
            <text:p>EDGARD FRANQUITO <text:s/>SCHIMIDT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02076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" calcext:value-type="float">
            <text:p>4</text:p>
          </table:table-cell>
          <table:table-cell table:style-name="ce84" office:value-type="string" calcext:value-type="string">
            <text:p>EDUARDO LIRA PATRÍCI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085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5" calcext:value-type="float">
            <text:p>5</text:p>
          </table:table-cell>
          <table:table-cell table:style-name="ce84" office:value-type="string" calcext:value-type="string">
            <text:p>GELVANI SCARPIN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094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6" calcext:value-type="float">
            <text:p>6</text:p>
          </table:table-cell>
          <table:table-cell table:style-name="ce84" office:value-type="string" calcext:value-type="string">
            <text:p>GILMAR JOSÉ DEBAX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26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7" calcext:value-type="float">
            <text:p>7</text:p>
          </table:table-cell>
          <table:table-cell table:style-name="ce640" office:value-type="string" calcext:value-type="string">
            <text:p>GUSTAVO BRESSAN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25295</text:p>
          </table:table-cell>
          <table:table-cell table:style-name="ce77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8" calcext:value-type="float">
            <text:p>8</text:p>
          </table:table-cell>
          <table:table-cell table:style-name="ce640" office:value-type="string" calcext:value-type="string">
            <text:p>HELEN TANER DE LIM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02100</text:p>
          </table:table-cell>
          <table:table-cell table:style-name="ce642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9" calcext:value-type="float">
            <text:p>9</text:p>
          </table:table-cell>
          <table:table-cell table:style-name="ce640" office:value-type="string" calcext:value-type="string">
            <text:p>JOÃO MAURÍCIO GONÇALVES DE PAUL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02110</text:p>
          </table:table-cell>
          <table:table-cell table:style-name="ce77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LAION ROBERTO CZELUSNIAK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147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1" calcext:value-type="float">
            <text:p>11</text:p>
          </table:table-cell>
          <table:table-cell table:style-name="ce84" office:value-type="string" calcext:value-type="string">
            <text:p>LUCAS POIANI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156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2" calcext:value-type="float">
            <text:p>12</text:p>
          </table:table-cell>
          <table:table-cell table:style-name="ce84" office:value-type="string" calcext:value-type="string">
            <text:p>LUCAS VAZ DA SILV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366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3" calcext:value-type="float">
            <text:p>13</text:p>
          </table:table-cell>
          <table:table-cell table:style-name="ce640" office:value-type="string" calcext:value-type="string">
            <text:p>MARCELO DANIEL BORG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25375</text:p>
          </table:table-cell>
          <table:table-cell table:style-name="ce642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4" calcext:value-type="float">
            <text:p>14</text:p>
          </table:table-cell>
          <table:table-cell table:style-name="ce640" office:value-type="string" calcext:value-type="string">
            <text:p>MARCOS MATHEUS VIEIR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25384</text:p>
          </table:table-cell>
          <table:table-cell table:style-name="ce77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5" calcext:value-type="float">
            <text:p>15</text:p>
          </table:table-cell>
          <table:table-cell table:style-name="ce640" office:value-type="string" calcext:value-type="string">
            <text:p>MYLENA AMANDA DE ANDRADE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02174</text:p>
          </table:table-cell>
          <table:table-cell table:style-name="ce642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6" calcext:value-type="float">
            <text:p>16</text:p>
          </table:table-cell>
          <table:table-cell table:style-name="ce640" office:value-type="string" calcext:value-type="string">
            <text:p>PAULO FRANCISCO DA SILV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25393</text:p>
          </table:table-cell>
          <table:table-cell table:style-name="ce77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7" calcext:value-type="float">
            <text:p>17</text:p>
          </table:table-cell>
          <table:table-cell table:style-name="ce640" office:value-type="string" calcext:value-type="string">
            <text:p>RAFAEL SILV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3325400</text:p>
          </table:table-cell>
          <table:table-cell table:style-name="ce778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18" calcext:value-type="float">
            <text:p>18</text:p>
          </table:table-cell>
          <table:table-cell table:style-name="ce649" office:value-type="string" calcext:value-type="string">
            <text:p>RAMON RAFAEL SARUVA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3302183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9" calcext:value-type="float">
            <text:p>19</text:p>
          </table:table-cell>
          <table:table-cell table:style-name="ce84" office:value-type="string" calcext:value-type="string">
            <text:p>RENATO SIKO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209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636" office:value-type="float" office:value="20" calcext:value-type="float">
            <text:p>20</text:p>
          </table:table-cell>
          <table:table-cell table:style-name="ce649" office:value-type="string" calcext:value-type="string">
            <text:p>THIAGO LEONARDO PARZWSKI</text:p>
          </table:table-cell>
          <table:table-cell table:style-name="ce643" office:value-type="string" calcext:value-type="string">
            <text:p>ABANDONO</text:p>
          </table:table-cell>
          <table:table-cell table:style-name="ce643" office:value-type="string" calcext:value-type="string">
            <text:p>2013300984</text:p>
          </table:table-cell>
          <table:table-cell table:style-name="ce65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1" calcext:value-type="float">
            <text:p>21</text:p>
          </table:table-cell>
          <table:table-cell table:style-name="ce84" office:value-type="string" calcext:value-type="string">
            <text:p>WELITON PINHEIRO DA LUZ</text:p>
          </table:table-cell>
          <table:table-cell table:style-name="ce87" office:value-type="string" calcext:value-type="string">
            <text:p>CONCLUSÃO 2017</text:p>
          </table:table-cell>
          <table:table-cell table:style-name="ce87" office:value-type="string" calcext:value-type="string">
            <text:p>2013302227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2" calcext:value-type="float">
            <text:p>22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3" calcext:value-type="float">
            <text:p>23</text:p>
          </table:table-cell>
          <table:table-cell table:style-name="ce84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4" calcext:value-type="float">
            <text:p>24</text:p>
          </table:table-cell>
          <table:table-cell table:style-name="ce84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5" calcext:value-type="float">
            <text:p>25</text:p>
          </table:table-cell>
          <table:table-cell table:style-name="ce84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6" calcext:value-type="float">
            <text:p>26</text:p>
          </table:table-cell>
          <table:table-cell table:style-name="ce84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7" calcext:value-type="float">
            <text:p>27</text:p>
          </table:table-cell>
          <table:table-cell table:style-name="ce84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8" calcext:value-type="float">
            <text:p>28</text:p>
          </table:table-cell>
          <table:table-cell table:style-name="ce843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29" calcext:value-type="float">
            <text:p>29</text:p>
          </table:table-cell>
          <table:table-cell table:style-name="ce843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0" calcext:value-type="float">
            <text:p>30</text:p>
          </table:table-cell>
          <table:table-cell table:style-name="ce843"/>
          <table:table-cell table:style-name="ce87" table:number-columns-repeated="2"/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1" calcext:value-type="float">
            <text:p>31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2" calcext:value-type="float">
            <text:p>32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3" calcext:value-type="float">
            <text:p>33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4" calcext:value-type="float">
            <text:p>34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5" calcext:value-type="float">
            <text:p>35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6" calcext:value-type="float">
            <text:p>36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7" calcext:value-type="float">
            <text:p>37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8" calcext:value-type="float">
            <text:p>38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39" calcext:value-type="float">
            <text:p>39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40" calcext:value-type="float">
            <text:p>40</text:p>
          </table:table-cell>
          <table:table-cell table:style-name="ce1125" table:number-columns-repeated="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1123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87" office:value-type="float" office:value="8" calcext:value-type="float">
            <text:p>8</text:p>
          </table:table-cell>
          <table:table-cell table:style-name="ce1126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1123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87" office:value-type="float" office:value="1" calcext:value-type="float">
            <text:p>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1123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1123" office:value-type="float" office:value="12" calcext:value-type="float">
            <text:p>12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1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 2013 N" table:style-name="ta21">
        <table:table-column table:style-name="co75" table:default-cell-style-name="Default"/>
        <table:table-column table:style-name="co76" table:default-cell-style-name="Default"/>
        <table:table-column table:style-name="co60" table:default-cell-style-name="Default"/>
        <table:table-column table:style-name="co39" table:default-cell-style-name="Default"/>
        <table:table-column table:style-name="co77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8">
          <table:table-cell table:style-name="ce758" office:value-type="string" calcext:value-type="string" table:number-columns-spanned="5" table:number-rows-spanned="1">
            <text:p>MECÂNICA 2013 – NOITE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4" office:value-type="string" calcext:value-type="string">
            <text:p>ADRIANO ROSEIRA DO NASCIMENTO</text:p>
          </table:table-cell>
          <table:table-cell table:style-name="ce87" office:value-type="string" calcext:value-type="string">
            <text:p>CONCLUSÃO 2017</text:p>
          </table:table-cell>
          <table:table-cell table:style-name="ce87" office:value-type="string" calcext:value-type="string">
            <text:p>2013302058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" calcext:value-type="float">
            <text:p>2</text:p>
          </table:table-cell>
          <table:table-cell table:style-name="ce842" office:value-type="string" calcext:value-type="string">
            <text:p>ALEX SANTANA DOS SANTOS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4912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" calcext:value-type="float">
            <text:p>3</text:p>
          </table:table-cell>
          <table:table-cell table:style-name="ce843" office:value-type="string" calcext:value-type="string">
            <text:p>ALEXANDRE SURMACZ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4921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4" calcext:value-type="float">
            <text:p>4</text:p>
          </table:table-cell>
          <table:table-cell table:style-name="ce843" office:value-type="string" calcext:value-type="string">
            <text:p>CÉLIO MANOEL FAUSTIN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494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5" calcext:value-type="float">
            <text:p>5</text:p>
          </table:table-cell>
          <table:table-cell table:style-name="ce1155" office:value-type="string" calcext:value-type="string">
            <text:p>CELSO AUGUSTO CECCATTO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24959</text:p>
          </table:table-cell>
          <table:table-cell table:style-name="ce74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6" calcext:value-type="float">
            <text:p>6</text:p>
          </table:table-cell>
          <table:table-cell table:style-name="ce83" office:value-type="string" calcext:value-type="string">
            <text:p>CLEYTON CORDEIRO FRANCO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2067</text:p>
          </table:table-cell>
          <table:table-cell table:style-name="ce759" office:value-type="string" calcext:value-type="string">
            <text:p>SEM REMATRÍCULA EM 2017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7" calcext:value-type="float">
            <text:p>7</text:p>
          </table:table-cell>
          <table:table-cell table:style-name="ce1155" office:value-type="string" calcext:value-type="string">
            <text:p>DIEGO DOS SANTOS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25197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8" calcext:value-type="float">
            <text:p>8</text:p>
          </table:table-cell>
          <table:table-cell table:style-name="ce1155" office:value-type="string" calcext:value-type="string">
            <text:p>DYONATHAN ARAMIS B. FERREIRA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25203</text:p>
          </table:table-cell>
          <table:table-cell table:style-name="ce748" office:value-type="string" calcext:value-type="string">
            <text:p>SEM REMATRÍCULA EM 2015</text:p>
          </table:table-cell>
          <table:table-cell table:style-name="ce847" table:number-columns-repeated="21"/>
          <table:table-cell table:number-columns-repeated="998"/>
        </table:table-row>
        <table:table-row table:style-name="ro5">
          <table:table-cell table:style-name="ce78" office:value-type="float" office:value="9" calcext:value-type="float">
            <text:p>9</text:p>
          </table:table-cell>
          <table:table-cell table:style-name="ce843" office:value-type="string" calcext:value-type="string">
            <text:p>EDERSON ADRIANO DE OLIVEI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496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0" calcext:value-type="float">
            <text:p>10</text:p>
          </table:table-cell>
          <table:table-cell table:style-name="ce1155" office:value-type="string" calcext:value-type="string">
            <text:p>EDONI CAMILO DE OLIVEIRA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25221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1" calcext:value-type="float">
            <text:p>11</text:p>
          </table:table-cell>
          <table:table-cell table:style-name="ce843" office:value-type="string" calcext:value-type="string">
            <text:p>ELISEU KAROLKIEVICZ JUNIOR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4977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2" calcext:value-type="float">
            <text:p>12</text:p>
          </table:table-cell>
          <table:table-cell table:style-name="ce1156" office:value-type="string" calcext:value-type="string">
            <text:p>ELNATÃ DOS SANTOS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25230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3" calcext:value-type="float">
            <text:p>13</text:p>
          </table:table-cell>
          <table:table-cell table:style-name="ce1155" office:value-type="string" calcext:value-type="string">
            <text:p>EVERTON GUILHERME POLETTO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26588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4" calcext:value-type="float">
            <text:p>14</text:p>
          </table:table-cell>
          <table:table-cell table:style-name="ce843" office:value-type="string" calcext:value-type="string">
            <text:p>FERNANDO LIMA OLIVEI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06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5" calcext:value-type="float">
            <text:p>15</text:p>
          </table:table-cell>
          <table:table-cell table:style-name="ce1155" office:value-type="string" calcext:value-type="string">
            <text:p>FLÁVIO ADALTON FORTUNATO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1041</text:p>
          </table:table-cell>
          <table:table-cell table:style-name="ce74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6" calcext:value-type="float">
            <text:p>16</text:p>
          </table:table-cell>
          <table:table-cell table:style-name="ce843" office:value-type="string" calcext:value-type="string">
            <text:p>HENRIQUE FABRICIO NUNES GORSKI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103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7" calcext:value-type="float">
            <text:p>17</text:p>
          </table:table-cell>
          <table:table-cell table:style-name="ce843" office:value-type="string" calcext:value-type="string">
            <text:p>HUDSON JANGUAS RIBEIRO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25320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8" calcext:value-type="float">
            <text:p>18</text:p>
          </table:table-cell>
          <table:table-cell table:style-name="ce1155" office:value-type="string" calcext:value-type="string">
            <text:p>JEFERSON FERREIRA FEDALTO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0957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19" calcext:value-type="float">
            <text:p>19</text:p>
          </table:table-cell>
          <table:table-cell table:style-name="ce843" office:value-type="string" calcext:value-type="string">
            <text:p>JOÃO LUIS DOS SANTOS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0939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0" calcext:value-type="float">
            <text:p>20</text:p>
          </table:table-cell>
          <table:table-cell table:style-name="ce843" office:value-type="string" calcext:value-type="string">
            <text:p>JULIO CESAR PERSIANI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129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1" calcext:value-type="float">
            <text:p>21</text:p>
          </table:table-cell>
          <table:table-cell table:style-name="ce1155" office:value-type="string" calcext:value-type="string">
            <text:p>JULIO CÉSAR ZELINSKI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2138</text:p>
          </table:table-cell>
          <table:table-cell table:style-name="ce759" office:value-type="string" calcext:value-type="string">
            <text:p>SEM REMATRÍCULA EM 2019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2" calcext:value-type="float">
            <text:p>22</text:p>
          </table:table-cell>
          <table:table-cell table:style-name="ce1155" office:value-type="string" calcext:value-type="string">
            <text:p>LAURITA DE LARA SARNESKI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1097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3" calcext:value-type="float">
            <text:p>23</text:p>
          </table:table-cell>
          <table:table-cell table:style-name="ce843" office:value-type="string" calcext:value-type="string">
            <text:p>LEONARDO DUBINSKI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34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4" calcext:value-type="float">
            <text:p>24</text:p>
          </table:table-cell>
          <table:table-cell table:style-name="ce843" office:value-type="string" calcext:value-type="string">
            <text:p>LUANA CRISTINA TOMPOROSKI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string" calcext:value-type="string">
            <text:p>2013301032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5" calcext:value-type="float">
            <text:p>25</text:p>
          </table:table-cell>
          <table:table-cell table:style-name="ce843" office:value-type="string" calcext:value-type="string">
            <text:p>MAIKE VELOSO DE PAUL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112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6" calcext:value-type="float">
            <text:p>26</text:p>
          </table:table-cell>
          <table:table-cell table:style-name="ce83" office:value-type="string" calcext:value-type="string">
            <text:p>MARCELO LEDERER KRZYZANOVSKI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2165</text:p>
          </table:table-cell>
          <table:table-cell table:style-name="ce74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7" calcext:value-type="float">
            <text:p>27</text:p>
          </table:table-cell>
          <table:table-cell table:style-name="ce843" office:value-type="string" calcext:value-type="string">
            <text:p>MARCOS ANTONIO DE LIMA OLIVEIR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08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8" calcext:value-type="float">
            <text:p>28</text:p>
          </table:table-cell>
          <table:table-cell table:style-name="ce843" office:value-type="string" calcext:value-type="string">
            <text:p>MARLON PARCHEN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094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29" calcext:value-type="float">
            <text:p>29</text:p>
          </table:table-cell>
          <table:table-cell table:style-name="ce1155" office:value-type="string" calcext:value-type="string">
            <text:p>MAYARA LOPES GUIRÃO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1130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0" calcext:value-type="float">
            <text:p>30</text:p>
          </table:table-cell>
          <table:table-cell table:style-name="ce1155" office:value-type="string" calcext:value-type="string">
            <text:p>MAYKEL CARLO PEREIRA DA SILVA</text:p>
          </table:table-cell>
          <table:table-cell table:style-name="ce86" office:value-type="string" calcext:value-type="string">
            <text:p>CANCELAMENTO</text:p>
          </table:table-cell>
          <table:table-cell table:style-name="ce86" office:value-type="string" calcext:value-type="string">
            <text:p>2013301014</text:p>
          </table:table-cell>
          <table:table-cell table:style-name="ce759" office:value-type="string" calcext:value-type="string">
            <text:p>Prot. 62/15 27/02/15</text:p>
          </table:table-cell>
          <table:table-cell table:style-name="ce847" table:number-columns-repeated="21"/>
          <table:table-cell table:number-columns-repeated="998"/>
        </table:table-row>
        <table:table-row table:style-name="ro5">
          <table:table-cell table:style-name="ce78" office:value-type="float" office:value="31" calcext:value-type="float">
            <text:p>31</text:p>
          </table:table-cell>
          <table:table-cell table:style-name="ce843" office:value-type="string" calcext:value-type="string">
            <text:p>MURILO FERREIRA DA SILV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05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2" calcext:value-type="float">
            <text:p>32</text:p>
          </table:table-cell>
          <table:table-cell table:style-name="ce1155" office:value-type="string" calcext:value-type="string">
            <text:p>MURILO JOSÉ DE FREITAS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1079</text:p>
          </table:table-cell>
          <table:table-cell table:style-name="ce748" office:value-type="string" calcext:value-type="string">
            <text:p>SEM REMATRÍCULA EM 2015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3" calcext:value-type="float">
            <text:p>33</text:p>
          </table:table-cell>
          <table:table-cell table:style-name="ce843" office:value-type="string" calcext:value-type="string">
            <text:p>OSMAIR JORGE FERREIRA DOS SANTOS</text:p>
          </table:table-cell>
          <table:table-cell table:style-name="ce87" office:value-type="string" calcext:value-type="string">
            <text:p>CONCLUSÃO 2015</text:p>
          </table:table-cell>
          <table:table-cell table:style-name="ce87" office:value-type="float" office:value="2013301159" calcext:value-type="float">
            <text:p>2013301159</text:p>
          </table:table-cell>
          <table:table-cell table:style-name="ce848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4" calcext:value-type="float">
            <text:p>34</text:p>
          </table:table-cell>
          <table:table-cell table:style-name="ce1155" office:value-type="string" calcext:value-type="string">
            <text:p>PAULA APARECIDA INGLÊS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0993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5" calcext:value-type="float">
            <text:p>35</text:p>
          </table:table-cell>
          <table:table-cell table:style-name="ce843" office:value-type="string" calcext:value-type="string">
            <text:p>PAULO KRZYZANOVSKI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005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6" calcext:value-type="float">
            <text:p>36</text:p>
          </table:table-cell>
          <table:table-cell table:style-name="ce843" office:value-type="string" calcext:value-type="string">
            <text:p>RAFAEL DE MELO SALVEG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121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7" calcext:value-type="float">
            <text:p>37</text:p>
          </table:table-cell>
          <table:table-cell table:style-name="ce1155" office:value-type="string" calcext:value-type="string">
            <text:p>RENATO RAMOS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2192</text:p>
          </table:table-cell>
          <table:table-cell table:style-name="ce759" office:value-type="string" calcext:value-type="string">
            <text:p>SEM REMATRÍCULA EM 2014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8" calcext:value-type="float">
            <text:p>38</text:p>
          </table:table-cell>
          <table:table-cell table:style-name="ce843" office:value-type="string" calcext:value-type="string">
            <text:p>RODRIGO ANTONIO BOARON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0966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39" calcext:value-type="float">
            <text:p>39</text:p>
          </table:table-cell>
          <table:table-cell table:style-name="ce750" office:value-type="string" calcext:value-type="string">
            <text:p>RODRIGO SILVA COSTA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25419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40" calcext:value-type="float">
            <text:p>40</text:p>
          </table:table-cell>
          <table:table-cell table:style-name="ce1156" office:value-type="string" calcext:value-type="string">
            <text:p>RONALDO MARQUES DO NASCIMENT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2218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41" calcext:value-type="float">
            <text:p>41</text:p>
          </table:table-cell>
          <table:table-cell table:style-name="ce1155" office:value-type="string" calcext:value-type="string">
            <text:p>VANESSA OLIVEIRA DOS SANTOS</text:p>
          </table:table-cell>
          <table:table-cell table:style-name="ce86" office:value-type="string" calcext:value-type="string">
            <text:p>ABANDONO</text:p>
          </table:table-cell>
          <table:table-cell table:style-name="ce86" office:value-type="string" calcext:value-type="string">
            <text:p>2013301023</text:p>
          </table:table-cell>
          <table:table-cell table:style-name="ce748" office:value-type="string" calcext:value-type="string">
            <text:p>SEM REMATRÍCULA EM 2016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8" office:value-type="float" office:value="42" calcext:value-type="float">
            <text:p>42</text:p>
          </table:table-cell>
          <table:table-cell table:style-name="ce843" office:value-type="string" calcext:value-type="string">
            <text:p>VINÍCIUS COLATUSSO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0975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49" office:value-type="float" office:value="43" calcext:value-type="float">
            <text:p>43</text:p>
          </table:table-cell>
          <table:table-cell table:style-name="ce1156" office:value-type="string" calcext:value-type="string">
            <text:p>WESLLEY PERREIRA DE FARIAS</text:p>
          </table:table-cell>
          <table:table-cell table:style-name="ce87" office:value-type="string" calcext:value-type="string">
            <text:p>CONCLUSÃO 2014</text:p>
          </table:table-cell>
          <table:table-cell table:style-name="ce87" office:value-type="string" calcext:value-type="string">
            <text:p>2013301140</text:p>
          </table:table-cell>
          <table:table-cell table:style-name="ce846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223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78" table:formula="of:=COUNTIF([.C3:.C45];&quot;ABANDONO&quot;)" office:value-type="float" office:value="16" calcext:value-type="float">
            <text:p>16</text:p>
          </table:table-cell>
          <table:table-cell table:style-name="ce223" office:value-type="string" calcext:value-type="string" table:number-columns-spanned="1" table:number-rows-spanned="3">
            <text:p>TOTAL</text:p>
          </table:table-cell>
          <table:table-cell table:style-name="ce223" office:value-type="string" calcext:value-type="string" table:number-columns-spanned="1" table:number-rows-spanned="3">
            <text:p>TURMA FINALIZADA</text:p>
          </table:table-cell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223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78" table:formula="of:=COUNTIF([.C3:.C45];&quot;CANCELAMENTO&quot;)" office:value-type="float" office:value="1" calcext:value-type="float">
            <text:p>1</text:p>
          </table:table-cell>
          <table:covered-table-cell table:number-columns-repeated="2" table:style-name="ce90"/>
          <table:table-cell table:style-name="ce81" table:number-columns-repeated="21"/>
          <table:table-cell table:number-columns-repeated="998"/>
        </table:table-row>
        <table:table-row table:style-name="ro5">
          <table:table-cell table:style-name="ce223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78" table:formula="of:=SUM(COUNTIF([.C3:.C45];&quot;CONCLUSÃO 2014&quot;);COUNTIF([.C3:.C45];&quot;CONCLUSÃO 2015&quot;);COUNTIF([.C3:.C45];&quot;CONCLUSÃO 2017&quot;))" office:value-type="float" office:value="26" calcext:value-type="float">
            <text:p>26</text:p>
          </table:table-cell>
          <table:covered-table-cell table:number-columns-repeated="2" table:style-name="ce91"/>
          <table:table-cell table:style-name="ce81" table:number-columns-repeated="21"/>
          <table:table-cell table:number-columns-repeated="998"/>
        </table:table-row>
        <table:table-row table:style-name="ro1" table:number-rows-repeated="951">
          <table:table-cell table:style-name="ce81" table:number-columns-repeated="4"/>
          <table:table-cell table:style-name="ce1157"/>
          <table:table-cell table:style-name="ce81" table:number-columns-repeated="21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istração EAD" table:style-name="ta22">
        <table:table-column table:style-name="co53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ADMINISTRAÇÃO – EAD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" calcext:value-type="float">
            <text:p>1</text:p>
          </table:table-cell>
          <table:table-cell table:style-name="ce1335" office:value-type="string" calcext:value-type="string">
            <text:p>ANDERSON DOS SANTO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60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" calcext:value-type="float">
            <text:p>2</text:p>
          </table:table-cell>
          <table:table-cell table:style-name="ce843" office:value-type="string" calcext:value-type="string">
            <text:p>ANGÉLICA HANSAK MAZUL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533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" calcext:value-type="float">
            <text:p>3</text:p>
          </table:table-cell>
          <table:table-cell table:style-name="ce844" office:value-type="string" calcext:value-type="string">
            <text:p>CLAUDIA CRISTINA CORREA COSTA GOM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61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4" calcext:value-type="float">
            <text:p>4</text:p>
          </table:table-cell>
          <table:table-cell table:style-name="ce843" office:value-type="string" calcext:value-type="string">
            <text:p>CRISTINA ALVES SIQUEIRA DE MEDEIROS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62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5" calcext:value-type="float">
            <text:p>5</text:p>
          </table:table-cell>
          <table:table-cell table:style-name="ce843" office:value-type="string" calcext:value-type="string">
            <text:p>CRISTINA APARECIDA CAMILLO WUICIK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63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6" calcext:value-type="float">
            <text:p>6</text:p>
          </table:table-cell>
          <table:table-cell table:style-name="ce844" office:value-type="string" calcext:value-type="string">
            <text:p>DJANINE MARIA VIESSER CEQUINEL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64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7" calcext:value-type="float">
            <text:p>7</text:p>
          </table:table-cell>
          <table:table-cell table:style-name="ce843" office:value-type="string" calcext:value-type="string">
            <text:p>ELAINE GLINSKI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2225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8" calcext:value-type="float">
            <text:p>8</text:p>
          </table:table-cell>
          <table:table-cell table:style-name="ce844" office:value-type="string" calcext:value-type="string">
            <text:p>ELIZANDRA BIANCATT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66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9" calcext:value-type="float">
            <text:p>9</text:p>
          </table:table-cell>
          <table:table-cell table:style-name="ce844" office:value-type="string" calcext:value-type="string">
            <text:p>EMILIA DOMINGOS</text:p>
          </table:table-cell>
          <table:table-cell table:style-name="ce642" office:value-type="string" calcext:value-type="string">
            <text:p>CANCELAMENTO</text:p>
          </table:table-cell>
          <table:table-cell table:style-name="ce642" office:value-type="string" calcext:value-type="string">
            <text:p>201011TEAD08267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0" calcext:value-type="float">
            <text:p>10</text:p>
          </table:table-cell>
          <table:table-cell table:style-name="ce844" office:value-type="string" calcext:value-type="string">
            <text:p>FABIOLA RESTELATO DE ABREU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68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1" calcext:value-type="float">
            <text:p>11</text:p>
          </table:table-cell>
          <table:table-cell table:style-name="ce844" office:value-type="string" calcext:value-type="string">
            <text:p>GRACIANE DA SILV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534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2" calcext:value-type="float">
            <text:p>12</text:p>
          </table:table-cell>
          <table:table-cell table:style-name="ce844" office:value-type="string" calcext:value-type="string">
            <text:p>ISABEL QUETES DE LARA SANTO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70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3" calcext:value-type="float">
            <text:p>13</text:p>
          </table:table-cell>
          <table:table-cell table:style-name="ce843" office:value-type="string" calcext:value-type="string">
            <text:p>ITALO ARDIGÓ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71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4" calcext:value-type="float">
            <text:p>14</text:p>
          </table:table-cell>
          <table:table-cell table:style-name="ce844" office:value-type="string" calcext:value-type="string">
            <text:p>JANAÍNA DOS SANTOS LEAL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72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5" calcext:value-type="float">
            <text:p>15</text:p>
          </table:table-cell>
          <table:table-cell table:style-name="ce844" office:value-type="string" calcext:value-type="string">
            <text:p>JESSICA CRISTINA CAVALLIM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73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6" calcext:value-type="float">
            <text:p>16</text:p>
          </table:table-cell>
          <table:table-cell table:style-name="ce843" office:value-type="string" calcext:value-type="string">
            <text:p>JOSÉ ADOLFO MADEJ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74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7" calcext:value-type="float">
            <text:p>17</text:p>
          </table:table-cell>
          <table:table-cell table:style-name="ce844" office:value-type="string" calcext:value-type="string">
            <text:p>JOSÉ AMÉRICO LUCHESI JUNIOR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75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8" calcext:value-type="float">
            <text:p>18</text:p>
          </table:table-cell>
          <table:table-cell table:style-name="ce843" office:value-type="string" calcext:value-type="string">
            <text:p>JOSIANE CORDEIR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76</text:p>
          </table:table-cell>
          <table:table-cell table:style-name="ce65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19" calcext:value-type="float">
            <text:p>19</text:p>
          </table:table-cell>
          <table:table-cell table:style-name="ce843" office:value-type="string" calcext:value-type="string">
            <text:p>LAURITA DE LARA SARNESKI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77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0" calcext:value-type="float">
            <text:p>20</text:p>
          </table:table-cell>
          <table:table-cell table:style-name="ce844" office:value-type="string" calcext:value-type="string">
            <text:p>LETÍCIA NOGUEIRA GAVLAK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78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1" calcext:value-type="float">
            <text:p>21</text:p>
          </table:table-cell>
          <table:table-cell table:style-name="ce844" office:value-type="string" calcext:value-type="string">
            <text:p>LUCIANA BRÍGIDA NOGUEIRA GAVLAK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79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2" calcext:value-type="float">
            <text:p>22</text:p>
          </table:table-cell>
          <table:table-cell table:style-name="ce843" office:value-type="string" calcext:value-type="string">
            <text:p>MARCELO FRANCISCO ROZER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80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3" calcext:value-type="float">
            <text:p>23</text:p>
          </table:table-cell>
          <table:table-cell table:style-name="ce844" office:value-type="string" calcext:value-type="string">
            <text:p>MARCOS DOS SANTOS PEREIR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--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4" calcext:value-type="float">
            <text:p>24</text:p>
          </table:table-cell>
          <table:table-cell table:style-name="ce843" office:value-type="string" calcext:value-type="string">
            <text:p>MARCOS VINICIUS RIBAS COLMAN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82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5" calcext:value-type="float">
            <text:p>25</text:p>
          </table:table-cell>
          <table:table-cell table:style-name="ce843" office:value-type="string" calcext:value-type="string">
            <text:p>MARINA SIQUEIRA PERSEGON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83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6" calcext:value-type="float">
            <text:p>26</text:p>
          </table:table-cell>
          <table:table-cell table:style-name="ce843" office:value-type="string" calcext:value-type="string">
            <text:p>MATUZELI BASILIO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84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7" calcext:value-type="float">
            <text:p>27</text:p>
          </table:table-cell>
          <table:table-cell table:style-name="ce844" office:value-type="string" calcext:value-type="string">
            <text:p>MEIRIANE HECKERT FERNAND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85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28" calcext:value-type="float">
            <text:p>28</text:p>
          </table:table-cell>
          <table:table-cell table:style-name="ce843" office:value-type="string" calcext:value-type="string">
            <text:p>MICHEL FERNANDO MAZUL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86</text:p>
          </table:table-cell>
          <table:table-cell table:style-name="ce641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9" calcext:value-type="float">
            <text:p>29</text:p>
          </table:table-cell>
          <table:table-cell table:style-name="ce844" office:value-type="string" calcext:value-type="string">
            <text:p>MIRIAM LOURES DE OLIVEIRA SANTAN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87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0" calcext:value-type="float">
            <text:p>30</text:p>
          </table:table-cell>
          <table:table-cell table:style-name="ce844" office:value-type="string" calcext:value-type="string">
            <text:p>MUNIQUE CRISTINA MARQU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88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1" calcext:value-type="float">
            <text:p>31</text:p>
          </table:table-cell>
          <table:table-cell table:style-name="ce844" office:value-type="string" calcext:value-type="string">
            <text:p>ROSIMERY DA SILVA LUZ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89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2" calcext:value-type="float">
            <text:p>32</text:p>
          </table:table-cell>
          <table:table-cell table:style-name="ce640" office:value-type="string" calcext:value-type="string">
            <text:p>SANDRA ALVES LOP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0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3" calcext:value-type="float">
            <text:p>33</text:p>
          </table:table-cell>
          <table:table-cell table:style-name="ce844" office:value-type="string" calcext:value-type="string">
            <text:p>SHAYANA FERREIRA SANTO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1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4" calcext:value-type="float">
            <text:p>34</text:p>
          </table:table-cell>
          <table:table-cell table:style-name="ce844" office:value-type="string" calcext:value-type="string">
            <text:p>SIMONE ANDREIA SUREK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2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5" calcext:value-type="float">
            <text:p>35</text:p>
          </table:table-cell>
          <table:table-cell table:style-name="ce843" office:value-type="string" calcext:value-type="string">
            <text:p>SUELEM CRISTINA MOTA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93</text:p>
          </table:table-cell>
          <table:table-cell table:style-name="ce76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6" calcext:value-type="float">
            <text:p>36</text:p>
          </table:table-cell>
          <table:table-cell table:style-name="ce844" office:value-type="string" calcext:value-type="string">
            <text:p>SUZANA APARECIDA BORGES PORTELL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4</text:p>
          </table:table-cell>
          <table:table-cell table:style-name="ce133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8" office:value-type="float" office:value="37" calcext:value-type="float">
            <text:p>37</text:p>
          </table:table-cell>
          <table:table-cell table:style-name="ce84" office:value-type="string" calcext:value-type="string">
            <text:p>TERESINHA DE LARA SARNESKI</text:p>
          </table:table-cell>
          <table:table-cell table:style-name="ce641" office:value-type="string" calcext:value-type="string">
            <text:p>CONCLUÍDO 2012</text:p>
          </table:table-cell>
          <table:table-cell table:style-name="ce641" office:value-type="string" calcext:value-type="string">
            <text:p>201011TEAD08295</text:p>
          </table:table-cell>
          <table:table-cell table:style-name="ce660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8" calcext:value-type="float">
            <text:p>38</text:p>
          </table:table-cell>
          <table:table-cell table:style-name="ce640" office:value-type="string" calcext:value-type="string">
            <text:p>THAIS APARECIDA ZANIN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6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9" calcext:value-type="float">
            <text:p>39</text:p>
          </table:table-cell>
          <table:table-cell table:style-name="ce640" office:value-type="string" calcext:value-type="string">
            <text:p>VIVIANE CEQUINEL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9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0" calcext:value-type="float">
            <text:p>40</text:p>
          </table:table-cell>
          <table:table-cell table:style-name="ce640" office:value-type="string" calcext:value-type="string">
            <text:p>VIVIAN LOURES DE OLIVEIRA SANTAN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AD08298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24" calcext:value-type="float">
            <text:p>24</text:p>
          </table:table-cell>
          <table:table-cell table:style-name="ce644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15" calcext:value-type="float">
            <text:p>15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cretariado EAD" table:style-name="ta23">
        <table:table-column table:style-name="co53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4">
          <table:table-cell table:style-name="ce634" office:value-type="string" calcext:value-type="string" table:number-columns-spanned="5" table:number-rows-spanned="1">
            <text:p>SECRETARIADO – EAD</text:p>
          </table:table-cell>
          <table:covered-table-cell table:number-columns-repeated="4" table:style-name="ce639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7" office:value-type="string" calcext:value-type="string">
            <text:p>Nº </text:p>
          </table:table-cell>
          <table:table-cell table:style-name="ce77" office:value-type="string" calcext:value-type="string">
            <text:p>ALUNO(A)</text:p>
          </table:table-cell>
          <table:table-cell table:style-name="ce77" office:value-type="string" calcext:value-type="string">
            <text:p>STATUS</text:p>
          </table:table-cell>
          <table:table-cell table:style-name="ce77" office:value-type="string" calcext:value-type="string">
            <text:p>MATRÍCULA</text:p>
          </table:table-cell>
          <table:table-cell table:style-name="ce77" office:value-type="string" calcext:value-type="string">
            <text:p>OBSERVAÇÃO</text:p>
          </table:table-cell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" calcext:value-type="float">
            <text:p>1</text:p>
          </table:table-cell>
          <table:table-cell table:style-name="ce1335" office:value-type="string" calcext:value-type="string">
            <text:p>ALINE CRISTINA FERREIR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01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" calcext:value-type="float">
            <text:p>2</text:p>
          </table:table-cell>
          <table:table-cell table:style-name="ce843" office:value-type="string" calcext:value-type="string">
            <text:p>ALINE LUIZA COST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02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" calcext:value-type="float">
            <text:p>3</text:p>
          </table:table-cell>
          <table:table-cell table:style-name="ce844" office:value-type="string" calcext:value-type="string">
            <text:p>ANGELICA GRIGORIO DA SILVA</text:p>
          </table:table-cell>
          <table:table-cell table:style-name="ce642" office:value-type="string" calcext:value-type="string">
            <text:p>CANCELAMENTO</text:p>
          </table:table-cell>
          <table:table-cell table:style-name="ce642" office:value-type="string" calcext:value-type="string">
            <text:p>201011TESE08303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4" calcext:value-type="float">
            <text:p>4</text:p>
          </table:table-cell>
          <table:table-cell table:style-name="ce843" office:value-type="string" calcext:value-type="string">
            <text:p>ARIENE MARIA LUZ DE PAUL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04</text:p>
          </table:table-cell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5" calcext:value-type="float">
            <text:p>5</text:p>
          </table:table-cell>
          <table:table-cell table:style-name="ce844" office:value-type="string" calcext:value-type="string">
            <text:p>CAROLINE VIAN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06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6" calcext:value-type="float">
            <text:p>6</text:p>
          </table:table-cell>
          <table:table-cell table:style-name="ce1156" office:value-type="string" calcext:value-type="string">
            <text:p>CLARISSA SANTOS MANENTE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535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7" calcext:value-type="float">
            <text:p>7</text:p>
          </table:table-cell>
          <table:table-cell table:style-name="ce844" office:value-type="string" calcext:value-type="string">
            <text:p>CLAUDENICE SILVEIRA MARQU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07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8" calcext:value-type="float">
            <text:p>8</text:p>
          </table:table-cell>
          <table:table-cell table:style-name="ce1156" office:value-type="string" calcext:value-type="string">
            <text:p>CLEUSA TEREZINHA PIANARO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536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9" calcext:value-type="float">
            <text:p>9</text:p>
          </table:table-cell>
          <table:table-cell table:style-name="ce844" office:value-type="string" calcext:value-type="string">
            <text:p>DAIANA KNAUT CZECK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08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0" calcext:value-type="float">
            <text:p>10</text:p>
          </table:table-cell>
          <table:table-cell table:style-name="ce1156" office:value-type="string" calcext:value-type="string">
            <text:p>DALVA FERREIR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09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1" calcext:value-type="float">
            <text:p>11</text:p>
          </table:table-cell>
          <table:table-cell table:style-name="ce1156" office:value-type="string" calcext:value-type="string">
            <text:p>DANIELE BAGGIO GUIMARAES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10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2" calcext:value-type="float">
            <text:p>12</text:p>
          </table:table-cell>
          <table:table-cell table:style-name="ce1156" office:value-type="string" calcext:value-type="string">
            <text:p>DIRCE EVA BATIST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11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3" calcext:value-type="float">
            <text:p>13</text:p>
          </table:table-cell>
          <table:table-cell table:style-name="ce1156" office:value-type="string" calcext:value-type="string">
            <text:p>DIVANIR SILV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12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4" calcext:value-type="float">
            <text:p>14</text:p>
          </table:table-cell>
          <table:table-cell table:style-name="ce844" office:value-type="string" calcext:value-type="string">
            <text:p>EDINEIA BINEL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13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5" calcext:value-type="float">
            <text:p>15</text:p>
          </table:table-cell>
          <table:table-cell table:style-name="ce1156" office:value-type="string" calcext:value-type="string">
            <text:p>FERNANDA MOCHINSKI DOS SANTOS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14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6" calcext:value-type="float">
            <text:p>16</text:p>
          </table:table-cell>
          <table:table-cell table:style-name="ce1156" office:value-type="string" calcext:value-type="string">
            <text:p>FRANCIELLE WENCELOSKI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15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17" calcext:value-type="float">
            <text:p>17</text:p>
          </table:table-cell>
          <table:table-cell table:style-name="ce1156" office:value-type="string" calcext:value-type="string">
            <text:p>GISELE ADRIANA UKAN CANTERI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16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8" calcext:value-type="float">
            <text:p>18</text:p>
          </table:table-cell>
          <table:table-cell table:style-name="ce844" office:value-type="string" calcext:value-type="string">
            <text:p>GIULIANA AP. DE ALMEIDA SOTTO NAVARR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17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19" calcext:value-type="float">
            <text:p>19</text:p>
          </table:table-cell>
          <table:table-cell table:style-name="ce844" office:value-type="string" calcext:value-type="string">
            <text:p>GRAZIELA MARIA ROSCOCHI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18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0" calcext:value-type="float">
            <text:p>20</text:p>
          </table:table-cell>
          <table:table-cell table:style-name="ce844" office:value-type="string" calcext:value-type="string">
            <text:p>IZAURA KUSTTER DE CASTRO MACED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19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1" calcext:value-type="float">
            <text:p>21</text:p>
          </table:table-cell>
          <table:table-cell table:style-name="ce1156" office:value-type="string" calcext:value-type="string">
            <text:p>JHENIFFER LAIZA MAIA FERREIR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20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2" calcext:value-type="float">
            <text:p>22</text:p>
          </table:table-cell>
          <table:table-cell table:style-name="ce1156" office:value-type="string" calcext:value-type="string">
            <text:p>JORGIANE APARECIDA FERREIRA COLTRO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21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3" calcext:value-type="float">
            <text:p>23</text:p>
          </table:table-cell>
          <table:table-cell table:style-name="ce844" office:value-type="string" calcext:value-type="string">
            <text:p>KARLA DO SOCORRO RECHE SALGAD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22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4" calcext:value-type="float">
            <text:p>24</text:p>
          </table:table-cell>
          <table:table-cell table:style-name="ce844" office:value-type="string" calcext:value-type="string">
            <text:p>KATIA CRISTINA DE SALL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23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5" calcext:value-type="float">
            <text:p>25</text:p>
          </table:table-cell>
          <table:table-cell table:style-name="ce1156" office:value-type="string" calcext:value-type="string">
            <text:p>LAIS KEILA CHARNECKI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24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6" calcext:value-type="float">
            <text:p>26</text:p>
          </table:table-cell>
          <table:table-cell table:style-name="ce1156" office:value-type="string" calcext:value-type="string">
            <text:p>LOURDES APARECIDA DOS SANTOS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25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7" calcext:value-type="float">
            <text:p>27</text:p>
          </table:table-cell>
          <table:table-cell table:style-name="ce1156" office:value-type="string" calcext:value-type="string">
            <text:p>MAGDA PATRICIO DOS SANTOS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26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28" calcext:value-type="float">
            <text:p>28</text:p>
          </table:table-cell>
          <table:table-cell table:style-name="ce1156" office:value-type="string" calcext:value-type="string">
            <text:p>MARCIA ALVES VIEIR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27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29" calcext:value-type="float">
            <text:p>29</text:p>
          </table:table-cell>
          <table:table-cell table:style-name="ce844" office:value-type="string" calcext:value-type="string">
            <text:p>MARCIA DA COSTA SANTO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28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0" calcext:value-type="float">
            <text:p>30</text:p>
          </table:table-cell>
          <table:table-cell table:style-name="ce844" office:value-type="string" calcext:value-type="string">
            <text:p>MARIA CLARA STROPARO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29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1" calcext:value-type="float">
            <text:p>31</text:p>
          </table:table-cell>
          <table:table-cell table:style-name="ce844" office:value-type="string" calcext:value-type="string">
            <text:p>MARIVANI APARECIDA SILVA QUETES GOMES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31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2" calcext:value-type="float">
            <text:p>32</text:p>
          </table:table-cell>
          <table:table-cell table:style-name="ce750" office:value-type="string" calcext:value-type="string">
            <text:p>ROBERTA NASCIMENTO NALEP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33</text:p>
          </table:table-cell>
          <table:table-cell table:style-name="ce8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3" calcext:value-type="float">
            <text:p>33</text:p>
          </table:table-cell>
          <table:table-cell table:style-name="ce844" office:value-type="string" calcext:value-type="string">
            <text:p>ROSANE DA SILV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34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4" calcext:value-type="float">
            <text:p>34</text:p>
          </table:table-cell>
          <table:table-cell table:style-name="ce1156" office:value-type="string" calcext:value-type="string">
            <text:p>SILEIDE DO CARMO CARDOSO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35</text:p>
          </table:table-cell>
          <table:table-cell table:style-name="ce85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5" calcext:value-type="float">
            <text:p>35</text:p>
          </table:table-cell>
          <table:table-cell table:style-name="ce843" office:value-type="string" calcext:value-type="string">
            <text:p>SILVANA DOS SANTOS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10791</text:p>
          </table:table-cell>
          <table:table-cell table:style-name="ce1067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6" calcext:value-type="float">
            <text:p>36</text:p>
          </table:table-cell>
          <table:table-cell table:style-name="ce844" office:value-type="string" calcext:value-type="string">
            <text:p>SIMONE APARECIDA COLTRO DE FRANÇ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36</text:p>
          </table:table-cell>
          <table:table-cell table:style-name="ce133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7" calcext:value-type="float">
            <text:p>37</text:p>
          </table:table-cell>
          <table:table-cell table:style-name="ce750" office:value-type="string" calcext:value-type="string">
            <text:p>SIRLEI MARIA PARTICA ZIEMBA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37</text:p>
          </table:table-cell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38" calcext:value-type="float">
            <text:p>38</text:p>
          </table:table-cell>
          <table:table-cell table:style-name="ce640" office:value-type="string" calcext:value-type="string">
            <text:p>SOELI TEREZINHA GARRETT REINKE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38</text:p>
          </table:table-cell>
          <table:table-cell table:style-name="ce778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49" office:value-type="float" office:value="39" calcext:value-type="float">
            <text:p>39</text:p>
          </table:table-cell>
          <table:table-cell table:style-name="ce750" office:value-type="string" calcext:value-type="string">
            <text:p>TALITA KUSTER PINTO</text:p>
          </table:table-cell>
          <table:table-cell table:style-name="ce87" office:value-type="string" calcext:value-type="string">
            <text:p>CONCLUÍDO 2012</text:p>
          </table:table-cell>
          <table:table-cell table:style-name="ce87" office:value-type="string" calcext:value-type="string">
            <text:p>201011TESE08339</text:p>
          </table:table-cell>
          <table:table-cell table:style-name="ce93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6" office:value-type="float" office:value="40" calcext:value-type="float">
            <text:p>40</text:p>
          </table:table-cell>
          <table:table-cell table:style-name="ce640" office:value-type="string" calcext:value-type="string">
            <text:p>VANIN PIEDADE COSTA</text:p>
          </table:table-cell>
          <table:table-cell table:style-name="ce642" office:value-type="string" calcext:value-type="string">
            <text:p>ABANDONO</text:p>
          </table:table-cell>
          <table:table-cell table:style-name="ce642" office:value-type="string" calcext:value-type="string">
            <text:p>201011TESE08340</text:p>
          </table:table-cell>
          <table:table-cell table:style-name="ce642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79" table:number-columns-spanned="5" table:number-rows-spanned="1"/>
          <table:covered-table-cell table:number-columns-repeated="3" table:style-name="ce82"/>
          <table:covered-table-cell table:style-name="ce85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Abandonos</text:p>
          </table:table-cell>
          <table:covered-table-cell table:style-name="ce85"/>
          <table:table-cell table:style-name="ce641" office:value-type="float" office:value="17" calcext:value-type="float">
            <text:p>17</text:p>
          </table:table-cell>
          <table:table-cell table:style-name="ce644" office:value-type="string" calcext:value-type="string" table:number-columns-spanned="2" table:number-rows-spanned="3">
            <text:p>TURMA FINALIZADA</text:p>
          </table:table-cell>
          <table:covered-table-cell table:style-name="ce646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ancelamentos</text:p>
          </table:table-cell>
          <table:covered-table-cell table:style-name="ce85"/>
          <table:table-cell table:style-name="ce641" office:value-type="float" office:value="1" calcext:value-type="float">
            <text:p>1</text:p>
          </table:table-cell>
          <table:covered-table-cell table:style-name="ce652"/>
          <table:covered-table-cell table:style-name="ce74"/>
          <table:table-cell table:style-name="ce81" table:number-columns-repeated="21"/>
          <table:table-cell table:number-columns-repeated="998"/>
        </table:table-row>
        <table:table-row table:style-name="ro4">
          <table:table-cell table:style-name="ce638" office:value-type="string" calcext:value-type="string" table:number-columns-spanned="2" table:number-rows-spanned="1">
            <text:p>Concluídos</text:p>
          </table:table-cell>
          <table:covered-table-cell table:style-name="ce85"/>
          <table:table-cell table:style-name="ce641" office:value-type="float" office:value="22" calcext:value-type="float">
            <text:p>22</text:p>
          </table:table-cell>
          <table:covered-table-cell table:style-name="ce645"/>
          <table:covered-table-cell table:style-name="ce647"/>
          <table:table-cell table:style-name="ce81" table:number-columns-repeated="21"/>
          <table:table-cell table:number-columns-repeated="998"/>
        </table:table-row>
        <table:table-row table:style-name="ro4" table:number-rows-repeated="954">
          <table:table-cell table:style-name="ce8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'MEC INT 2020'.A1:'MEC INT 2020'.P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Verdana" svg:font-family="Verdana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month/>
      <number:text>/</number:text>
      <number:day/>
      <number:text>/</number:text>
      <number:year number:style="long"/>
    </number:date-style>
    <number:date-style style:name="N113">
      <number:month number:style="long"/>
      <number:text>/</number:text>
      <number:day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0000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4.5mm" fo:margin-left="4.2mm" fo:margin-right="4.2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8.03mm" fo:margin-left="0mm" fo:margin-right="0mm" fo:margin-bottom="4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7.5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11.02mm" fo:margin-left="0mm" fo:margin-right="0mm" fo:margin-bottom="7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0mm" fo:margin-bottom="0mm" fo:margin-left="14.99mm" fo:margin-right="14.99mm" style:print-page-order="ttb" style:first-page-number="continue" style:scale-to="100%" style:table-centering="both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page-layout style:name="Mpm6">
      <style:page-layout-properties fo:page-width="210.01mm" fo:page-height="297mm" style:num-format="1" style:print-orientation="portrait" fo:margin-top="0mm" fo:margin-bottom="0mm" fo:margin-left="14.99mm" fo:margin-right="14.99mm" style:print-page-order="ttb" style:first-page-number="continue" style:scale-to="94%" style:table-centering="both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page-layout style:name="Mpm7">
      <style:page-layout-properties fo:page-width="210.01mm" fo:page-height="297mm" style:num-format="1" style:print-orientation="portrait" fo:margin-top="0mm" fo:margin-bottom="0mm" fo:margin-left="14.99mm" fo:margin-right="14.99mm" style:print-page-order="ttb" style:first-page-number="continue" style:scale-to="95%" style:table-centering="both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7:22:45.5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antitativo" style:display-name="PageStyle_Quantitativo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gro_20_-_20_Maringá" style:display-name="PageStyle_Agro - Maringá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dm_20_2019_20_-_20_PROEJA" style:display-name="PageStyle_Adm 2019 - PROEJA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dm_20_2020_20_-PROEJA" style:display-name="PageStyle_Adm 2020 -PROEJA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ut_20_2016" style:display-name="PageStyle_Aut 2016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ut_20_2017" style:display-name="PageStyle_Aut 2017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ut_20_2018" style:display-name="PageStyle_Aut 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ut_20_2019" style:display-name="PageStyle_Aut 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ut_20_2020" style:display-name="PageStyle_Aut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tMec2014-2015" style:display-name="PageStyle_EltMec2014-2015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tMec2016" style:display-name="PageStyle_EltMec2016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tMec_20_2017" style:display-name="PageStyle_EltMec 2017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tMec2018" style:display-name="PageStyle_EltMec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tMec2019" style:display-name="PageStyle_EltMec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INT_20_2020" style:display-name="PageStyle_MEC INT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dm_20_2016-2017" style:display-name="PageStyle_Adm 2016-2017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dm2018" style:display-name="PageStyle_Adm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gro_20_2010" style:display-name="PageStyle_Agro 2010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gro_20_2011" style:display-name="PageStyle_Agro 2011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gro_20_2012" style:display-name="PageStyle_Agro 2012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dm2019" style:display-name="PageStyle_Adm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dm2020" style:display-name="PageStyle_Adm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gro_20_2016" style:display-name="PageStyle_Agro 2016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3" style:display-name="PageStyle_Cer 2013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4" style:display-name="PageStyle_Cer 2014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5" style:display-name="PageStyle_Cer 2015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6" style:display-name="PageStyle_Cer 2016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7" style:display-name="PageStyle_Cer 2017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8" style:display-name="PageStyle_Cer 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et_20_2010" style:display-name="PageStyle_Elet 2010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let_20_2011" style:display-name="PageStyle_Elet 2011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let_20_2012" style:display-name="PageStyle_Elet 2012" style:page-layout-name="Mpm7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let_20_2013M" style:display-name="PageStyle_Elet 2013M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19" style:display-name="PageStyle_Cer 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Cer_20_2020" style:display-name="PageStyle_Cer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et_20_2013_20_a_20_2017" style:display-name="PageStyle_Elet 2013 a 2017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et_20_2014M" style:display-name="PageStyle_Elet 2014M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et_20_2014N" style:display-name="PageStyle_Elet 2014N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et_20_2018" style:display-name="PageStyle_Elet 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0" style:display-name="PageStyle_Mec 2010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ec_20_2011" style:display-name="PageStyle_Mec 2011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ec_20_2012" style:display-name="PageStyle_Mec 2012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ec_20_2013_20_M" style:display-name="PageStyle_Mec 2013 M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let_20_2019" style:display-name="PageStyle_Elet 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3_20_N" style:display-name="PageStyle_Mec 2013 N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4_20_a_20_2016" style:display-name="PageStyle_Mec 2014 a 2016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7M" style:display-name="PageStyle_Mec 2017M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7N" style:display-name="PageStyle_Mec 2017N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8_20_M" style:display-name="PageStyle_Mec 2018 M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8_20_N" style:display-name="PageStyle_Mec 2018 N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dministração_20_EAD" style:display-name="PageStyle_Administração EAD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Secretariado_20_EAD" style:display-name="PageStyle_Secretariado EAD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9_20_M" style:display-name="PageStyle_Mec 2019 M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2019_20_N" style:display-name="PageStyle_Mec 2019 N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ec_20_sub_20_2020" style:display-name="PageStyle_Mec sub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gro_20_Sup._20_2018" style:display-name="PageStyle_Agro Sup. 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gro_20_Sup_20_2020" style:display-name="PageStyle_Agro Sup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ng_20_Elet_20_2020" style:display-name="PageStyle_Eng Elet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Mat_20_2020" style:display-name="PageStyle_Mat 2020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Esp._20_GE" style:display-name="PageStyle_Esp. GE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FIC_20_Espanhol_20_Básico_20_2018" style:display-name="PageStyle_FIC Espanhol Básico 2018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FIC_20_Espanhol_20_Básico_20_2019" style:display-name="PageStyle_FIC Espanhol Básico 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FIC_20_Espanhol_20_Intermediário_20_2019" style:display-name="PageStyle_FIC Espanhol Intermediário 2019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2-29T17:31:37.647000000</dc:date>
    <meta:editing-duration>PT8M50S</meta:editing-duration>
    <meta:editing-cycles>3</meta:editing-cycles>
    <meta:document-statistic meta:table-count="23" meta:cell-count="3831" meta:object-count="0"/>
  </office:meta>
</office:document-meta>
</file>